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6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ext-properties fo:font-weight="bold" style:font-weight-asian="bold" style:font-weight-complex="bold"/>
    </style:style>
    <style:style style:name="ce194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6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8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0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2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5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6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4" style:family="table-cell" style:parent-style-name="Default" style:data-style-name="N1"/>
    <style:style style:name="ce24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1" style:family="table-cell" style:parent-style-name="Default" style:data-style-name="N38"/>
    <style:style style:name="ce25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8.942916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1.349375cm"/>
    </style:style>
    <style:style style:name="co32" style:family="table-column">
      <style:table-column-properties fo:break-before="auto" style:column-width="8.83708333333333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8.51958333333333cm"/>
    </style:style>
    <style:style style:name="co36" style:family="table-column">
      <style:table-column-properties fo:break-before="auto" style:column-width="2.24895833333333cm"/>
    </style:style>
    <style:style style:name="co37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13in" svg:y="0.2438in" svg:width="1.9113in" svg:height="0.52298in">
                <draw:text-box>
                  <text:p text:style-name="a13" text:class-names="" text:cond-style-name=""><text:span text:style-name="a11" text:class-names="">MAIO 2020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1481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1 - PEDIDOS DE EMPREGO <text:s text:c="2"/>E <text:s text:c="3"/>DESEMPREGO REGISTADO</text:p>
          </table:table-cell>
          <table:table-cell table:number-columns-repeated="2" table:style-name="ce160"/>
          <table:table-cell table:number-columns-repeated="6" table:style-name="ce159"/>
          <table:table-cell office:value-type="string" table:number-columns-spanned="2" table:number-rows-spanned="1" table:style-name="ce254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7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44351" table:style-name="ce109">
            <text:p>544 35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28421" table:style-name="ce111">
            <text:p>528 42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68464" table:style-name="ce111">
            <text:p>468 46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5930" table:style-name="ce113">
            <text:p>+15 930</text:p>
          </table:table-cell>
          <table:table-cell office:value-type="float" office:value="3.0146417345260694" table:style-name="ce114">
            <text:p>+3,0<text:s text:c="3"/></text:p>
          </table:table-cell>
          <table:table-cell office:value-type="float" office:value="75887" table:style-name="ce113">
            <text:p>+75 887</text:p>
          </table:table-cell>
          <table:table-cell office:value-type="float" office:value="16.19911028382117" table:style-name="ce114">
            <text:p>+16,2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408934" table:style-name="ce116">
            <text:p>408 934</text:p>
          </table:table-cell>
          <table:table-cell office:value-type="float" office:value="75.123220128189345" table:style-name="ce117">
            <text:p>75,1<text:s text:c="5"/></text:p>
          </table:table-cell>
          <table:table-cell office:value-type="float" office:value="392323" table:style-name="ce118">
            <text:p>392 323</text:p>
          </table:table-cell>
          <table:table-cell office:value-type="float" office:value="74.244399825139425" table:style-name="ce119">
            <text:p>74,2<text:s text:c="5"/></text:p>
          </table:table-cell>
          <table:table-cell office:value-type="float" office:value="305171" table:style-name="ce118">
            <text:p>305 171</text:p>
          </table:table-cell>
          <table:table-cell office:value-type="float" office:value="65.142892516820922" table:style-name="ce119">
            <text:p>65,1<text:s text:c="5"/></text:p>
          </table:table-cell>
          <table:table-cell office:value-type="float" office:value="16611" table:style-name="ce120">
            <text:p>+16 611</text:p>
          </table:table-cell>
          <table:table-cell office:value-type="float" office:value="4.234011261129222" table:style-name="ce121">
            <text:p>+4,2<text:s text:c="3"/></text:p>
          </table:table-cell>
          <table:table-cell office:value-type="float" office:value="103763" table:style-name="ce120">
            <text:p>+103 763</text:p>
          </table:table-cell>
          <table:table-cell office:value-type="float" office:value="34.001592549750796" table:style-name="ce121">
            <text:p>+34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37282" table:style-name="ce116">
            <text:p>37 282</text:p>
          </table:table-cell>
          <table:table-cell office:value-type="float" office:value="6.8488897788375507" table:style-name="ce117">
            <text:p>6,8<text:s text:c="5"/></text:p>
          </table:table-cell>
          <table:table-cell office:value-type="float" office:value="38944" table:style-name="ce118">
            <text:p>38 944</text:p>
          </table:table-cell>
          <table:table-cell office:value-type="float" office:value="7.3698812121395632" table:style-name="ce119">
            <text:p>7,4<text:s text:c="5"/></text:p>
          </table:table-cell>
          <table:table-cell office:value-type="float" office:value="43482" table:style-name="ce118">
            <text:p>43 482</text:p>
          </table:table-cell>
          <table:table-cell office:value-type="float" office:value="9.2818231496977344" table:style-name="ce119">
            <text:p>9,3<text:s text:c="5"/></text:p>
          </table:table-cell>
          <table:table-cell office:value-type="float" office:value="-1662" table:style-name="ce120">
            <text:p><text:s/>-1 662</text:p>
          </table:table-cell>
          <table:table-cell office:value-type="float" office:value="-4.2676663927691045" table:style-name="ce121">
            <text:p>-4,3<text:s text:c="3"/></text:p>
          </table:table-cell>
          <table:table-cell office:value-type="float" office:value="-6200" table:style-name="ce120">
            <text:p><text:s/>-6 200</text:p>
          </table:table-cell>
          <table:table-cell office:value-type="float" office:value="-14.258773745457889" table:style-name="ce121">
            <text:p>-14,3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2723" table:style-name="ce116">
            <text:p>82 723</text:p>
          </table:table-cell>
          <table:table-cell office:value-type="float" office:value="15.196628645855339" table:style-name="ce117">
            <text:p>15,2<text:s text:c="5"/></text:p>
          </table:table-cell>
          <table:table-cell office:value-type="float" office:value="81550" table:style-name="ce118">
            <text:p>81 550</text:p>
          </table:table-cell>
          <table:table-cell office:value-type="float" office:value="15.432770461431321" table:style-name="ce119">
            <text:p>15,4<text:s text:c="5"/></text:p>
          </table:table-cell>
          <table:table-cell office:value-type="float" office:value="93066" table:style-name="ce118">
            <text:p>93 066</text:p>
          </table:table-cell>
          <table:table-cell office:value-type="float" office:value="19.866201031455994" table:style-name="ce119">
            <text:p>19,9<text:s text:c="5"/></text:p>
          </table:table-cell>
          <table:table-cell office:value-type="float" office:value="1173" table:style-name="ce120">
            <text:p>+1 173</text:p>
          </table:table-cell>
          <table:table-cell office:value-type="float" office:value="1.4383813611281422" table:style-name="ce121">
            <text:p>+1,4<text:s text:c="3"/></text:p>
          </table:table-cell>
          <table:table-cell office:value-type="float" office:value="-10343" table:style-name="ce120">
            <text:p><text:s/>-10 343</text:p>
          </table:table-cell>
          <table:table-cell office:value-type="float" office:value="-11.113618292394644" table:style-name="ce121">
            <text:p>-11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5412" table:style-name="ce116">
            <text:p>15 412</text:p>
          </table:table-cell>
          <table:table-cell office:value-type="float" office:value="2.8312614471177602" table:style-name="ce117">
            <text:p>2,8<text:s text:c="5"/></text:p>
          </table:table-cell>
          <table:table-cell office:value-type="float" office:value="15604" table:style-name="ce118">
            <text:p>15 604</text:p>
          </table:table-cell>
          <table:table-cell office:value-type="float" office:value="2.9529485012896912" table:style-name="ce119">
            <text:p>3,0<text:s text:c="5"/></text:p>
          </table:table-cell>
          <table:table-cell office:value-type="float" office:value="26745" table:style-name="ce118">
            <text:p>26 745</text:p>
          </table:table-cell>
          <table:table-cell office:value-type="float" office:value="5.7090833020253422" table:style-name="ce119">
            <text:p>5,7<text:s text:c="5"/></text:p>
          </table:table-cell>
          <table:table-cell office:value-type="float" office:value="-192" table:style-name="ce120">
            <text:p><text:s/>- 192</text:p>
          </table:table-cell>
          <table:table-cell office:value-type="float" office:value="-1.2304537298128686" table:style-name="ce121">
            <text:p>-1,2<text:s text:c="3"/></text:p>
          </table:table-cell>
          <table:table-cell office:value-type="float" office:value="-11333" table:style-name="ce120">
            <text:p><text:s/>-11 333</text:p>
          </table:table-cell>
          <table:table-cell office:value-type="float" office:value="-42.374275565526261" table:style-name="ce121">
            <text:p>-42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408934" table:style-name="ce127">
            <text:p>408 93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92323" table:style-name="ce129">
            <text:p>392 32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05171" table:style-name="ce129">
            <text:p>305 17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6611" table:style-name="ce113">
            <text:p>+16 611</text:p>
          </table:table-cell>
          <table:table-cell office:value-type="float" office:value="4.234011261129222" table:style-name="ce114">
            <text:p>+4,2<text:s text:c="3"/></text:p>
          </table:table-cell>
          <table:table-cell office:value-type="float" office:value="103763" table:style-name="ce113">
            <text:p>+103 763</text:p>
          </table:table-cell>
          <table:table-cell office:value-type="float" office:value="34.001592549750796" table:style-name="ce114">
            <text:p>+34,0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84134" table:style-name="ce132">
            <text:p>184 134</text:p>
          </table:table-cell>
          <table:table-cell office:value-type="float" office:value="45.027803997711125" table:style-name="ce133">
            <text:p>45,0<text:s text:c="5"/></text:p>
          </table:table-cell>
          <table:table-cell office:value-type="float" office:value="176846" table:style-name="ce134">
            <text:p>176 846</text:p>
          </table:table-cell>
          <table:table-cell office:value-type="float" office:value="45.076633284309104" table:style-name="ce135">
            <text:p>45,1<text:s text:c="5"/></text:p>
          </table:table-cell>
          <table:table-cell office:value-type="float" office:value="134595" table:style-name="ce134">
            <text:p>134 595</text:p>
          </table:table-cell>
          <table:table-cell office:value-type="float" office:value="44.104780598418593" table:style-name="ce135">
            <text:p>44,1<text:s text:c="5"/></text:p>
          </table:table-cell>
          <table:table-cell office:value-type="float" office:value="7288" table:style-name="ce120">
            <text:p>+7 288</text:p>
          </table:table-cell>
          <table:table-cell office:value-type="float" office:value="4.1210997138753491" table:style-name="ce121">
            <text:p>+4,1<text:s text:c="3"/></text:p>
          </table:table-cell>
          <table:table-cell office:value-type="float" office:value="49539" table:style-name="ce120">
            <text:p>+49 539</text:p>
          </table:table-cell>
          <table:table-cell office:value-type="float" office:value="36.805973475983507" table:style-name="ce121">
            <text:p>+36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24800" table:style-name="ce132">
            <text:p>224 800</text:p>
          </table:table-cell>
          <table:table-cell office:value-type="float" office:value="54.972196002288875" table:style-name="ce133">
            <text:p>55,0<text:s text:c="5"/></text:p>
          </table:table-cell>
          <table:table-cell office:value-type="float" office:value="215477" table:style-name="ce134">
            <text:p>215 477</text:p>
          </table:table-cell>
          <table:table-cell office:value-type="float" office:value="54.923366715690904" table:style-name="ce135">
            <text:p>54,9<text:s text:c="5"/></text:p>
          </table:table-cell>
          <table:table-cell office:value-type="float" office:value="170576" table:style-name="ce134">
            <text:p>170 576</text:p>
          </table:table-cell>
          <table:table-cell office:value-type="float" office:value="55.895219401581407" table:style-name="ce135">
            <text:p>55,9<text:s text:c="5"/></text:p>
          </table:table-cell>
          <table:table-cell office:value-type="float" office:value="9323" table:style-name="ce120">
            <text:p>+9 323</text:p>
          </table:table-cell>
          <table:table-cell office:value-type="float" office:value="4.3266798776667583" table:style-name="ce121">
            <text:p>+4,3<text:s text:c="3"/></text:p>
          </table:table-cell>
          <table:table-cell office:value-type="float" office:value="54224" table:style-name="ce120">
            <text:p>+54 224</text:p>
          </table:table-cell>
          <table:table-cell office:value-type="float" office:value="31.788762780226996" table:style-name="ce121">
            <text:p>+31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5767" table:style-name="ce132">
            <text:p>45 767</text:p>
          </table:table-cell>
          <table:table-cell office:value-type="float" office:value="11.191781558882361" table:style-name="ce133">
            <text:p>11,2<text:s text:c="5"/></text:p>
          </table:table-cell>
          <table:table-cell office:value-type="float" office:value="42691" table:style-name="ce134">
            <text:p>42 691</text:p>
          </table:table-cell>
          <table:table-cell office:value-type="float" office:value="10.881595012273051" table:style-name="ce135">
            <text:p>10,9<text:s text:c="5"/></text:p>
          </table:table-cell>
          <table:table-cell office:value-type="float" office:value="30087" table:style-name="ce134">
            <text:p>30 087</text:p>
          </table:table-cell>
          <table:table-cell office:value-type="float" office:value="9.8590626239059418" table:style-name="ce135">
            <text:p>9,9<text:s text:c="5"/></text:p>
          </table:table-cell>
          <table:table-cell office:value-type="float" office:value="3076" table:style-name="ce120">
            <text:p>+3 076</text:p>
          </table:table-cell>
          <table:table-cell office:value-type="float" office:value="7.2052657468787338" table:style-name="ce121">
            <text:p>+7,2<text:s text:c="3"/></text:p>
          </table:table-cell>
          <table:table-cell office:value-type="float" office:value="15680" table:style-name="ce120">
            <text:p>+15 680</text:p>
          </table:table-cell>
          <table:table-cell office:value-type="float" office:value="52.115531624954301" table:style-name="ce121">
            <text:p>+52,1<text:s text:c="3"/></text:p>
          </table:table-cell>
          <table:table-cell table:style-name="ce20"/>
          <table:table-cell table:number-columns-repeated="2" table:style-name="ce250"/>
          <table:table-cell table:number-columns-repeated="3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63167" table:style-name="ce132">
            <text:p>363 167</text:p>
          </table:table-cell>
          <table:table-cell office:value-type="float" office:value="88.808218441117631" table:style-name="ce133">
            <text:p>88,8<text:s text:c="5"/></text:p>
          </table:table-cell>
          <table:table-cell office:value-type="float" office:value="349632" table:style-name="ce134">
            <text:p>349 632</text:p>
          </table:table-cell>
          <table:table-cell office:value-type="float" office:value="89.118404987726947" table:style-name="ce135">
            <text:p>89,1<text:s text:c="5"/></text:p>
          </table:table-cell>
          <table:table-cell office:value-type="float" office:value="275084" table:style-name="ce134">
            <text:p>275 084</text:p>
          </table:table-cell>
          <table:table-cell office:value-type="float" office:value="90.140937376094058" table:style-name="ce135">
            <text:p>90,1<text:s text:c="5"/></text:p>
          </table:table-cell>
          <table:table-cell office:value-type="float" office:value="13535" table:style-name="ce120">
            <text:p>+13 535</text:p>
          </table:table-cell>
          <table:table-cell office:value-type="float" office:value="3.8712131612667031" table:style-name="ce121">
            <text:p>+3,9<text:s text:c="3"/></text:p>
          </table:table-cell>
          <table:table-cell office:value-type="float" office:value="88083" table:style-name="ce120">
            <text:p>+88 083</text:p>
          </table:table-cell>
          <table:table-cell office:value-type="float" office:value="32.020401041136523" table:style-name="ce121">
            <text:p>+32,0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72222" table:style-name="ce132">
            <text:p>272 222</text:p>
          </table:table-cell>
          <table:table-cell office:value-type="float" office:value="66.56868834579663" table:style-name="ce133">
            <text:p>66,6<text:s text:c="5"/></text:p>
          </table:table-cell>
          <table:table-cell office:value-type="float" office:value="257018" table:style-name="ce134">
            <text:p>257 018</text:p>
          </table:table-cell>
          <table:table-cell office:value-type="float" office:value="65.511835910716414" table:style-name="ce135">
            <text:p>65,5<text:s text:c="5"/></text:p>
          </table:table-cell>
          <table:table-cell office:value-type="float" office:value="168931" table:style-name="ce134">
            <text:p>168 931</text:p>
          </table:table-cell>
          <table:table-cell office:value-type="float" office:value="55.35617735630187" table:style-name="ce135">
            <text:p>55,4<text:s text:c="5"/></text:p>
          </table:table-cell>
          <table:table-cell office:value-type="float" office:value="15204" table:style-name="ce120">
            <text:p>+15 204</text:p>
          </table:table-cell>
          <table:table-cell office:value-type="float" office:value="5.9155389894871169" table:style-name="ce121">
            <text:p>+5,9<text:s text:c="3"/></text:p>
          </table:table-cell>
          <table:table-cell office:value-type="float" office:value="103291" table:style-name="ce120">
            <text:p>+103 291</text:p>
          </table:table-cell>
          <table:table-cell office:value-type="float" office:value="61.143898988344361" table:style-name="ce121">
            <text:p>+61,1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36712" table:style-name="ce132">
            <text:p>136 712</text:p>
          </table:table-cell>
          <table:table-cell office:value-type="float" office:value="33.43131165420337" table:style-name="ce133">
            <text:p>33,4<text:s text:c="5"/></text:p>
          </table:table-cell>
          <table:table-cell office:value-type="float" office:value="135305" table:style-name="ce134">
            <text:p>135 305</text:p>
          </table:table-cell>
          <table:table-cell office:value-type="float" office:value="34.488164089283572" table:style-name="ce135">
            <text:p>34,5<text:s text:c="5"/></text:p>
          </table:table-cell>
          <table:table-cell office:value-type="float" office:value="136240" table:style-name="ce134">
            <text:p>136 240</text:p>
          </table:table-cell>
          <table:table-cell office:value-type="float" office:value="44.643822643698122" table:style-name="ce135">
            <text:p>44,6<text:s text:c="5"/></text:p>
          </table:table-cell>
          <table:table-cell office:value-type="float" office:value="1407" table:style-name="ce120">
            <text:p>+1 407</text:p>
          </table:table-cell>
          <table:table-cell office:value-type="float" office:value="1.0398728797901038" table:style-name="ce121">
            <text:p>+1,0<text:s text:c="3"/></text:p>
          </table:table-cell>
          <table:table-cell office:value-type="float" office:value="472" table:style-name="ce120">
            <text:p>+ 472</text:p>
          </table:table-cell>
          <table:table-cell office:value-type="float" office:value="0.34644744568408686" table:style-name="ce121">
            <text:p>+0,3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7366" table:style-name="ce132">
            <text:p>27 366</text:p>
          </table:table-cell>
          <table:table-cell office:value-type="float" office:value="6.6920334332679605" table:style-name="ce133">
            <text:p>6,7<text:s text:c="5"/></text:p>
          </table:table-cell>
          <table:table-cell office:value-type="float" office:value="28161" table:style-name="ce134">
            <text:p>28 161</text:p>
          </table:table-cell>
          <table:table-cell office:value-type="float" office:value="7.1780140343543462" table:style-name="ce135">
            <text:p>7,2<text:s text:c="5"/></text:p>
          </table:table-cell>
          <table:table-cell office:value-type="float" office:value="29081" table:style-name="ce134">
            <text:p>29 081</text:p>
          </table:table-cell>
          <table:table-cell office:value-type="float" office:value="9.5294113791939594" table:style-name="ce135">
            <text:p>9,5<text:s text:c="5"/></text:p>
          </table:table-cell>
          <table:table-cell office:value-type="float" office:value="-795" table:style-name="ce120">
            <text:p><text:s/>- 795</text:p>
          </table:table-cell>
          <table:table-cell office:value-type="float" office:value="-2.8230531586236287" table:style-name="ce121">
            <text:p>-2,8<text:s text:c="3"/></text:p>
          </table:table-cell>
          <table:table-cell office:value-type="float" office:value="-1715" table:style-name="ce120">
            <text:p><text:s/>-1 715</text:p>
          </table:table-cell>
          <table:table-cell office:value-type="float" office:value="-5.8973212750593165" table:style-name="ce121">
            <text:p>-5,9<text:s text:c="3"/></text:p>
          </table:table-cell>
          <table:table-cell table:style-name="ce20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81568" table:style-name="ce132">
            <text:p>381 568</text:p>
          </table:table-cell>
          <table:table-cell office:value-type="float" office:value="93.307966566732034" table:style-name="ce133">
            <text:p>93,3<text:s text:c="5"/></text:p>
          </table:table-cell>
          <table:table-cell office:value-type="float" office:value="364162" table:style-name="ce134">
            <text:p>364 162</text:p>
          </table:table-cell>
          <table:table-cell office:value-type="float" office:value="92.821985965645666" table:style-name="ce135">
            <text:p>92,8<text:s text:c="5"/></text:p>
          </table:table-cell>
          <table:table-cell office:value-type="float" office:value="276090" table:style-name="ce134">
            <text:p>276 090</text:p>
          </table:table-cell>
          <table:table-cell office:value-type="float" office:value="90.470588620806041" table:style-name="ce135">
            <text:p>90,5<text:s text:c="5"/></text:p>
          </table:table-cell>
          <table:table-cell office:value-type="float" office:value="17406" table:style-name="ce120">
            <text:p>+17 406</text:p>
          </table:table-cell>
          <table:table-cell office:value-type="float" office:value="4.7797408845513809" table:style-name="ce121">
            <text:p>+4,8<text:s text:c="3"/></text:p>
          </table:table-cell>
          <table:table-cell office:value-type="float" office:value="105478" table:style-name="ce120">
            <text:p>+105 478</text:p>
          </table:table-cell>
          <table:table-cell office:value-type="float" office:value="38.204208772501715" table:style-name="ce121">
            <text:p>+38,2<text:s text:c="3"/></text:p>
          </table:table-cell>
          <table:table-cell table:style-name="ce19"/>
          <table:table-cell table:style-name="ce250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5925" table:style-name="ce132">
            <text:p>25 925</text:p>
          </table:table-cell>
          <table:table-cell office:value-type="float" office:value="6.3396538316696587" table:style-name="ce133">
            <text:p>6,3<text:s text:c="5"/></text:p>
          </table:table-cell>
          <table:table-cell office:value-type="float" office:value="25424" table:style-name="ce134">
            <text:p>25 424</text:p>
          </table:table-cell>
          <table:table-cell office:value-type="float" office:value="6.4803745893052405" table:style-name="ce135">
            <text:p>6,5<text:s text:c="5"/></text:p>
          </table:table-cell>
          <table:table-cell office:value-type="float" office:value="22296" table:style-name="ce134">
            <text:p>22 296</text:p>
          </table:table-cell>
          <table:table-cell office:value-type="float" office:value="7.3060677456245839" table:style-name="ce135">
            <text:p>7,3<text:s text:c="5"/></text:p>
          </table:table-cell>
          <table:table-cell office:value-type="float" office:value="501" table:style-name="ce120">
            <text:p>+ 501</text:p>
          </table:table-cell>
          <table:table-cell office:value-type="float" office:value="1.9705789804908749" table:style-name="ce121">
            <text:p>+2,0<text:s text:c="3"/></text:p>
          </table:table-cell>
          <table:table-cell office:value-type="float" office:value="3629" table:style-name="ce120">
            <text:p>+3 629</text:p>
          </table:table-cell>
          <table:table-cell office:value-type="float" office:value="16.276462145676355" table:style-name="ce121">
            <text:p>+16,3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9090" table:style-name="ce132">
            <text:p>59 090</text:p>
          </table:table-cell>
          <table:table-cell office:value-type="float" office:value="14.449764509676378" table:style-name="ce133">
            <text:p>14,4<text:s text:c="5"/></text:p>
          </table:table-cell>
          <table:table-cell office:value-type="float" office:value="58725" table:style-name="ce134">
            <text:p>58 725</text:p>
          </table:table-cell>
          <table:table-cell office:value-type="float" office:value="14.968533580748517" table:style-name="ce135">
            <text:p>15,0<text:s text:c="5"/></text:p>
          </table:table-cell>
          <table:table-cell office:value-type="float" office:value="55490" table:style-name="ce134">
            <text:p>55 490</text:p>
          </table:table-cell>
          <table:table-cell office:value-type="float" office:value="18.183248080584328" table:style-name="ce135">
            <text:p>18,2<text:s text:c="5"/></text:p>
          </table:table-cell>
          <table:table-cell office:value-type="float" office:value="365" table:style-name="ce120">
            <text:p>+ 365</text:p>
          </table:table-cell>
          <table:table-cell office:value-type="float" office:value="0.62154108131119623" table:style-name="ce121">
            <text:p>+0,6<text:s text:c="3"/></text:p>
          </table:table-cell>
          <table:table-cell office:value-type="float" office:value="3600" table:style-name="ce120">
            <text:p>+3 600</text:p>
          </table:table-cell>
          <table:table-cell office:value-type="float" office:value="6.4876554334114251" table:style-name="ce121">
            <text:p>+6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9640" table:style-name="ce132">
            <text:p>59 640</text:p>
          </table:table-cell>
          <table:table-cell office:value-type="float" office:value="14.584260540820768" table:style-name="ce133">
            <text:p>14,6<text:s text:c="5"/></text:p>
          </table:table-cell>
          <table:table-cell office:value-type="float" office:value="57919" table:style-name="ce134">
            <text:p>57 919</text:p>
          </table:table-cell>
          <table:table-cell office:value-type="float" office:value="14.763090616660252" table:style-name="ce135">
            <text:p>14,8<text:s text:c="5"/></text:p>
          </table:table-cell>
          <table:table-cell office:value-type="float" office:value="45388" table:style-name="ce134">
            <text:p>45 388</text:p>
          </table:table-cell>
          <table:table-cell office:value-type="float" office:value="14.872972857840358" table:style-name="ce135">
            <text:p>14,9<text:s text:c="5"/></text:p>
          </table:table-cell>
          <table:table-cell office:value-type="float" office:value="1721" table:style-name="ce120">
            <text:p>+1 721</text:p>
          </table:table-cell>
          <table:table-cell office:value-type="float" office:value="2.9713910806471104" table:style-name="ce121">
            <text:p>+3,0<text:s text:c="3"/></text:p>
          </table:table-cell>
          <table:table-cell office:value-type="float" office:value="14252" table:style-name="ce120">
            <text:p>+14 252</text:p>
          </table:table-cell>
          <table:table-cell office:value-type="float" office:value="31.400370141887723" table:style-name="ce121">
            <text:p>+31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85253" table:style-name="ce132">
            <text:p>85 253</text:p>
          </table:table-cell>
          <table:table-cell office:value-type="float" office:value="20.84761844209579" table:style-name="ce133">
            <text:p>20,8<text:s text:c="5"/></text:p>
          </table:table-cell>
          <table:table-cell office:value-type="float" office:value="81069" table:style-name="ce134">
            <text:p>81 069</text:p>
          </table:table-cell>
          <table:table-cell office:value-type="float" office:value="20.663840763860392" table:style-name="ce135">
            <text:p>20,7<text:s text:c="5"/></text:p>
          </table:table-cell>
          <table:table-cell office:value-type="float" office:value="59691" table:style-name="ce134">
            <text:p>59 691</text:p>
          </table:table-cell>
          <table:table-cell office:value-type="float" office:value="19.559853328134064" table:style-name="ce135">
            <text:p>19,6<text:s text:c="5"/></text:p>
          </table:table-cell>
          <table:table-cell office:value-type="float" office:value="4184" table:style-name="ce120">
            <text:p>+4 184</text:p>
          </table:table-cell>
          <table:table-cell office:value-type="float" office:value="5.1610356609801524" table:style-name="ce121">
            <text:p>+5,2<text:s text:c="3"/></text:p>
          </table:table-cell>
          <table:table-cell office:value-type="float" office:value="25562" table:style-name="ce120">
            <text:p>+25 562</text:p>
          </table:table-cell>
          <table:table-cell office:value-type="float" office:value="42.823876296259066" table:style-name="ce121">
            <text:p>+42,8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9083" table:style-name="ce132">
            <text:p>129 083</text:p>
          </table:table-cell>
          <table:table-cell office:value-type="float" office:value="31.565729433111457" table:style-name="ce133">
            <text:p>31,6<text:s text:c="5"/></text:p>
          </table:table-cell>
          <table:table-cell office:value-type="float" office:value="120637" table:style-name="ce134">
            <text:p>120 637</text:p>
          </table:table-cell>
          <table:table-cell office:value-type="float" office:value="30.749408013295167" table:style-name="ce135">
            <text:p>30,7<text:s text:c="5"/></text:p>
          </table:table-cell>
          <table:table-cell office:value-type="float" office:value="81399" table:style-name="ce134">
            <text:p>81 399</text:p>
          </table:table-cell>
          <table:table-cell office:value-type="float" office:value="26.67324221502043" table:style-name="ce135">
            <text:p>26,7<text:s text:c="5"/></text:p>
          </table:table-cell>
          <table:table-cell office:value-type="float" office:value="8446" table:style-name="ce120">
            <text:p>+8 446</text:p>
          </table:table-cell>
          <table:table-cell office:value-type="float" office:value="7.0011687956431272" table:style-name="ce121">
            <text:p>+7,0<text:s text:c="3"/></text:p>
          </table:table-cell>
          <table:table-cell office:value-type="float" office:value="47684" table:style-name="ce120">
            <text:p>+47 684</text:p>
          </table:table-cell>
          <table:table-cell office:value-type="float" office:value="58.58057224290225" table:style-name="ce121">
            <text:p>+58,6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9943" table:style-name="ce132">
            <text:p>49 943</text:p>
          </table:table-cell>
          <table:table-cell office:value-type="float" office:value="12.212973242625949" table:style-name="ce133">
            <text:p>12,2<text:s text:c="5"/></text:p>
          </table:table-cell>
          <table:table-cell office:value-type="float" office:value="48549" table:style-name="ce134">
            <text:p>48 549</text:p>
          </table:table-cell>
          <table:table-cell office:value-type="float" office:value="12.374752436130434" table:style-name="ce135">
            <text:p>12,4<text:s text:c="5"/></text:p>
          </table:table-cell>
          <table:table-cell office:value-type="float" office:value="40907" table:style-name="ce134">
            <text:p>40 907</text:p>
          </table:table-cell>
          <table:table-cell office:value-type="float" office:value="13.404615772796236" table:style-name="ce135">
            <text:p>13,4<text:s text:c="5"/></text:p>
          </table:table-cell>
          <table:table-cell office:value-type="float" office:value="1394" table:style-name="ce120">
            <text:p>+1 394</text:p>
          </table:table-cell>
          <table:table-cell office:value-type="float" office:value="2.8713258769490619" table:style-name="ce121">
            <text:p>+2,9<text:s text:c="3"/></text:p>
          </table:table-cell>
          <table:table-cell office:value-type="float" office:value="9036" table:style-name="ce120">
            <text:p>+9 036</text:p>
          </table:table-cell>
          <table:table-cell office:value-type="float" office:value="22.089128999926665" table:style-name="ce121">
            <text:p>+22,1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84134" table:style-name="ce127">
            <text:p>184 13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6846" table:style-name="ce129">
            <text:p>176 84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4595" table:style-name="ce129">
            <text:p>134 59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288" table:style-name="ce113">
            <text:p>+7 288</text:p>
          </table:table-cell>
          <table:table-cell office:value-type="float" office:value="4.1210997138753491" table:style-name="ce114">
            <text:p>+4,1<text:s text:c="3"/></text:p>
          </table:table-cell>
          <table:table-cell office:value-type="float" office:value="49539" table:style-name="ce113">
            <text:p>+49 539</text:p>
          </table:table-cell>
          <table:table-cell office:value-type="float" office:value="36.805973475983507" table:style-name="ce114">
            <text:p>+3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1539" table:style-name="ce132">
            <text:p>21 539</text:p>
          </table:table-cell>
          <table:table-cell office:value-type="float" office:value="11.697459458872343" table:style-name="ce133">
            <text:p>11,7<text:s text:c="5"/></text:p>
          </table:table-cell>
          <table:table-cell office:value-type="float" office:value="19970" table:style-name="ce134">
            <text:p>19 970</text:p>
          </table:table-cell>
          <table:table-cell office:value-type="float" office:value="11.292310824106851" table:style-name="ce135">
            <text:p>11,3<text:s text:c="5"/></text:p>
          </table:table-cell>
          <table:table-cell office:value-type="float" office:value="13504" table:style-name="ce134">
            <text:p>13 504</text:p>
          </table:table-cell>
          <table:table-cell office:value-type="float" office:value="10.033062149411197" table:style-name="ce135">
            <text:p>10,0<text:s text:c="5"/></text:p>
          </table:table-cell>
          <table:table-cell office:value-type="float" office:value="1569" table:style-name="ce120">
            <text:p>+1 569</text:p>
          </table:table-cell>
          <table:table-cell office:value-type="float" office:value="7.8567851777666498" table:style-name="ce121">
            <text:p>+7,9<text:s text:c="3"/></text:p>
          </table:table-cell>
          <table:table-cell office:value-type="float" office:value="8035" table:style-name="ce120">
            <text:p>+8 035</text:p>
          </table:table-cell>
          <table:table-cell office:value-type="float" office:value="59.500888625592417" table:style-name="ce121">
            <text:p>+5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62595" table:style-name="ce132">
            <text:p>162 595</text:p>
          </table:table-cell>
          <table:table-cell office:value-type="float" office:value="88.302540541127655" table:style-name="ce133">
            <text:p>88,3<text:s text:c="5"/></text:p>
          </table:table-cell>
          <table:table-cell office:value-type="float" office:value="156876" table:style-name="ce134">
            <text:p>156 876</text:p>
          </table:table-cell>
          <table:table-cell office:value-type="float" office:value="88.707689175893151" table:style-name="ce135">
            <text:p>88,7<text:s text:c="5"/></text:p>
          </table:table-cell>
          <table:table-cell office:value-type="float" office:value="121091" table:style-name="ce134">
            <text:p>121 091</text:p>
          </table:table-cell>
          <table:table-cell office:value-type="float" office:value="89.966937850588806" table:style-name="ce135">
            <text:p>90,0<text:s text:c="5"/></text:p>
          </table:table-cell>
          <table:table-cell office:value-type="float" office:value="5719" table:style-name="ce120">
            <text:p>+5 719</text:p>
          </table:table-cell>
          <table:table-cell office:value-type="float" office:value="3.6455544506489206" table:style-name="ce121">
            <text:p>+3,6<text:s text:c="3"/></text:p>
          </table:table-cell>
          <table:table-cell office:value-type="float" office:value="41504" table:style-name="ce120">
            <text:p>+41 504</text:p>
          </table:table-cell>
          <table:table-cell office:value-type="float" office:value="34.275049343056047" table:style-name="ce121">
            <text:p>+34,3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25829" table:style-name="ce132">
            <text:p>125 829</text:p>
          </table:table-cell>
          <table:table-cell office:value-type="float" office:value="68.33555997262863" table:style-name="ce133">
            <text:p>68,3<text:s text:c="5"/></text:p>
          </table:table-cell>
          <table:table-cell office:value-type="float" office:value="119135" table:style-name="ce134">
            <text:p>119 135</text:p>
          </table:table-cell>
          <table:table-cell office:value-type="float" office:value="67.366522284925864" table:style-name="ce135">
            <text:p>67,4<text:s text:c="5"/></text:p>
          </table:table-cell>
          <table:table-cell office:value-type="float" office:value="74074" table:style-name="ce134">
            <text:p>74 074</text:p>
          </table:table-cell>
          <table:table-cell office:value-type="float" office:value="55.034733831122992" table:style-name="ce135">
            <text:p>55,0<text:s text:c="5"/></text:p>
          </table:table-cell>
          <table:table-cell office:value-type="float" office:value="6694" table:style-name="ce120">
            <text:p>+6 694</text:p>
          </table:table-cell>
          <table:table-cell office:value-type="float" office:value="5.6188357745414859" table:style-name="ce121">
            <text:p>+5,6<text:s text:c="3"/></text:p>
          </table:table-cell>
          <table:table-cell office:value-type="float" office:value="51755" table:style-name="ce120">
            <text:p>+51 755</text:p>
          </table:table-cell>
          <table:table-cell office:value-type="float" office:value="69.869319869319867" table:style-name="ce121">
            <text:p>+6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8305" table:style-name="ce132">
            <text:p>58 305</text:p>
          </table:table-cell>
          <table:table-cell office:value-type="float" office:value="31.66444002737137" table:style-name="ce133">
            <text:p>31,7<text:s text:c="5"/></text:p>
          </table:table-cell>
          <table:table-cell office:value-type="float" office:value="57711" table:style-name="ce134">
            <text:p>57 711</text:p>
          </table:table-cell>
          <table:table-cell office:value-type="float" office:value="32.633477715074136" table:style-name="ce135">
            <text:p>32,6<text:s text:c="5"/></text:p>
          </table:table-cell>
          <table:table-cell office:value-type="float" office:value="60521" table:style-name="ce134">
            <text:p>60 521</text:p>
          </table:table-cell>
          <table:table-cell office:value-type="float" office:value="44.965266168877001" table:style-name="ce135">
            <text:p>45,0<text:s text:c="5"/></text:p>
          </table:table-cell>
          <table:table-cell office:value-type="float" office:value="594" table:style-name="ce120">
            <text:p>+ 594</text:p>
          </table:table-cell>
          <table:table-cell office:value-type="float" office:value="1.0292665176482818" table:style-name="ce121">
            <text:p>+1,0<text:s text:c="3"/></text:p>
          </table:table-cell>
          <table:table-cell office:value-type="float" office:value="-2216" table:style-name="ce120">
            <text:p><text:s/>-2 216</text:p>
          </table:table-cell>
          <table:table-cell office:value-type="float" office:value="-3.661538969944317" table:style-name="ce121">
            <text:p>-3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0645" table:style-name="ce132">
            <text:p>10 645</text:p>
          </table:table-cell>
          <table:table-cell office:value-type="float" office:value="5.7811159264448717" table:style-name="ce133">
            <text:p>5,8<text:s text:c="5"/></text:p>
          </table:table-cell>
          <table:table-cell office:value-type="float" office:value="10962" table:style-name="ce134">
            <text:p>10 962</text:p>
          </table:table-cell>
          <table:table-cell office:value-type="float" office:value="6.1986134829173398" table:style-name="ce135">
            <text:p>6,2<text:s text:c="5"/></text:p>
          </table:table-cell>
          <table:table-cell office:value-type="float" office:value="11377" table:style-name="ce134">
            <text:p>11 377</text:p>
          </table:table-cell>
          <table:table-cell office:value-type="float" office:value="8.4527657045209708" table:style-name="ce135">
            <text:p>8,5<text:s text:c="5"/></text:p>
          </table:table-cell>
          <table:table-cell office:value-type="float" office:value="-317" table:style-name="ce120">
            <text:p><text:s/>- 317</text:p>
          </table:table-cell>
          <table:table-cell office:value-type="float" office:value="-2.8918080642218573" table:style-name="ce121">
            <text:p>-2,9<text:s text:c="3"/></text:p>
          </table:table-cell>
          <table:table-cell office:value-type="float" office:value="-732" table:style-name="ce120">
            <text:p><text:s/>- 732</text:p>
          </table:table-cell>
          <table:table-cell office:value-type="float" office:value="-6.43403357651402" table:style-name="ce121">
            <text:p>-6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73489" table:style-name="ce132">
            <text:p>173 489</text:p>
          </table:table-cell>
          <table:table-cell office:value-type="float" office:value="94.218884073555131" table:style-name="ce133">
            <text:p>94,2<text:s text:c="5"/></text:p>
          </table:table-cell>
          <table:table-cell office:value-type="float" office:value="165884" table:style-name="ce134">
            <text:p>165 884</text:p>
          </table:table-cell>
          <table:table-cell office:value-type="float" office:value="93.801386517082662" table:style-name="ce135">
            <text:p>93,8<text:s text:c="5"/></text:p>
          </table:table-cell>
          <table:table-cell office:value-type="float" office:value="123218" table:style-name="ce134">
            <text:p>123 218</text:p>
          </table:table-cell>
          <table:table-cell office:value-type="float" office:value="91.547234295479029" table:style-name="ce135">
            <text:p>91,5<text:s text:c="5"/></text:p>
          </table:table-cell>
          <table:table-cell office:value-type="float" office:value="7605" table:style-name="ce120">
            <text:p>+7 605</text:p>
          </table:table-cell>
          <table:table-cell office:value-type="float" office:value="4.5845289479395239" table:style-name="ce121">
            <text:p>+4,6<text:s text:c="3"/></text:p>
          </table:table-cell>
          <table:table-cell office:value-type="float" office:value="50271" table:style-name="ce120">
            <text:p>+50 271</text:p>
          </table:table-cell>
          <table:table-cell office:value-type="float" office:value="40.798422308428961" table:style-name="ce121">
            <text:p>+40,8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2583" table:style-name="ce132">
            <text:p>12 583</text:p>
          </table:table-cell>
          <table:table-cell office:value-type="float" office:value="6.8336103055383584" table:style-name="ce133">
            <text:p>6,8<text:s text:c="5"/></text:p>
          </table:table-cell>
          <table:table-cell office:value-type="float" office:value="12360" table:style-name="ce134">
            <text:p>12 360</text:p>
          </table:table-cell>
          <table:table-cell office:value-type="float" office:value="6.9891317869785015" table:style-name="ce135">
            <text:p>7,0<text:s text:c="5"/></text:p>
          </table:table-cell>
          <table:table-cell office:value-type="float" office:value="10227" table:style-name="ce134">
            <text:p>10 227</text:p>
          </table:table-cell>
          <table:table-cell office:value-type="float" office:value="7.5983506073776876" table:style-name="ce135">
            <text:p>7,6<text:s text:c="5"/></text:p>
          </table:table-cell>
          <table:table-cell office:value-type="float" office:value="223" table:style-name="ce120">
            <text:p>+ 223</text:p>
          </table:table-cell>
          <table:table-cell office:value-type="float" office:value="1.8042071197411005" table:style-name="ce121">
            <text:p>+1,8<text:s text:c="3"/></text:p>
          </table:table-cell>
          <table:table-cell office:value-type="float" office:value="2356" table:style-name="ce120">
            <text:p>+2 356</text:p>
          </table:table-cell>
          <table:table-cell office:value-type="float" office:value="23.03705876601154" table:style-name="ce121">
            <text:p>+23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8629" table:style-name="ce132">
            <text:p>28 629</text:p>
          </table:table-cell>
          <table:table-cell office:value-type="float" office:value="15.547916191469255" table:style-name="ce133">
            <text:p>15,5<text:s text:c="5"/></text:p>
          </table:table-cell>
          <table:table-cell office:value-type="float" office:value="28622" table:style-name="ce134">
            <text:p>28 622</text:p>
          </table:table-cell>
          <table:table-cell office:value-type="float" office:value="16.184703074991802" table:style-name="ce135">
            <text:p>16,2<text:s text:c="5"/></text:p>
          </table:table-cell>
          <table:table-cell office:value-type="float" office:value="27132" table:style-name="ce134">
            <text:p>27 132</text:p>
          </table:table-cell>
          <table:table-cell office:value-type="float" office:value="20.15825253538393" table:style-name="ce135">
            <text:p>20,2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2.4456711620431837E-2" table:style-name="ce121">
            <text:p>+0,0<text:s text:c="3"/></text:p>
          </table:table-cell>
          <table:table-cell office:value-type="float" office:value="1497" table:style-name="ce120">
            <text:p>+1 497</text:p>
          </table:table-cell>
          <table:table-cell office:value-type="float" office:value="5.5174701459531184" table:style-name="ce121">
            <text:p>+5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9982" table:style-name="ce132">
            <text:p>29 982</text:p>
          </table:table-cell>
          <table:table-cell office:value-type="float" office:value="16.282707158916875" table:style-name="ce133">
            <text:p>16,3<text:s text:c="5"/></text:p>
          </table:table-cell>
          <table:table-cell office:value-type="float" office:value="29403" table:style-name="ce134">
            <text:p>29 403</text:p>
          </table:table-cell>
          <table:table-cell office:value-type="float" office:value="16.626330253440848" table:style-name="ce135">
            <text:p>16,6<text:s text:c="5"/></text:p>
          </table:table-cell>
          <table:table-cell office:value-type="float" office:value="22764" table:style-name="ce134">
            <text:p>22 764</text:p>
          </table:table-cell>
          <table:table-cell office:value-type="float" office:value="16.912961105538837" table:style-name="ce135">
            <text:p>16,9<text:s text:c="5"/></text:p>
          </table:table-cell>
          <table:table-cell office:value-type="float" office:value="579" table:style-name="ce120">
            <text:p>+ 579</text:p>
          </table:table-cell>
          <table:table-cell office:value-type="float" office:value="1.969186817671666" table:style-name="ce121">
            <text:p>+2,0<text:s text:c="3"/></text:p>
          </table:table-cell>
          <table:table-cell office:value-type="float" office:value="7218" table:style-name="ce120">
            <text:p>+7 218</text:p>
          </table:table-cell>
          <table:table-cell office:value-type="float" office:value="31.707959936742224" table:style-name="ce121">
            <text:p>+3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9595" table:style-name="ce132">
            <text:p>39 595</text:p>
          </table:table-cell>
          <table:table-cell office:value-type="float" office:value="21.503361682253143" table:style-name="ce133">
            <text:p>21,5<text:s text:c="5"/></text:p>
          </table:table-cell>
          <table:table-cell office:value-type="float" office:value="37565" table:style-name="ce134">
            <text:p>37 565</text:p>
          </table:table-cell>
          <table:table-cell office:value-type="float" office:value="21.241645273288622" table:style-name="ce135">
            <text:p>21,2<text:s text:c="5"/></text:p>
          </table:table-cell>
          <table:table-cell office:value-type="float" office:value="26391" table:style-name="ce134">
            <text:p>26 391</text:p>
          </table:table-cell>
          <table:table-cell office:value-type="float" office:value="19.607712024963782" table:style-name="ce135">
            <text:p>19,6<text:s text:c="5"/></text:p>
          </table:table-cell>
          <table:table-cell office:value-type="float" office:value="2030" table:style-name="ce120">
            <text:p>+2 030</text:p>
          </table:table-cell>
          <table:table-cell office:value-type="float" office:value="5.4039664581392257" table:style-name="ce121">
            <text:p>+5,4<text:s text:c="3"/></text:p>
          </table:table-cell>
          <table:table-cell office:value-type="float" office:value="13204" table:style-name="ce120">
            <text:p>+13 204</text:p>
          </table:table-cell>
          <table:table-cell office:value-type="float" office:value="50.032207949679815" table:style-name="ce121">
            <text:p>+5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5638" table:style-name="ce132">
            <text:p>55 638</text:p>
          </table:table-cell>
          <table:table-cell office:value-type="float" office:value="30.216038319919193" table:style-name="ce133">
            <text:p>30,2<text:s text:c="5"/></text:p>
          </table:table-cell>
          <table:table-cell office:value-type="float" office:value="51781" table:style-name="ce134">
            <text:p>51 781</text:p>
          </table:table-cell>
          <table:table-cell office:value-type="float" office:value="29.28027775578752" table:style-name="ce135">
            <text:p>29,3<text:s text:c="5"/></text:p>
          </table:table-cell>
          <table:table-cell office:value-type="float" office:value="33490" table:style-name="ce134">
            <text:p>33 490</text:p>
          </table:table-cell>
          <table:table-cell office:value-type="float" office:value="24.882053568111743" table:style-name="ce135">
            <text:p>24,9<text:s text:c="5"/></text:p>
          </table:table-cell>
          <table:table-cell office:value-type="float" office:value="3857" table:style-name="ce120">
            <text:p>+3 857</text:p>
          </table:table-cell>
          <table:table-cell office:value-type="float" office:value="7.4486780865568454" table:style-name="ce121">
            <text:p>+7,4<text:s text:c="3"/></text:p>
          </table:table-cell>
          <table:table-cell office:value-type="float" office:value="22148" table:style-name="ce120">
            <text:p>+22 148</text:p>
          </table:table-cell>
          <table:table-cell office:value-type="float" office:value="66.133174081815469" table:style-name="ce121">
            <text:p>+66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7707" table:style-name="ce132">
            <text:p>17 707</text:p>
          </table:table-cell>
          <table:table-cell office:value-type="float" office:value="9.6163663419031788" table:style-name="ce133">
            <text:p>9,6<text:s text:c="5"/></text:p>
          </table:table-cell>
          <table:table-cell office:value-type="float" office:value="17115" table:style-name="ce134">
            <text:p>17 115</text:p>
          </table:table-cell>
          <table:table-cell office:value-type="float" office:value="9.6779118555127059" table:style-name="ce135">
            <text:p>9,7<text:s text:c="5"/></text:p>
          </table:table-cell>
          <table:table-cell office:value-type="float" office:value="14591" table:style-name="ce134">
            <text:p>14 591</text:p>
          </table:table-cell>
          <table:table-cell office:value-type="float" office:value="10.84067015862402" table:style-name="ce135">
            <text:p>10,8<text:s text:c="5"/></text:p>
          </table:table-cell>
          <table:table-cell office:value-type="float" office:value="592" table:style-name="ce120">
            <text:p>+ 592</text:p>
          </table:table-cell>
          <table:table-cell office:value-type="float" office:value="3.4589541338007597" table:style-name="ce121">
            <text:p>+3,5<text:s text:c="3"/></text:p>
          </table:table-cell>
          <table:table-cell office:value-type="float" office:value="3116" table:style-name="ce120">
            <text:p>+3 116</text:p>
          </table:table-cell>
          <table:table-cell office:value-type="float" office:value="21.355630182989511" table:style-name="ce121">
            <text:p>+21,4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24800" table:style-name="ce127">
            <text:p>224 80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15477" table:style-name="ce129">
            <text:p>215 47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0576" table:style-name="ce129">
            <text:p>170 57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9323" table:style-name="ce113">
            <text:p>+9 323</text:p>
          </table:table-cell>
          <table:table-cell office:value-type="float" office:value="4.3266798776667583" table:style-name="ce114">
            <text:p>+4,3<text:s text:c="3"/></text:p>
          </table:table-cell>
          <table:table-cell office:value-type="float" office:value="54224" table:style-name="ce113">
            <text:p>+54 224</text:p>
          </table:table-cell>
          <table:table-cell office:value-type="float" office:value="31.788762780226996" table:style-name="ce114">
            <text:p>+31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4228" table:style-name="ce132">
            <text:p>24 228</text:p>
          </table:table-cell>
          <table:table-cell office:value-type="float" office:value="10.777580071174377" table:style-name="ce133">
            <text:p>10,8<text:s text:c="5"/></text:p>
          </table:table-cell>
          <table:table-cell office:value-type="float" office:value="22721" table:style-name="ce134">
            <text:p>22 721</text:p>
          </table:table-cell>
          <table:table-cell office:value-type="float" office:value="10.544512871443356" table:style-name="ce135">
            <text:p>10,5<text:s text:c="5"/></text:p>
          </table:table-cell>
          <table:table-cell office:value-type="float" office:value="16583" table:style-name="ce134">
            <text:p>16 583</text:p>
          </table:table-cell>
          <table:table-cell office:value-type="float" office:value="9.7217662508207479" table:style-name="ce135">
            <text:p>9,7<text:s text:c="5"/></text:p>
          </table:table-cell>
          <table:table-cell office:value-type="float" office:value="1507" table:style-name="ce120">
            <text:p>+1 507</text:p>
          </table:table-cell>
          <table:table-cell office:value-type="float" office:value="6.6326306060472682" table:style-name="ce121">
            <text:p>+6,6<text:s text:c="3"/></text:p>
          </table:table-cell>
          <table:table-cell office:value-type="float" office:value="7645" table:style-name="ce120">
            <text:p>+7 645</text:p>
          </table:table-cell>
          <table:table-cell office:value-type="float" office:value="46.101429174455767" table:style-name="ce121">
            <text:p>+46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00572" table:style-name="ce132">
            <text:p>200 572</text:p>
          </table:table-cell>
          <table:table-cell office:value-type="float" office:value="89.22241992882563" table:style-name="ce133">
            <text:p>89,2<text:s text:c="5"/></text:p>
          </table:table-cell>
          <table:table-cell office:value-type="float" office:value="192756" table:style-name="ce134">
            <text:p>192 756</text:p>
          </table:table-cell>
          <table:table-cell office:value-type="float" office:value="89.455487128556641" table:style-name="ce135">
            <text:p>89,5<text:s text:c="5"/></text:p>
          </table:table-cell>
          <table:table-cell office:value-type="float" office:value="153993" table:style-name="ce134">
            <text:p>153 993</text:p>
          </table:table-cell>
          <table:table-cell office:value-type="float" office:value="90.27823374917925" table:style-name="ce135">
            <text:p>90,3<text:s text:c="5"/></text:p>
          </table:table-cell>
          <table:table-cell office:value-type="float" office:value="7816" table:style-name="ce120">
            <text:p>+7 816</text:p>
          </table:table-cell>
          <table:table-cell office:value-type="float" office:value="4.0548672933657057" table:style-name="ce121">
            <text:p>+4,1<text:s text:c="3"/></text:p>
          </table:table-cell>
          <table:table-cell office:value-type="float" office:value="46579" table:style-name="ce120">
            <text:p>+46 579</text:p>
          </table:table-cell>
          <table:table-cell office:value-type="float" office:value="30.247478781503055" table:style-name="ce121">
            <text:p>+30,2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46393" table:style-name="ce132">
            <text:p>146 393</text:p>
          </table:table-cell>
          <table:table-cell office:value-type="float" office:value="65.121441281138786" table:style-name="ce133">
            <text:p>65,1<text:s text:c="5"/></text:p>
          </table:table-cell>
          <table:table-cell office:value-type="float" office:value="137883" table:style-name="ce134">
            <text:p>137 883</text:p>
          </table:table-cell>
          <table:table-cell office:value-type="float" office:value="63.989660149343088" table:style-name="ce135">
            <text:p>64,0<text:s text:c="5"/></text:p>
          </table:table-cell>
          <table:table-cell office:value-type="float" office:value="94857" table:style-name="ce134">
            <text:p>94 857</text:p>
          </table:table-cell>
          <table:table-cell office:value-type="float" office:value="55.609816152330929" table:style-name="ce135">
            <text:p>55,6<text:s text:c="5"/></text:p>
          </table:table-cell>
          <table:table-cell office:value-type="float" office:value="8510" table:style-name="ce120">
            <text:p>+8 510</text:p>
          </table:table-cell>
          <table:table-cell office:value-type="float" office:value="6.1718993639534965" table:style-name="ce121">
            <text:p>+6,2<text:s text:c="3"/></text:p>
          </table:table-cell>
          <table:table-cell office:value-type="float" office:value="51536" table:style-name="ce120">
            <text:p>+51 536</text:p>
          </table:table-cell>
          <table:table-cell office:value-type="float" office:value="54.330202304521549" table:style-name="ce121">
            <text:p>+54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8407" table:style-name="ce132">
            <text:p>78 407</text:p>
          </table:table-cell>
          <table:table-cell office:value-type="float" office:value="34.878558718861207" table:style-name="ce133">
            <text:p>34,9<text:s text:c="5"/></text:p>
          </table:table-cell>
          <table:table-cell office:value-type="float" office:value="77594" table:style-name="ce134">
            <text:p>77 594</text:p>
          </table:table-cell>
          <table:table-cell office:value-type="float" office:value="36.010339850656912" table:style-name="ce135">
            <text:p>36,0<text:s text:c="5"/></text:p>
          </table:table-cell>
          <table:table-cell office:value-type="float" office:value="75719" table:style-name="ce134">
            <text:p>75 719</text:p>
          </table:table-cell>
          <table:table-cell office:value-type="float" office:value="44.390183847669071" table:style-name="ce135">
            <text:p>44,4<text:s text:c="5"/></text:p>
          </table:table-cell>
          <table:table-cell office:value-type="float" office:value="813" table:style-name="ce120">
            <text:p>+ 813</text:p>
          </table:table-cell>
          <table:table-cell office:value-type="float" office:value="1.0477614248524372" table:style-name="ce121">
            <text:p>+1,0<text:s text:c="3"/></text:p>
          </table:table-cell>
          <table:table-cell office:value-type="float" office:value="2688" table:style-name="ce120">
            <text:p>+2 688</text:p>
          </table:table-cell>
          <table:table-cell office:value-type="float" office:value="3.5499676435240826" table:style-name="ce121">
            <text:p>+3,5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6721" table:style-name="ce132">
            <text:p>16 721</text:p>
          </table:table-cell>
          <table:table-cell office:value-type="float" office:value="7.4381672597864767" table:style-name="ce133">
            <text:p>7,4<text:s text:c="5"/></text:p>
          </table:table-cell>
          <table:table-cell office:value-type="float" office:value="17199" table:style-name="ce134">
            <text:p>17 199</text:p>
          </table:table-cell>
          <table:table-cell office:value-type="float" office:value="7.9818263666191758" table:style-name="ce135">
            <text:p>8,0<text:s text:c="5"/></text:p>
          </table:table-cell>
          <table:table-cell office:value-type="float" office:value="17704" table:style-name="ce134">
            <text:p>17 704</text:p>
          </table:table-cell>
          <table:table-cell office:value-type="float" office:value="10.378951317887628" table:style-name="ce135">
            <text:p>10,4<text:s text:c="5"/></text:p>
          </table:table-cell>
          <table:table-cell office:value-type="float" office:value="-478" table:style-name="ce120">
            <text:p><text:s/>- 478</text:p>
          </table:table-cell>
          <table:table-cell office:value-type="float" office:value="-2.7792313506599218" table:style-name="ce121">
            <text:p>-2,8<text:s text:c="3"/></text:p>
          </table:table-cell>
          <table:table-cell office:value-type="float" office:value="-983" table:style-name="ce120">
            <text:p><text:s/>- 983</text:p>
          </table:table-cell>
          <table:table-cell office:value-type="float" office:value="-5.5524175327609582" table:style-name="ce121">
            <text:p>-5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08079" table:style-name="ce132">
            <text:p>208 079</text:p>
          </table:table-cell>
          <table:table-cell office:value-type="float" office:value="92.561832740213518" table:style-name="ce133">
            <text:p>92,6<text:s text:c="5"/></text:p>
          </table:table-cell>
          <table:table-cell office:value-type="float" office:value="198278" table:style-name="ce134">
            <text:p>198 278</text:p>
          </table:table-cell>
          <table:table-cell office:value-type="float" office:value="92.018173633380826" table:style-name="ce135">
            <text:p>92,0<text:s text:c="5"/></text:p>
          </table:table-cell>
          <table:table-cell office:value-type="float" office:value="152872" table:style-name="ce134">
            <text:p>152 872</text:p>
          </table:table-cell>
          <table:table-cell office:value-type="float" office:value="89.621048682112374" table:style-name="ce135">
            <text:p>89,6<text:s text:c="5"/></text:p>
          </table:table-cell>
          <table:table-cell office:value-type="float" office:value="9801" table:style-name="ce120">
            <text:p>+9 801</text:p>
          </table:table-cell>
          <table:table-cell office:value-type="float" office:value="4.9430597443992781" table:style-name="ce121">
            <text:p>+4,9<text:s text:c="3"/></text:p>
          </table:table-cell>
          <table:table-cell office:value-type="float" office:value="55207" table:style-name="ce120">
            <text:p>+55 207</text:p>
          </table:table-cell>
          <table:table-cell office:value-type="float" office:value="36.113218902088022" table:style-name="ce121">
            <text:p>+36,1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342" table:style-name="ce132">
            <text:p>13 342</text:p>
          </table:table-cell>
          <table:table-cell office:value-type="float" office:value="5.935053380782918" table:style-name="ce133">
            <text:p>5,9<text:s text:c="5"/></text:p>
          </table:table-cell>
          <table:table-cell office:value-type="float" office:value="13064" table:style-name="ce134">
            <text:p>13 064</text:p>
          </table:table-cell>
          <table:table-cell office:value-type="float" office:value="6.0628280512537307" table:style-name="ce135">
            <text:p>6,1<text:s text:c="5"/></text:p>
          </table:table-cell>
          <table:table-cell office:value-type="float" office:value="12069" table:style-name="ce134">
            <text:p>12 069</text:p>
          </table:table-cell>
          <table:table-cell office:value-type="float" office:value="7.0754385142106742" table:style-name="ce135">
            <text:p>7,1<text:s text:c="5"/></text:p>
          </table:table-cell>
          <table:table-cell office:value-type="float" office:value="278" table:style-name="ce120">
            <text:p>+ 278</text:p>
          </table:table-cell>
          <table:table-cell office:value-type="float" office:value="2.1279853031230864" table:style-name="ce121">
            <text:p>+2,1<text:s text:c="3"/></text:p>
          </table:table-cell>
          <table:table-cell office:value-type="float" office:value="1273" table:style-name="ce120">
            <text:p>+1 273</text:p>
          </table:table-cell>
          <table:table-cell office:value-type="float" office:value="10.547684149473859" table:style-name="ce121">
            <text:p>+1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30461" table:style-name="ce132">
            <text:p>30 461</text:p>
          </table:table-cell>
          <table:table-cell office:value-type="float" office:value="13.55026690391459" table:style-name="ce133">
            <text:p>13,6<text:s text:c="5"/></text:p>
          </table:table-cell>
          <table:table-cell office:value-type="float" office:value="30103" table:style-name="ce134">
            <text:p>30 103</text:p>
          </table:table-cell>
          <table:table-cell office:value-type="float" office:value="13.970400553191292" table:style-name="ce135">
            <text:p>14,0<text:s text:c="5"/></text:p>
          </table:table-cell>
          <table:table-cell office:value-type="float" office:value="28358" table:style-name="ce134">
            <text:p>28 358</text:p>
          </table:table-cell>
          <table:table-cell office:value-type="float" office:value="16.624847575274366" table:style-name="ce135">
            <text:p>16,6<text:s text:c="5"/></text:p>
          </table:table-cell>
          <table:table-cell office:value-type="float" office:value="358" table:style-name="ce120">
            <text:p>+ 358</text:p>
          </table:table-cell>
          <table:table-cell office:value-type="float" office:value="1.1892502408397834" table:style-name="ce121">
            <text:p>+1,2<text:s text:c="3"/></text:p>
          </table:table-cell>
          <table:table-cell office:value-type="float" office:value="2103" table:style-name="ce120">
            <text:p>+2 103</text:p>
          </table:table-cell>
          <table:table-cell office:value-type="float" office:value="7.4158967487128855" table:style-name="ce121">
            <text:p>+7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9658" table:style-name="ce132">
            <text:p>29 658</text:p>
          </table:table-cell>
          <table:table-cell office:value-type="float" office:value="13.193060498220641" table:style-name="ce133">
            <text:p>13,2<text:s text:c="5"/></text:p>
          </table:table-cell>
          <table:table-cell office:value-type="float" office:value="28516" table:style-name="ce134">
            <text:p>28 516</text:p>
          </table:table-cell>
          <table:table-cell office:value-type="float" office:value="13.233895032880538" table:style-name="ce135">
            <text:p>13,2<text:s text:c="5"/></text:p>
          </table:table-cell>
          <table:table-cell office:value-type="float" office:value="22624" table:style-name="ce134">
            <text:p>22 624</text:p>
          </table:table-cell>
          <table:table-cell office:value-type="float" office:value="13.263296126066972" table:style-name="ce135">
            <text:p>13,3<text:s text:c="5"/></text:p>
          </table:table-cell>
          <table:table-cell office:value-type="float" office:value="1142" table:style-name="ce120">
            <text:p>+1 142</text:p>
          </table:table-cell>
          <table:table-cell office:value-type="float" office:value="4.0047692523495586" table:style-name="ce121">
            <text:p>+4,0<text:s text:c="3"/></text:p>
          </table:table-cell>
          <table:table-cell office:value-type="float" office:value="7034" table:style-name="ce120">
            <text:p>+7 034</text:p>
          </table:table-cell>
          <table:table-cell office:value-type="float" office:value="31.090876944837341" table:style-name="ce121">
            <text:p>+3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5658" table:style-name="ce132">
            <text:p>45 658</text:p>
          </table:table-cell>
          <table:table-cell office:value-type="float" office:value="20.310498220640568" table:style-name="ce133">
            <text:p>20,3<text:s text:c="5"/></text:p>
          </table:table-cell>
          <table:table-cell office:value-type="float" office:value="43504" table:style-name="ce134">
            <text:p>43 504</text:p>
          </table:table-cell>
          <table:table-cell office:value-type="float" office:value="20.189625806930671" table:style-name="ce135">
            <text:p>20,2<text:s text:c="5"/></text:p>
          </table:table-cell>
          <table:table-cell office:value-type="float" office:value="33300" table:style-name="ce134">
            <text:p>33 300</text:p>
          </table:table-cell>
          <table:table-cell office:value-type="float" office:value="19.52208986023825" table:style-name="ce135">
            <text:p>19,5<text:s text:c="5"/></text:p>
          </table:table-cell>
          <table:table-cell office:value-type="float" office:value="2154" table:style-name="ce120">
            <text:p>+2 154</text:p>
          </table:table-cell>
          <table:table-cell office:value-type="float" office:value="4.9512688488414858" table:style-name="ce121">
            <text:p>+5,0<text:s text:c="3"/></text:p>
          </table:table-cell>
          <table:table-cell office:value-type="float" office:value="12358" table:style-name="ce120">
            <text:p>+12 358</text:p>
          </table:table-cell>
          <table:table-cell office:value-type="float" office:value="37.111111111111114" table:style-name="ce121">
            <text:p>+3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73445" table:style-name="ce132">
            <text:p>73 445</text:p>
          </table:table-cell>
          <table:table-cell office:value-type="float" office:value="32.671263345195726" table:style-name="ce133">
            <text:p>32,7<text:s text:c="5"/></text:p>
          </table:table-cell>
          <table:table-cell office:value-type="float" office:value="68856" table:style-name="ce134">
            <text:p>68 856</text:p>
          </table:table-cell>
          <table:table-cell office:value-type="float" office:value="31.955150665732308" table:style-name="ce135">
            <text:p>32,0<text:s text:c="5"/></text:p>
          </table:table-cell>
          <table:table-cell office:value-type="float" office:value="47909" table:style-name="ce134">
            <text:p>47 909</text:p>
          </table:table-cell>
          <table:table-cell office:value-type="float" office:value="28.086600694118751" table:style-name="ce135">
            <text:p>28,1<text:s text:c="5"/></text:p>
          </table:table-cell>
          <table:table-cell office:value-type="float" office:value="4589" table:style-name="ce120">
            <text:p>+4 589</text:p>
          </table:table-cell>
          <table:table-cell office:value-type="float" office:value="6.6646334378993837" table:style-name="ce121">
            <text:p>+6,7<text:s text:c="3"/></text:p>
          </table:table-cell>
          <table:table-cell office:value-type="float" office:value="25536" table:style-name="ce120">
            <text:p>+25 536</text:p>
          </table:table-cell>
          <table:table-cell office:value-type="float" office:value="53.301049907115569" table:style-name="ce121">
            <text:p>+53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2236" table:style-name="ce132">
            <text:p>32 236</text:p>
          </table:table-cell>
          <table:table-cell office:value-type="float" office:value="14.339857651245552" table:style-name="ce133">
            <text:p>14,3<text:s text:c="5"/></text:p>
          </table:table-cell>
          <table:table-cell office:value-type="float" office:value="31434" table:style-name="ce134">
            <text:p>31 434</text:p>
          </table:table-cell>
          <table:table-cell office:value-type="float" office:value="14.588099890011463" table:style-name="ce135">
            <text:p>14,6<text:s text:c="5"/></text:p>
          </table:table-cell>
          <table:table-cell office:value-type="float" office:value="26316" table:style-name="ce134">
            <text:p>26 316</text:p>
          </table:table-cell>
          <table:table-cell office:value-type="float" office:value="15.427727230090985" table:style-name="ce135">
            <text:p>15,4<text:s text:c="5"/></text:p>
          </table:table-cell>
          <table:table-cell office:value-type="float" office:value="802" table:style-name="ce120">
            <text:p>+ 802</text:p>
          </table:table-cell>
          <table:table-cell office:value-type="float" office:value="2.5513774893427499" table:style-name="ce121">
            <text:p>+2,6<text:s text:c="3"/></text:p>
          </table:table-cell>
          <table:table-cell office:value-type="float" office:value="5920" table:style-name="ce120">
            <text:p>+5 920</text:p>
          </table:table-cell>
          <table:table-cell office:value-type="float" office:value="22.495820033439731" table:style-name="ce121">
            <text:p>+22,5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978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398in" svg:y="0.24054in" svg:width="1.90592in" svg:height="0.52852in">
                <draw:text-box>
                  <text:p text:style-name="a25" text:class-names="" text:cond-style-name=""><text:span text:style-name="a23" text:class-names="">MAIO 2020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Quadro 2 - PEDIDOS DE EMPREGO <text:s text:c="2"/>E <text:s text:c="3"/>DESEMPREGO REGISTADO</text:p>
          </table:table-cell>
          <table:table-cell table:number-columns-repeated="8" table:style-name="ce159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511491" table:style-name="ce109">
            <text:p>511 49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96647" table:style-name="ce111">
            <text:p>496 647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36056" table:style-name="ce111">
            <text:p>436 05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4844" table:style-name="ce113">
            <text:p>+14 844</text:p>
          </table:table-cell>
          <table:table-cell office:value-type="float" office:value="2.9888431823810473" table:style-name="ce114">
            <text:p>+3,0<text:s text:c="3"/></text:p>
          </table:table-cell>
          <table:table-cell office:value-type="float" office:value="75435" table:style-name="ce113">
            <text:p>+75 435</text:p>
          </table:table-cell>
          <table:table-cell office:value-type="float" office:value="17.299383565413617" table:style-name="ce114">
            <text:p>+17,3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84504" table:style-name="ce116">
            <text:p>384 504</text:p>
          </table:table-cell>
          <table:table-cell office:value-type="float" office:value="75.173170202408258" table:style-name="ce117">
            <text:p>75,2<text:s text:c="5"/></text:p>
          </table:table-cell>
          <table:table-cell office:value-type="float" office:value="368925" table:style-name="ce118">
            <text:p>368 925</text:p>
          </table:table-cell>
          <table:table-cell office:value-type="float" office:value="74.283142755317158" table:style-name="ce119">
            <text:p>74,3<text:s text:c="5"/></text:p>
          </table:table-cell>
          <table:table-cell office:value-type="float" office:value="282292" table:style-name="ce118">
            <text:p>282 292</text:p>
          </table:table-cell>
          <table:table-cell office:value-type="float" office:value="64.737556644100763" table:style-name="ce119">
            <text:p>64,7<text:s text:c="5"/></text:p>
          </table:table-cell>
          <table:table-cell office:value-type="float" office:value="15579" table:style-name="ce120">
            <text:p>+15 579</text:p>
          </table:table-cell>
          <table:table-cell office:value-type="float" office:value="4.2228095141288877" table:style-name="ce121">
            <text:p>+4,2<text:s text:c="3"/></text:p>
          </table:table-cell>
          <table:table-cell office:value-type="float" office:value="102212" table:style-name="ce120">
            <text:p>+102 212</text:p>
          </table:table-cell>
          <table:table-cell office:value-type="float" office:value="36.207898204695852" table:style-name="ce121">
            <text:p>+36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36056" table:style-name="ce116">
            <text:p>36 056</text:p>
          </table:table-cell>
          <table:table-cell office:value-type="float" office:value="7.0491953915122654" table:style-name="ce117">
            <text:p>7,0<text:s text:c="5"/></text:p>
          </table:table-cell>
          <table:table-cell office:value-type="float" office:value="37729" table:style-name="ce118">
            <text:p>37 729</text:p>
          </table:table-cell>
          <table:table-cell office:value-type="float" office:value="7.5967437636792328" table:style-name="ce119">
            <text:p>7,6<text:s text:c="5"/></text:p>
          </table:table-cell>
          <table:table-cell office:value-type="float" office:value="42104" table:style-name="ce118">
            <text:p>42 104</text:p>
          </table:table-cell>
          <table:table-cell office:value-type="float" office:value="9.6556405599280826" table:style-name="ce119">
            <text:p>9,7<text:s text:c="5"/></text:p>
          </table:table-cell>
          <table:table-cell office:value-type="float" office:value="-1673" table:style-name="ce120">
            <text:p><text:s/>-1 673</text:p>
          </table:table-cell>
          <table:table-cell office:value-type="float" office:value="-4.4342548172493306" table:style-name="ce121">
            <text:p>-4,4<text:s text:c="3"/></text:p>
          </table:table-cell>
          <table:table-cell office:value-type="float" office:value="-6048" table:style-name="ce120">
            <text:p><text:s/>-6 048</text:p>
          </table:table-cell>
          <table:table-cell office:value-type="float" office:value="-14.364430932927988" table:style-name="ce121">
            <text:p>-14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76978" table:style-name="ce116">
            <text:p>76 978</text:p>
          </table:table-cell>
          <table:table-cell office:value-type="float" office:value="15.049727170175037" table:style-name="ce117">
            <text:p>15,0<text:s text:c="5"/></text:p>
          </table:table-cell>
          <table:table-cell office:value-type="float" office:value="75844" table:style-name="ce118">
            <text:p>75 844</text:p>
          </table:table-cell>
          <table:table-cell office:value-type="float" office:value="15.271208725714642" table:style-name="ce119">
            <text:p>15,3<text:s text:c="5"/></text:p>
          </table:table-cell>
          <table:table-cell office:value-type="float" office:value="86401" table:style-name="ce118">
            <text:p>86 401</text:p>
          </table:table-cell>
          <table:table-cell office:value-type="float" office:value="19.814198176381016" table:style-name="ce119">
            <text:p>19,8<text:s text:c="5"/></text:p>
          </table:table-cell>
          <table:table-cell office:value-type="float" office:value="1134" table:style-name="ce120">
            <text:p>+1 134</text:p>
          </table:table-cell>
          <table:table-cell office:value-type="float" office:value="1.4951743051526818" table:style-name="ce121">
            <text:p>+1,5<text:s text:c="3"/></text:p>
          </table:table-cell>
          <table:table-cell office:value-type="float" office:value="-9423" table:style-name="ce120">
            <text:p><text:s/>-9 423</text:p>
          </table:table-cell>
          <table:table-cell office:value-type="float" office:value="-10.906123771715604" table:style-name="ce121">
            <text:p>-10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3953" table:style-name="ce116">
            <text:p>13 953</text:p>
          </table:table-cell>
          <table:table-cell office:value-type="float" office:value="2.7279072359044441" table:style-name="ce117">
            <text:p>2,7<text:s text:c="5"/></text:p>
          </table:table-cell>
          <table:table-cell office:value-type="float" office:value="14149" table:style-name="ce118">
            <text:p>14 149</text:p>
          </table:table-cell>
          <table:table-cell office:value-type="float" office:value="2.8489047552889679" table:style-name="ce119">
            <text:p>2,8<text:s text:c="5"/></text:p>
          </table:table-cell>
          <table:table-cell office:value-type="float" office:value="25259" table:style-name="ce118">
            <text:p>25 259</text:p>
          </table:table-cell>
          <table:table-cell office:value-type="float" office:value="5.7926046195901444" table:style-name="ce119">
            <text:p>5,8<text:s text:c="5"/></text:p>
          </table:table-cell>
          <table:table-cell office:value-type="float" office:value="-196" table:style-name="ce120">
            <text:p><text:s/>- 196</text:p>
          </table:table-cell>
          <table:table-cell office:value-type="float" office:value="-1.3852569086154498" table:style-name="ce121">
            <text:p>-1,4<text:s text:c="3"/></text:p>
          </table:table-cell>
          <table:table-cell office:value-type="float" office:value="-11306" table:style-name="ce120">
            <text:p><text:s/>-11 306</text:p>
          </table:table-cell>
          <table:table-cell office:value-type="float" office:value="-44.760283463320008" table:style-name="ce121">
            <text:p>-44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84504" table:style-name="ce127">
            <text:p>384 50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68925" table:style-name="ce129">
            <text:p>368 92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82292" table:style-name="ce129">
            <text:p>282 29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5579" table:style-name="ce113">
            <text:p>+15 579</text:p>
          </table:table-cell>
          <table:table-cell office:value-type="float" office:value="4.2228095141288877" table:style-name="ce114">
            <text:p>+4,2<text:s text:c="3"/></text:p>
          </table:table-cell>
          <table:table-cell office:value-type="float" office:value="102212" table:style-name="ce113">
            <text:p>+102 212</text:p>
          </table:table-cell>
          <table:table-cell office:value-type="float" office:value="36.207898204695852" table:style-name="ce114">
            <text:p>+36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72366" table:style-name="ce132">
            <text:p>172 366</text:p>
          </table:table-cell>
          <table:table-cell office:value-type="float" office:value="44.828142229989801" table:style-name="ce133">
            <text:p>44,8<text:s text:c="5"/></text:p>
          </table:table-cell>
          <table:table-cell office:value-type="float" office:value="165620" table:style-name="ce134">
            <text:p>165 620</text:p>
          </table:table-cell>
          <table:table-cell office:value-type="float" office:value="44.892593345530933" table:style-name="ce135">
            <text:p>44,9<text:s text:c="5"/></text:p>
          </table:table-cell>
          <table:table-cell office:value-type="float" office:value="123587" table:style-name="ce134">
            <text:p>123 587</text:p>
          </table:table-cell>
          <table:table-cell office:value-type="float" office:value="43.779844983208875" table:style-name="ce135">
            <text:p>43,8<text:s text:c="5"/></text:p>
          </table:table-cell>
          <table:table-cell office:value-type="float" office:value="6746" table:style-name="ce120">
            <text:p>+6 746</text:p>
          </table:table-cell>
          <table:table-cell office:value-type="float" office:value="4.0731795676850622" table:style-name="ce121">
            <text:p>+4,1<text:s text:c="3"/></text:p>
          </table:table-cell>
          <table:table-cell office:value-type="float" office:value="48779" table:style-name="ce120">
            <text:p>+48 779</text:p>
          </table:table-cell>
          <table:table-cell office:value-type="float" office:value="39.469361664252709" table:style-name="ce121">
            <text:p>+39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212138" table:style-name="ce132">
            <text:p>212 138</text:p>
          </table:table-cell>
          <table:table-cell office:value-type="float" office:value="55.171857770010192" table:style-name="ce133">
            <text:p>55,2<text:s text:c="5"/></text:p>
          </table:table-cell>
          <table:table-cell office:value-type="float" office:value="203305" table:style-name="ce134">
            <text:p>203 305</text:p>
          </table:table-cell>
          <table:table-cell office:value-type="float" office:value="55.107406654469074" table:style-name="ce135">
            <text:p>55,1<text:s text:c="5"/></text:p>
          </table:table-cell>
          <table:table-cell office:value-type="float" office:value="158705" table:style-name="ce134">
            <text:p>158 705</text:p>
          </table:table-cell>
          <table:table-cell office:value-type="float" office:value="56.220155016791132" table:style-name="ce135">
            <text:p>56,2<text:s text:c="5"/></text:p>
          </table:table-cell>
          <table:table-cell office:value-type="float" office:value="8833" table:style-name="ce120">
            <text:p>+8 833</text:p>
          </table:table-cell>
          <table:table-cell office:value-type="float" office:value="4.3447037701974871" table:style-name="ce121">
            <text:p>+4,3<text:s text:c="3"/></text:p>
          </table:table-cell>
          <table:table-cell office:value-type="float" office:value="53433" table:style-name="ce120">
            <text:p>+53 433</text:p>
          </table:table-cell>
          <table:table-cell office:value-type="float" office:value="33.66812639803409" table:style-name="ce121">
            <text:p>+33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42762" table:style-name="ce132">
            <text:p>42 762</text:p>
          </table:table-cell>
          <table:table-cell office:value-type="float" office:value="11.121340740278384" table:style-name="ce133">
            <text:p>11,1<text:s text:c="5"/></text:p>
          </table:table-cell>
          <table:table-cell office:value-type="float" office:value="39907" table:style-name="ce134">
            <text:p>39 907</text:p>
          </table:table-cell>
          <table:table-cell office:value-type="float" office:value="10.817103747374128" table:style-name="ce135">
            <text:p>10,8<text:s text:c="5"/></text:p>
          </table:table-cell>
          <table:table-cell office:value-type="float" office:value="27422" table:style-name="ce134">
            <text:p>27 422</text:p>
          </table:table-cell>
          <table:table-cell office:value-type="float" office:value="9.7140549501934164" table:style-name="ce135">
            <text:p>9,7<text:s text:c="5"/></text:p>
          </table:table-cell>
          <table:table-cell office:value-type="float" office:value="2855" table:style-name="ce120">
            <text:p>+2 855</text:p>
          </table:table-cell>
          <table:table-cell office:value-type="float" office:value="7.1541333600621444" table:style-name="ce121">
            <text:p>+7,2<text:s text:c="3"/></text:p>
          </table:table-cell>
          <table:table-cell office:value-type="float" office:value="15340" table:style-name="ce120">
            <text:p>+15 340</text:p>
          </table:table-cell>
          <table:table-cell office:value-type="float" office:value="55.940485741375532" table:style-name="ce121">
            <text:p>+55,9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341742" table:style-name="ce132">
            <text:p>341 742</text:p>
          </table:table-cell>
          <table:table-cell office:value-type="float" office:value="88.878659259721616" table:style-name="ce133">
            <text:p>88,9<text:s text:c="5"/></text:p>
          </table:table-cell>
          <table:table-cell office:value-type="float" office:value="329018" table:style-name="ce134">
            <text:p>329 018</text:p>
          </table:table-cell>
          <table:table-cell office:value-type="float" office:value="89.182896252625881" table:style-name="ce135">
            <text:p>89,2<text:s text:c="5"/></text:p>
          </table:table-cell>
          <table:table-cell office:value-type="float" office:value="254870" table:style-name="ce134">
            <text:p>254 870</text:p>
          </table:table-cell>
          <table:table-cell office:value-type="float" office:value="90.285945049806585" table:style-name="ce135">
            <text:p>90,3<text:s text:c="5"/></text:p>
          </table:table-cell>
          <table:table-cell office:value-type="float" office:value="12724" table:style-name="ce120">
            <text:p>+12 724</text:p>
          </table:table-cell>
          <table:table-cell office:value-type="float" office:value="3.8672656207259175" table:style-name="ce121">
            <text:p>+3,9<text:s text:c="3"/></text:p>
          </table:table-cell>
          <table:table-cell office:value-type="float" office:value="86872" table:style-name="ce120">
            <text:p>+86 872</text:p>
          </table:table-cell>
          <table:table-cell office:value-type="float" office:value="34.084827559147804" table:style-name="ce121">
            <text:p>+34,1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258368" table:style-name="ce132">
            <text:p>258 368</text:p>
          </table:table-cell>
          <table:table-cell office:value-type="float" office:value="67.19513971246073" table:style-name="ce133">
            <text:p>67,2<text:s text:c="5"/></text:p>
          </table:table-cell>
          <table:table-cell office:value-type="float" office:value="244142" table:style-name="ce134">
            <text:p>244 142</text:p>
          </table:table-cell>
          <table:table-cell office:value-type="float" office:value="66.176594158704333" table:style-name="ce135">
            <text:p>66,2<text:s text:c="5"/></text:p>
          </table:table-cell>
          <table:table-cell office:value-type="float" office:value="157146" table:style-name="ce134">
            <text:p>157 146</text:p>
          </table:table-cell>
          <table:table-cell office:value-type="float" office:value="55.667889986255368" table:style-name="ce135">
            <text:p>55,7<text:s text:c="5"/></text:p>
          </table:table-cell>
          <table:table-cell office:value-type="float" office:value="14226" table:style-name="ce120">
            <text:p>+14 226</text:p>
          </table:table-cell>
          <table:table-cell office:value-type="float" office:value="5.82693678269204" table:style-name="ce121">
            <text:p>+5,8<text:s text:c="3"/></text:p>
          </table:table-cell>
          <table:table-cell office:value-type="float" office:value="101222" table:style-name="ce120">
            <text:p>+101 222</text:p>
          </table:table-cell>
          <table:table-cell office:value-type="float" office:value="64.41271174576508" table:style-name="ce121">
            <text:p>+64,4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26136" table:style-name="ce132">
            <text:p>126 136</text:p>
          </table:table-cell>
          <table:table-cell office:value-type="float" office:value="32.80486028753927" table:style-name="ce133">
            <text:p>32,8<text:s text:c="5"/></text:p>
          </table:table-cell>
          <table:table-cell office:value-type="float" office:value="124783" table:style-name="ce134">
            <text:p>124 783</text:p>
          </table:table-cell>
          <table:table-cell office:value-type="float" office:value="33.823405841295653" table:style-name="ce135">
            <text:p>33,8<text:s text:c="5"/></text:p>
          </table:table-cell>
          <table:table-cell office:value-type="float" office:value="125146" table:style-name="ce134">
            <text:p>125 146</text:p>
          </table:table-cell>
          <table:table-cell office:value-type="float" office:value="44.332110013744632" table:style-name="ce135">
            <text:p>44,3<text:s text:c="5"/></text:p>
          </table:table-cell>
          <table:table-cell office:value-type="float" office:value="1353" table:style-name="ce120">
            <text:p>+1 353</text:p>
          </table:table-cell>
          <table:table-cell office:value-type="float" office:value="1.0842823140972728" table:style-name="ce121">
            <text:p>+1,1<text:s text:c="3"/></text:p>
          </table:table-cell>
          <table:table-cell office:value-type="float" office:value="990" table:style-name="ce120">
            <text:p>+ 990</text:p>
          </table:table-cell>
          <table:table-cell office:value-type="float" office:value="0.79107602320489656" table:style-name="ce121">
            <text:p>+0,8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5628" table:style-name="ce132">
            <text:p>25 628</text:p>
          </table:table-cell>
          <table:table-cell office:value-type="float" office:value="6.6652102448869197" table:style-name="ce133">
            <text:p>6,7<text:s text:c="5"/></text:p>
          </table:table-cell>
          <table:table-cell office:value-type="float" office:value="26441" table:style-name="ce134">
            <text:p>26 441</text:p>
          </table:table-cell>
          <table:table-cell office:value-type="float" office:value="7.1670393711458971" table:style-name="ce135">
            <text:p>7,2<text:s text:c="5"/></text:p>
          </table:table-cell>
          <table:table-cell office:value-type="float" office:value="27123" table:style-name="ce134">
            <text:p>27 123</text:p>
          </table:table-cell>
          <table:table-cell office:value-type="float" office:value="9.6081362560752694" table:style-name="ce135">
            <text:p>9,6<text:s text:c="5"/></text:p>
          </table:table-cell>
          <table:table-cell office:value-type="float" office:value="-813" table:style-name="ce120">
            <text:p><text:s/>- 813</text:p>
          </table:table-cell>
          <table:table-cell office:value-type="float" office:value="-3.0747702431829356" table:style-name="ce121">
            <text:p>-3,1<text:s text:c="3"/></text:p>
          </table:table-cell>
          <table:table-cell office:value-type="float" office:value="-1495" table:style-name="ce120">
            <text:p><text:s/>-1 495</text:p>
          </table:table-cell>
          <table:table-cell office:value-type="float" office:value="-5.5119271467020603" table:style-name="ce121">
            <text:p>-5,5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358876" table:style-name="ce132">
            <text:p>358 876</text:p>
          </table:table-cell>
          <table:table-cell office:value-type="float" office:value="93.334789755113079" table:style-name="ce133">
            <text:p>93,3<text:s text:c="5"/></text:p>
          </table:table-cell>
          <table:table-cell office:value-type="float" office:value="342484" table:style-name="ce134">
            <text:p>342 484</text:p>
          </table:table-cell>
          <table:table-cell office:value-type="float" office:value="92.832960628854096" table:style-name="ce135">
            <text:p>92,8<text:s text:c="5"/></text:p>
          </table:table-cell>
          <table:table-cell office:value-type="float" office:value="255169" table:style-name="ce134">
            <text:p>255 169</text:p>
          </table:table-cell>
          <table:table-cell office:value-type="float" office:value="90.391863743924731" table:style-name="ce135">
            <text:p>90,4<text:s text:c="5"/></text:p>
          </table:table-cell>
          <table:table-cell office:value-type="float" office:value="16392" table:style-name="ce120">
            <text:p>+16 392</text:p>
          </table:table-cell>
          <table:table-cell office:value-type="float" office:value="4.7862089907849708" table:style-name="ce121">
            <text:p>+4,8<text:s text:c="3"/></text:p>
          </table:table-cell>
          <table:table-cell office:value-type="float" office:value="103707" table:style-name="ce120">
            <text:p>+103 707</text:p>
          </table:table-cell>
          <table:table-cell office:value-type="float" office:value="40.642476162856774" table:style-name="ce121">
            <text:p>+40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4636" table:style-name="ce132">
            <text:p>24 636</text:p>
          </table:table-cell>
          <table:table-cell office:value-type="float" office:value="6.4072155296173774" table:style-name="ce133">
            <text:p>6,4<text:s text:c="5"/></text:p>
          </table:table-cell>
          <table:table-cell office:value-type="float" office:value="24133" table:style-name="ce134">
            <text:p>24 133</text:p>
          </table:table-cell>
          <table:table-cell office:value-type="float" office:value="6.54143796164532" table:style-name="ce135">
            <text:p>6,5<text:s text:c="5"/></text:p>
          </table:table-cell>
          <table:table-cell office:value-type="float" office:value="20917" table:style-name="ce134">
            <text:p>20 917</text:p>
          </table:table-cell>
          <table:table-cell office:value-type="float" office:value="7.4097034276564697" table:style-name="ce135">
            <text:p>7,4<text:s text:c="5"/></text:p>
          </table:table-cell>
          <table:table-cell office:value-type="float" office:value="503" table:style-name="ce120">
            <text:p>+ 503</text:p>
          </table:table-cell>
          <table:table-cell office:value-type="float" office:value="2.0842829320846974" table:style-name="ce121">
            <text:p>+2,1<text:s text:c="3"/></text:p>
          </table:table-cell>
          <table:table-cell office:value-type="float" office:value="3719" table:style-name="ce120">
            <text:p>+3 719</text:p>
          </table:table-cell>
          <table:table-cell office:value-type="float" office:value="17.779796337906966" table:style-name="ce121">
            <text:p>+17,8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4394" table:style-name="ce132">
            <text:p>54 394</text:p>
          </table:table-cell>
          <table:table-cell office:value-type="float" office:value="14.146536837068016" table:style-name="ce133">
            <text:p>14,1<text:s text:c="5"/></text:p>
          </table:table-cell>
          <table:table-cell office:value-type="float" office:value="54056" table:style-name="ce134">
            <text:p>54 056</text:p>
          </table:table-cell>
          <table:table-cell office:value-type="float" office:value="14.652300603103614" table:style-name="ce135">
            <text:p>14,7<text:s text:c="5"/></text:p>
          </table:table-cell>
          <table:table-cell office:value-type="float" office:value="50598" table:style-name="ce134">
            <text:p>50 598</text:p>
          </table:table-cell>
          <table:table-cell office:value-type="float" office:value="17.923993595284315" table:style-name="ce135">
            <text:p>17,9<text:s text:c="5"/></text:p>
          </table:table-cell>
          <table:table-cell office:value-type="float" office:value="338" table:style-name="ce120">
            <text:p>+ 338</text:p>
          </table:table-cell>
          <table:table-cell office:value-type="float" office:value="0.6252774900103597" table:style-name="ce121">
            <text:p>+0,6<text:s text:c="3"/></text:p>
          </table:table-cell>
          <table:table-cell office:value-type="float" office:value="3796" table:style-name="ce120">
            <text:p>+3 796</text:p>
          </table:table-cell>
          <table:table-cell office:value-type="float" office:value="7.5022728171073956" table:style-name="ce121">
            <text:p>+7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55032" table:style-name="ce132">
            <text:p>55 032</text:p>
          </table:table-cell>
          <table:table-cell office:value-type="float" office:value="14.312464889832096" table:style-name="ce133">
            <text:p>14,3<text:s text:c="5"/></text:p>
          </table:table-cell>
          <table:table-cell office:value-type="float" office:value="53463" table:style-name="ce134">
            <text:p>53 463</text:p>
          </table:table-cell>
          <table:table-cell office:value-type="float" office:value="14.491563325879245" table:style-name="ce135">
            <text:p>14,5<text:s text:c="5"/></text:p>
          </table:table-cell>
          <table:table-cell office:value-type="float" office:value="40928" table:style-name="ce134">
            <text:p>40 928</text:p>
          </table:table-cell>
          <table:table-cell office:value-type="float" office:value="14.49846258484123" table:style-name="ce135">
            <text:p>14,5<text:s text:c="5"/></text:p>
          </table:table-cell>
          <table:table-cell office:value-type="float" office:value="1569" table:style-name="ce120">
            <text:p>+1 569</text:p>
          </table:table-cell>
          <table:table-cell office:value-type="float" office:value="2.934739913585096" table:style-name="ce121">
            <text:p>+2,9<text:s text:c="3"/></text:p>
          </table:table-cell>
          <table:table-cell office:value-type="float" office:value="14104" table:style-name="ce120">
            <text:p>+14 104</text:p>
          </table:table-cell>
          <table:table-cell office:value-type="float" office:value="34.460516028146991" table:style-name="ce121">
            <text:p>+34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80735" table:style-name="ce132">
            <text:p>80 735</text:p>
          </table:table-cell>
          <table:table-cell office:value-type="float" office:value="20.997180783554917" table:style-name="ce133">
            <text:p>21,0<text:s text:c="5"/></text:p>
          </table:table-cell>
          <table:table-cell office:value-type="float" office:value="76799" table:style-name="ce134">
            <text:p>76 799</text:p>
          </table:table-cell>
          <table:table-cell office:value-type="float" office:value="20.816968218472589" table:style-name="ce135">
            <text:p>20,8<text:s text:c="5"/></text:p>
          </table:table-cell>
          <table:table-cell office:value-type="float" office:value="55453" table:style-name="ce134">
            <text:p>55 453</text:p>
          </table:table-cell>
          <table:table-cell office:value-type="float" office:value="19.643843962988676" table:style-name="ce135">
            <text:p>19,6<text:s text:c="5"/></text:p>
          </table:table-cell>
          <table:table-cell office:value-type="float" office:value="3936" table:style-name="ce120">
            <text:p>+3 936</text:p>
          </table:table-cell>
          <table:table-cell office:value-type="float" office:value="5.1250667326397474" table:style-name="ce121">
            <text:p>+5,1<text:s text:c="3"/></text:p>
          </table:table-cell>
          <table:table-cell office:value-type="float" office:value="25282" table:style-name="ce120">
            <text:p>+25 282</text:p>
          </table:table-cell>
          <table:table-cell office:value-type="float" office:value="45.591762393378175" table:style-name="ce121">
            <text:p>+45,6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121871" table:style-name="ce132">
            <text:p>121 871</text:p>
          </table:table-cell>
          <table:table-cell office:value-type="float" office:value="31.695639057070927" table:style-name="ce133">
            <text:p>31,7<text:s text:c="5"/></text:p>
          </table:table-cell>
          <table:table-cell office:value-type="float" office:value="113950" table:style-name="ce134">
            <text:p>113 950</text:p>
          </table:table-cell>
          <table:table-cell office:value-type="float" office:value="30.887036660567869" table:style-name="ce135">
            <text:p>30,9<text:s text:c="5"/></text:p>
          </table:table-cell>
          <table:table-cell office:value-type="float" office:value="75440" table:style-name="ce134">
            <text:p>75 440</text:p>
          </table:table-cell>
          <table:table-cell office:value-type="float" office:value="26.724101285194052" table:style-name="ce135">
            <text:p>26,7<text:s text:c="5"/></text:p>
          </table:table-cell>
          <table:table-cell office:value-type="float" office:value="7921" table:style-name="ce120">
            <text:p>+7 921</text:p>
          </table:table-cell>
          <table:table-cell office:value-type="float" office:value="6.9512944273804305" table:style-name="ce121">
            <text:p>+7,0<text:s text:c="3"/></text:p>
          </table:table-cell>
          <table:table-cell office:value-type="float" office:value="46431" table:style-name="ce120">
            <text:p>+46 431</text:p>
          </table:table-cell>
          <table:table-cell office:value-type="float" office:value="61.546924708377517" table:style-name="ce121">
            <text:p>+61,5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7836" table:style-name="ce132">
            <text:p>47 836</text:p>
          </table:table-cell>
          <table:table-cell office:value-type="float" office:value="12.440962902856667" table:style-name="ce133">
            <text:p>12,4<text:s text:c="5"/></text:p>
          </table:table-cell>
          <table:table-cell office:value-type="float" office:value="46524" table:style-name="ce134">
            <text:p>46 524</text:p>
          </table:table-cell>
          <table:table-cell office:value-type="float" office:value="12.610693230331368" table:style-name="ce135">
            <text:p>12,6<text:s text:c="5"/></text:p>
          </table:table-cell>
          <table:table-cell office:value-type="float" office:value="38956" table:style-name="ce134">
            <text:p>38 956</text:p>
          </table:table-cell>
          <table:table-cell office:value-type="float" office:value="13.799895144035254" table:style-name="ce135">
            <text:p>13,8<text:s text:c="5"/></text:p>
          </table:table-cell>
          <table:table-cell office:value-type="float" office:value="1312" table:style-name="ce120">
            <text:p>+1 312</text:p>
          </table:table-cell>
          <table:table-cell office:value-type="float" office:value="2.8200498667354483" table:style-name="ce121">
            <text:p>+2,8<text:s text:c="3"/></text:p>
          </table:table-cell>
          <table:table-cell office:value-type="float" office:value="8880" table:style-name="ce120">
            <text:p>+8 880</text:p>
          </table:table-cell>
          <table:table-cell office:value-type="float" office:value="22.794948146626965" table:style-name="ce121">
            <text:p>+22,8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72366" table:style-name="ce127">
            <text:p>172 36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5620" table:style-name="ce129">
            <text:p>165 62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23587" table:style-name="ce129">
            <text:p>123 58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6746" table:style-name="ce113">
            <text:p>+6 746</text:p>
          </table:table-cell>
          <table:table-cell office:value-type="float" office:value="4.0731795676850622" table:style-name="ce114">
            <text:p>+4,1<text:s text:c="3"/></text:p>
          </table:table-cell>
          <table:table-cell office:value-type="float" office:value="48779" table:style-name="ce113">
            <text:p>+48 779</text:p>
          </table:table-cell>
          <table:table-cell office:value-type="float" office:value="39.469361664252709" table:style-name="ce114">
            <text:p>+3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0092" table:style-name="ce132">
            <text:p>20 092</text:p>
          </table:table-cell>
          <table:table-cell office:value-type="float" office:value="11.656591207082604" table:style-name="ce133">
            <text:p>11,7<text:s text:c="5"/></text:p>
          </table:table-cell>
          <table:table-cell office:value-type="float" office:value="18625" table:style-name="ce134">
            <text:p>18 625</text:p>
          </table:table-cell>
          <table:table-cell office:value-type="float" office:value="11.245622509358773" table:style-name="ce135">
            <text:p>11,2<text:s text:c="5"/></text:p>
          </table:table-cell>
          <table:table-cell office:value-type="float" office:value="12238" table:style-name="ce134">
            <text:p>12 238</text:p>
          </table:table-cell>
          <table:table-cell office:value-type="float" office:value="9.9023360062142469" table:style-name="ce135">
            <text:p>9,9<text:s text:c="5"/></text:p>
          </table:table-cell>
          <table:table-cell office:value-type="float" office:value="1467" table:style-name="ce120">
            <text:p>+1 467</text:p>
          </table:table-cell>
          <table:table-cell office:value-type="float" office:value="7.8765100671140935" table:style-name="ce121">
            <text:p>+7,9<text:s text:c="3"/></text:p>
          </table:table-cell>
          <table:table-cell office:value-type="float" office:value="7854" table:style-name="ce120">
            <text:p>+7 854</text:p>
          </table:table-cell>
          <table:table-cell office:value-type="float" office:value="64.177153129596348" table:style-name="ce121">
            <text:p>+6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2274" table:style-name="ce132">
            <text:p>152 274</text:p>
          </table:table-cell>
          <table:table-cell office:value-type="float" office:value="88.343408792917401" table:style-name="ce133">
            <text:p>88,3<text:s text:c="5"/></text:p>
          </table:table-cell>
          <table:table-cell office:value-type="float" office:value="146995" table:style-name="ce134">
            <text:p>146 995</text:p>
          </table:table-cell>
          <table:table-cell office:value-type="float" office:value="88.754377490641218" table:style-name="ce135">
            <text:p>88,8<text:s text:c="5"/></text:p>
          </table:table-cell>
          <table:table-cell office:value-type="float" office:value="111349" table:style-name="ce134">
            <text:p>111 349</text:p>
          </table:table-cell>
          <table:table-cell office:value-type="float" office:value="90.097663993785758" table:style-name="ce135">
            <text:p>90,1<text:s text:c="5"/></text:p>
          </table:table-cell>
          <table:table-cell office:value-type="float" office:value="5279" table:style-name="ce120">
            <text:p>+5 279</text:p>
          </table:table-cell>
          <table:table-cell office:value-type="float" office:value="3.5912786149188749" table:style-name="ce121">
            <text:p>+3,6<text:s text:c="3"/></text:p>
          </table:table-cell>
          <table:table-cell office:value-type="float" office:value="40925" table:style-name="ce120">
            <text:p>+40 925</text:p>
          </table:table-cell>
          <table:table-cell office:value-type="float" office:value="36.753810092591763" table:style-name="ce121">
            <text:p>+36,8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18977" table:style-name="ce132">
            <text:p>118 977</text:p>
          </table:table-cell>
          <table:table-cell office:value-type="float" office:value="69.025793950082956" table:style-name="ce133">
            <text:p>69,0<text:s text:c="5"/></text:p>
          </table:table-cell>
          <table:table-cell office:value-type="float" office:value="112820" table:style-name="ce134">
            <text:p>112 820</text:p>
          </table:table-cell>
          <table:table-cell office:value-type="float" office:value="68.119792295616477" table:style-name="ce135">
            <text:p>68,1<text:s text:c="5"/></text:p>
          </table:table-cell>
          <table:table-cell office:value-type="float" office:value="68512" table:style-name="ce134">
            <text:p>68 512</text:p>
          </table:table-cell>
          <table:table-cell office:value-type="float" office:value="55.436251385663539" table:style-name="ce135">
            <text:p>55,4<text:s text:c="5"/></text:p>
          </table:table-cell>
          <table:table-cell office:value-type="float" office:value="6157" table:style-name="ce120">
            <text:p>+6 157</text:p>
          </table:table-cell>
          <table:table-cell office:value-type="float" office:value="5.4573657152987058" table:style-name="ce121">
            <text:p>+5,5<text:s text:c="3"/></text:p>
          </table:table-cell>
          <table:table-cell office:value-type="float" office:value="50465" table:style-name="ce120">
            <text:p>+50 465</text:p>
          </table:table-cell>
          <table:table-cell office:value-type="float" office:value="73.658629145259226" table:style-name="ce121">
            <text:p>+73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3389" table:style-name="ce132">
            <text:p>53 389</text:p>
          </table:table-cell>
          <table:table-cell office:value-type="float" office:value="30.974206049917036" table:style-name="ce133">
            <text:p>31,0<text:s text:c="5"/></text:p>
          </table:table-cell>
          <table:table-cell office:value-type="float" office:value="52800" table:style-name="ce134">
            <text:p>52 800</text:p>
          </table:table-cell>
          <table:table-cell office:value-type="float" office:value="31.88020770438353" table:style-name="ce135">
            <text:p>31,9<text:s text:c="5"/></text:p>
          </table:table-cell>
          <table:table-cell office:value-type="float" office:value="55075" table:style-name="ce134">
            <text:p>55 075</text:p>
          </table:table-cell>
          <table:table-cell office:value-type="float" office:value="44.563748614336454" table:style-name="ce135">
            <text:p>44,6<text:s text:c="5"/></text:p>
          </table:table-cell>
          <table:table-cell office:value-type="float" office:value="589" table:style-name="ce120">
            <text:p>+ 589</text:p>
          </table:table-cell>
          <table:table-cell office:value-type="float" office:value="1.1155303030303032" table:style-name="ce121">
            <text:p>+1,1<text:s text:c="3"/></text:p>
          </table:table-cell>
          <table:table-cell office:value-type="float" office:value="-1686" table:style-name="ce120">
            <text:p><text:s/>-1 686</text:p>
          </table:table-cell>
          <table:table-cell office:value-type="float" office:value="-3.0612800726282341" table:style-name="ce121">
            <text:p>-3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9864" table:style-name="ce132">
            <text:p>9 864</text:p>
          </table:table-cell>
          <table:table-cell office:value-type="float" office:value="5.7227063341958395" table:style-name="ce133">
            <text:p>5,7<text:s text:c="5"/></text:p>
          </table:table-cell>
          <table:table-cell office:value-type="float" office:value="10202" table:style-name="ce134">
            <text:p>10 202</text:p>
          </table:table-cell>
          <table:table-cell office:value-type="float" office:value="6.1598840719719838" table:style-name="ce135">
            <text:p>6,2<text:s text:c="5"/></text:p>
          </table:table-cell>
          <table:table-cell office:value-type="float" office:value="10531" table:style-name="ce134">
            <text:p>10 531</text:p>
          </table:table-cell>
          <table:table-cell office:value-type="float" office:value="8.5211227718125695" table:style-name="ce135">
            <text:p>8,5<text:s text:c="5"/></text:p>
          </table:table-cell>
          <table:table-cell office:value-type="float" office:value="-338" table:style-name="ce120">
            <text:p><text:s/>- 338</text:p>
          </table:table-cell>
          <table:table-cell office:value-type="float" office:value="-3.3130758674769654" table:style-name="ce121">
            <text:p>-3,3<text:s text:c="3"/></text:p>
          </table:table-cell>
          <table:table-cell office:value-type="float" office:value="-667" table:style-name="ce120">
            <text:p><text:s/>- 667</text:p>
          </table:table-cell>
          <table:table-cell office:value-type="float" office:value="-6.3336815117272804" table:style-name="ce121">
            <text:p>-6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62502" table:style-name="ce132">
            <text:p>162 502</text:p>
          </table:table-cell>
          <table:table-cell office:value-type="float" office:value="94.277293665804166" table:style-name="ce133">
            <text:p>94,3<text:s text:c="5"/></text:p>
          </table:table-cell>
          <table:table-cell office:value-type="float" office:value="155418" table:style-name="ce134">
            <text:p>155 418</text:p>
          </table:table-cell>
          <table:table-cell office:value-type="float" office:value="93.840115928028013" table:style-name="ce135">
            <text:p>93,8<text:s text:c="5"/></text:p>
          </table:table-cell>
          <table:table-cell office:value-type="float" office:value="113056" table:style-name="ce134">
            <text:p>113 056</text:p>
          </table:table-cell>
          <table:table-cell office:value-type="float" office:value="91.478877228187429" table:style-name="ce135">
            <text:p>91,5<text:s text:c="5"/></text:p>
          </table:table-cell>
          <table:table-cell office:value-type="float" office:value="7084" table:style-name="ce120">
            <text:p>+7 084</text:p>
          </table:table-cell>
          <table:table-cell office:value-type="float" office:value="4.5580306013460481" table:style-name="ce121">
            <text:p>+4,6<text:s text:c="3"/></text:p>
          </table:table-cell>
          <table:table-cell office:value-type="float" office:value="49446" table:style-name="ce120">
            <text:p>+49 446</text:p>
          </table:table-cell>
          <table:table-cell office:value-type="float" office:value="43.735847721483154" table:style-name="ce121">
            <text:p>+43,7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767" table:style-name="ce132">
            <text:p>11 767</text:p>
          </table:table-cell>
          <table:table-cell office:value-type="float" office:value="6.8267523757585602" table:style-name="ce133">
            <text:p>6,8<text:s text:c="5"/></text:p>
          </table:table-cell>
          <table:table-cell office:value-type="float" office:value="11539" table:style-name="ce134">
            <text:p>11 539</text:p>
          </table:table-cell>
          <table:table-cell office:value-type="float" office:value="6.9671537253954838" table:style-name="ce135">
            <text:p>7,0<text:s text:c="5"/></text:p>
          </table:table-cell>
          <table:table-cell office:value-type="float" office:value="9355" table:style-name="ce134">
            <text:p>9 355</text:p>
          </table:table-cell>
          <table:table-cell office:value-type="float" office:value="7.5695663783407641" table:style-name="ce135">
            <text:p>7,6<text:s text:c="5"/></text:p>
          </table:table-cell>
          <table:table-cell office:value-type="float" office:value="228" table:style-name="ce120">
            <text:p>+ 228</text:p>
          </table:table-cell>
          <table:table-cell office:value-type="float" office:value="1.9759077909697547" table:style-name="ce121">
            <text:p>+2,0<text:s text:c="3"/></text:p>
          </table:table-cell>
          <table:table-cell office:value-type="float" office:value="2412" table:style-name="ce120">
            <text:p>+2 412</text:p>
          </table:table-cell>
          <table:table-cell office:value-type="float" office:value="25.783003741314804" table:style-name="ce121">
            <text:p>+25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034" table:style-name="ce132">
            <text:p>26 034</text:p>
          </table:table-cell>
          <table:table-cell office:value-type="float" office:value="15.103906802965783" table:style-name="ce133">
            <text:p>15,1<text:s text:c="5"/></text:p>
          </table:table-cell>
          <table:table-cell office:value-type="float" office:value="26030" table:style-name="ce134">
            <text:p>26 030</text:p>
          </table:table-cell>
          <table:table-cell office:value-type="float" office:value="15.716700881536047" table:style-name="ce135">
            <text:p>15,7<text:s text:c="5"/></text:p>
          </table:table-cell>
          <table:table-cell office:value-type="float" office:value="24496" table:style-name="ce134">
            <text:p>24 496</text:p>
          </table:table-cell>
          <table:table-cell office:value-type="float" office:value="19.820854944290257" table:style-name="ce135">
            <text:p>19,8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1.5366884364195161E-2" table:style-name="ce121">
            <text:p>+0,0<text:s text:c="3"/></text:p>
          </table:table-cell>
          <table:table-cell office:value-type="float" office:value="1538" table:style-name="ce120">
            <text:p>+1 538</text:p>
          </table:table-cell>
          <table:table-cell office:value-type="float" office:value="6.2785760940561719" table:style-name="ce121">
            <text:p>+6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532" table:style-name="ce132">
            <text:p>27 532</text:p>
          </table:table-cell>
          <table:table-cell office:value-type="float" office:value="15.97298771219382" table:style-name="ce133">
            <text:p>16,0<text:s text:c="5"/></text:p>
          </table:table-cell>
          <table:table-cell office:value-type="float" office:value="27049" table:style-name="ce134">
            <text:p>27 049</text:p>
          </table:table-cell>
          <table:table-cell office:value-type="float" office:value="16.331964738558145" table:style-name="ce135">
            <text:p>16,3<text:s text:c="5"/></text:p>
          </table:table-cell>
          <table:table-cell office:value-type="float" office:value="20386" table:style-name="ce134">
            <text:p>20 386</text:p>
          </table:table-cell>
          <table:table-cell office:value-type="float" office:value="16.495262446697467" table:style-name="ce135">
            <text:p>16,5<text:s text:c="5"/></text:p>
          </table:table-cell>
          <table:table-cell office:value-type="float" office:value="483" table:style-name="ce120">
            <text:p>+ 483</text:p>
          </table:table-cell>
          <table:table-cell office:value-type="float" office:value="1.7856482679581498" table:style-name="ce121">
            <text:p>+1,8<text:s text:c="3"/></text:p>
          </table:table-cell>
          <table:table-cell office:value-type="float" office:value="7146" table:style-name="ce120">
            <text:p>+7 146</text:p>
          </table:table-cell>
          <table:table-cell office:value-type="float" office:value="35.053468066320029" table:style-name="ce121">
            <text:p>+35,1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7376" table:style-name="ce132">
            <text:p>37 376</text:p>
          </table:table-cell>
          <table:table-cell office:value-type="float" office:value="21.684090829978071" table:style-name="ce133">
            <text:p>21,7<text:s text:c="5"/></text:p>
          </table:table-cell>
          <table:table-cell office:value-type="float" office:value="35500" table:style-name="ce134">
            <text:p>35 500</text:p>
          </table:table-cell>
          <table:table-cell office:value-type="float" office:value="21.434609346697258" table:style-name="ce135">
            <text:p>21,4<text:s text:c="5"/></text:p>
          </table:table-cell>
          <table:table-cell office:value-type="float" office:value="24375" table:style-name="ce134">
            <text:p>24 375</text:p>
          </table:table-cell>
          <table:table-cell office:value-type="float" office:value="19.722948206526578" table:style-name="ce135">
            <text:p>19,7<text:s text:c="5"/></text:p>
          </table:table-cell>
          <table:table-cell office:value-type="float" office:value="1876" table:style-name="ce120">
            <text:p>+1 876</text:p>
          </table:table-cell>
          <table:table-cell office:value-type="float" office:value="5.2845070422535212" table:style-name="ce121">
            <text:p>+5,3<text:s text:c="3"/></text:p>
          </table:table-cell>
          <table:table-cell office:value-type="float" office:value="13001" table:style-name="ce120">
            <text:p>+13 001</text:p>
          </table:table-cell>
          <table:table-cell office:value-type="float" office:value="53.337435897435896" table:style-name="ce121">
            <text:p>+53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52711" table:style-name="ce132">
            <text:p>52 711</text:p>
          </table:table-cell>
          <table:table-cell office:value-type="float" office:value="30.58085701356416" table:style-name="ce133">
            <text:p>30,6<text:s text:c="5"/></text:p>
          </table:table-cell>
          <table:table-cell office:value-type="float" office:value="49114" table:style-name="ce134">
            <text:p>49 114</text:p>
          </table:table-cell>
          <table:table-cell office:value-type="float" office:value="29.65463108320251" table:style-name="ce135">
            <text:p>29,7<text:s text:c="5"/></text:p>
          </table:table-cell>
          <table:table-cell office:value-type="float" office:value="31073" table:style-name="ce134">
            <text:p>31 073</text:p>
          </table:table-cell>
          <table:table-cell office:value-type="float" office:value="25.142612087031807" table:style-name="ce135">
            <text:p>25,1<text:s text:c="5"/></text:p>
          </table:table-cell>
          <table:table-cell office:value-type="float" office:value="3597" table:style-name="ce120">
            <text:p>+3 597</text:p>
          </table:table-cell>
          <table:table-cell office:value-type="float" office:value="7.3237773343649462" table:style-name="ce121">
            <text:p>+7,3<text:s text:c="3"/></text:p>
          </table:table-cell>
          <table:table-cell office:value-type="float" office:value="21638" table:style-name="ce120">
            <text:p>+21 638</text:p>
          </table:table-cell>
          <table:table-cell office:value-type="float" office:value="69.636018408264405" table:style-name="ce121">
            <text:p>+69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6946" table:style-name="ce132">
            <text:p>16 946</text:p>
          </table:table-cell>
          <table:table-cell office:value-type="float" office:value="9.8314052655396065" table:style-name="ce133">
            <text:p>9,8<text:s text:c="5"/></text:p>
          </table:table-cell>
          <table:table-cell office:value-type="float" office:value="16388" table:style-name="ce134">
            <text:p>16 388</text:p>
          </table:table-cell>
          <table:table-cell office:value-type="float" office:value="9.8949402246105542" table:style-name="ce135">
            <text:p>9,9<text:s text:c="5"/></text:p>
          </table:table-cell>
          <table:table-cell office:value-type="float" office:value="13902" table:style-name="ce134">
            <text:p>13 902</text:p>
          </table:table-cell>
          <table:table-cell office:value-type="float" office:value="11.248755937113126" table:style-name="ce135">
            <text:p>11,2<text:s text:c="5"/></text:p>
          </table:table-cell>
          <table:table-cell office:value-type="float" office:value="558" table:style-name="ce120">
            <text:p>+ 558</text:p>
          </table:table-cell>
          <table:table-cell office:value-type="float" office:value="3.4049304369050524" table:style-name="ce121">
            <text:p>+3,4<text:s text:c="3"/></text:p>
          </table:table-cell>
          <table:table-cell office:value-type="float" office:value="3044" table:style-name="ce120">
            <text:p>+3 044</text:p>
          </table:table-cell>
          <table:table-cell office:value-type="float" office:value="21.896130053229751" table:style-name="ce121">
            <text:p>+21,9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212138" table:style-name="ce127">
            <text:p>212 13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03305" table:style-name="ce129">
            <text:p>203 30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58705" table:style-name="ce129">
            <text:p>158 70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8833" table:style-name="ce113">
            <text:p>+8 833</text:p>
          </table:table-cell>
          <table:table-cell office:value-type="float" office:value="4.3447037701974871" table:style-name="ce114">
            <text:p>+4,3<text:s text:c="3"/></text:p>
          </table:table-cell>
          <table:table-cell office:value-type="float" office:value="53433" table:style-name="ce113">
            <text:p>+53 433</text:p>
          </table:table-cell>
          <table:table-cell office:value-type="float" office:value="33.66812639803409" table:style-name="ce114">
            <text:p>+33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2670" table:style-name="ce132">
            <text:p>22 670</text:p>
          </table:table-cell>
          <table:table-cell office:value-type="float" office:value="10.686439958894683" table:style-name="ce133">
            <text:p>10,7<text:s text:c="5"/></text:p>
          </table:table-cell>
          <table:table-cell office:value-type="float" office:value="21282" table:style-name="ce134">
            <text:p>21 282</text:p>
          </table:table-cell>
          <table:table-cell office:value-type="float" office:value="10.468016035021273" table:style-name="ce135">
            <text:p>10,5<text:s text:c="5"/></text:p>
          </table:table-cell>
          <table:table-cell office:value-type="float" office:value="15184" table:style-name="ce134">
            <text:p>15 184</text:p>
          </table:table-cell>
          <table:table-cell office:value-type="float" office:value="9.5674364386755304" table:style-name="ce135">
            <text:p>9,6<text:s text:c="5"/></text:p>
          </table:table-cell>
          <table:table-cell office:value-type="float" office:value="1388" table:style-name="ce120">
            <text:p>+1 388</text:p>
          </table:table-cell>
          <table:table-cell office:value-type="float" office:value="6.5219434263697016" table:style-name="ce121">
            <text:p>+6,5<text:s text:c="3"/></text:p>
          </table:table-cell>
          <table:table-cell office:value-type="float" office:value="7486" table:style-name="ce120">
            <text:p>+7 486</text:p>
          </table:table-cell>
          <table:table-cell office:value-type="float" office:value="49.301896733403581" table:style-name="ce121">
            <text:p>+4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89468" table:style-name="ce132">
            <text:p>189 468</text:p>
          </table:table-cell>
          <table:table-cell office:value-type="float" office:value="89.313560041105319" table:style-name="ce133">
            <text:p>89,3<text:s text:c="5"/></text:p>
          </table:table-cell>
          <table:table-cell office:value-type="float" office:value="182023" table:style-name="ce134">
            <text:p>182 023</text:p>
          </table:table-cell>
          <table:table-cell office:value-type="float" office:value="89.531983964978721" table:style-name="ce135">
            <text:p>89,5<text:s text:c="5"/></text:p>
          </table:table-cell>
          <table:table-cell office:value-type="float" office:value="143521" table:style-name="ce134">
            <text:p>143 521</text:p>
          </table:table-cell>
          <table:table-cell office:value-type="float" office:value="90.432563561324471" table:style-name="ce135">
            <text:p>90,4<text:s text:c="5"/></text:p>
          </table:table-cell>
          <table:table-cell office:value-type="float" office:value="7445" table:style-name="ce120">
            <text:p>+7 445</text:p>
          </table:table-cell>
          <table:table-cell office:value-type="float" office:value="4.0901424545249778" table:style-name="ce121">
            <text:p>+4,1<text:s text:c="3"/></text:p>
          </table:table-cell>
          <table:table-cell office:value-type="float" office:value="45947" table:style-name="ce120">
            <text:p>+45 947</text:p>
          </table:table-cell>
          <table:table-cell office:value-type="float" office:value="32.014130336327092" table:style-name="ce121">
            <text:p>+32,0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39391" table:style-name="ce132">
            <text:p>139 391</text:p>
          </table:table-cell>
          <table:table-cell office:value-type="float" office:value="65.707699704909075" table:style-name="ce133">
            <text:p>65,7<text:s text:c="5"/></text:p>
          </table:table-cell>
          <table:table-cell office:value-type="float" office:value="131322" table:style-name="ce134">
            <text:p>131 322</text:p>
          </table:table-cell>
          <table:table-cell office:value-type="float" office:value="64.593590910208803" table:style-name="ce135">
            <text:p>64,6<text:s text:c="5"/></text:p>
          </table:table-cell>
          <table:table-cell office:value-type="float" office:value="88634" table:style-name="ce134">
            <text:p>88 634</text:p>
          </table:table-cell>
          <table:table-cell office:value-type="float" office:value="55.848271951104245" table:style-name="ce135">
            <text:p>55,8<text:s text:c="5"/></text:p>
          </table:table-cell>
          <table:table-cell office:value-type="float" office:value="8069" table:style-name="ce120">
            <text:p>+8 069</text:p>
          </table:table-cell>
          <table:table-cell office:value-type="float" office:value="6.1444388602062103" table:style-name="ce121">
            <text:p>+6,1<text:s text:c="3"/></text:p>
          </table:table-cell>
          <table:table-cell office:value-type="float" office:value="50757" table:style-name="ce120">
            <text:p>+50 757</text:p>
          </table:table-cell>
          <table:table-cell office:value-type="float" office:value="57.265834781235192" table:style-name="ce121">
            <text:p>+57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2747" table:style-name="ce132">
            <text:p>72 747</text:p>
          </table:table-cell>
          <table:table-cell office:value-type="float" office:value="34.292300295090932" table:style-name="ce133">
            <text:p>34,3<text:s text:c="5"/></text:p>
          </table:table-cell>
          <table:table-cell office:value-type="float" office:value="71983" table:style-name="ce134">
            <text:p>71 983</text:p>
          </table:table-cell>
          <table:table-cell office:value-type="float" office:value="35.406409089791204" table:style-name="ce135">
            <text:p>35,4<text:s text:c="5"/></text:p>
          </table:table-cell>
          <table:table-cell office:value-type="float" office:value="70071" table:style-name="ce134">
            <text:p>70 071</text:p>
          </table:table-cell>
          <table:table-cell office:value-type="float" office:value="44.151728048895748" table:style-name="ce135">
            <text:p>44,2<text:s text:c="5"/></text:p>
          </table:table-cell>
          <table:table-cell office:value-type="float" office:value="764" table:style-name="ce120">
            <text:p>+ 764</text:p>
          </table:table-cell>
          <table:table-cell office:value-type="float" office:value="1.0613617104038453" table:style-name="ce121">
            <text:p>+1,1<text:s text:c="3"/></text:p>
          </table:table-cell>
          <table:table-cell office:value-type="float" office:value="2676" table:style-name="ce120">
            <text:p>+2 676</text:p>
          </table:table-cell>
          <table:table-cell office:value-type="float" office:value="3.8189836023461918" table:style-name="ce121">
            <text:p>+3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5764" table:style-name="ce132">
            <text:p>15 764</text:p>
          </table:table-cell>
          <table:table-cell office:value-type="float" office:value="7.4310118884876815" table:style-name="ce133">
            <text:p>7,4<text:s text:c="5"/></text:p>
          </table:table-cell>
          <table:table-cell office:value-type="float" office:value="16239" table:style-name="ce134">
            <text:p>16 239</text:p>
          </table:table-cell>
          <table:table-cell office:value-type="float" office:value="7.9875064558176136" table:style-name="ce135">
            <text:p>8,0<text:s text:c="5"/></text:p>
          </table:table-cell>
          <table:table-cell office:value-type="float" office:value="16592" table:style-name="ce134">
            <text:p>16 592</text:p>
          </table:table-cell>
          <table:table-cell office:value-type="float" office:value="10.454617056803503" table:style-name="ce135">
            <text:p>10,5<text:s text:c="5"/></text:p>
          </table:table-cell>
          <table:table-cell office:value-type="float" office:value="-475" table:style-name="ce120">
            <text:p><text:s/>- 475</text:p>
          </table:table-cell>
          <table:table-cell office:value-type="float" office:value="-2.9250569616355686" table:style-name="ce121">
            <text:p>-2,9<text:s text:c="3"/></text:p>
          </table:table-cell>
          <table:table-cell office:value-type="float" office:value="-828" table:style-name="ce120">
            <text:p><text:s/>- 828</text:p>
          </table:table-cell>
          <table:table-cell office:value-type="float" office:value="-4.9903567984570882" table:style-name="ce121">
            <text:p>-5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96374" table:style-name="ce132">
            <text:p>196 374</text:p>
          </table:table-cell>
          <table:table-cell office:value-type="float" office:value="92.568988111512311" table:style-name="ce133">
            <text:p>92,6<text:s text:c="5"/></text:p>
          </table:table-cell>
          <table:table-cell office:value-type="float" office:value="187066" table:style-name="ce134">
            <text:p>187 066</text:p>
          </table:table-cell>
          <table:table-cell office:value-type="float" office:value="92.012493544182377" table:style-name="ce135">
            <text:p>92,0<text:s text:c="5"/></text:p>
          </table:table-cell>
          <table:table-cell office:value-type="float" office:value="142113" table:style-name="ce134">
            <text:p>142 113</text:p>
          </table:table-cell>
          <table:table-cell office:value-type="float" office:value="89.5453829431965" table:style-name="ce135">
            <text:p>89,5<text:s text:c="5"/></text:p>
          </table:table-cell>
          <table:table-cell office:value-type="float" office:value="9308" table:style-name="ce120">
            <text:p>+9 308</text:p>
          </table:table-cell>
          <table:table-cell office:value-type="float" office:value="4.9757839479114319" table:style-name="ce121">
            <text:p>+5,0<text:s text:c="3"/></text:p>
          </table:table-cell>
          <table:table-cell office:value-type="float" office:value="54261" table:style-name="ce120">
            <text:p>+54 261</text:p>
          </table:table-cell>
          <table:table-cell office:value-type="float" office:value="38.181587891325918" table:style-name="ce121">
            <text:p>+38,2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2869" table:style-name="ce132">
            <text:p>12 869</text:p>
          </table:table-cell>
          <table:table-cell office:value-type="float" office:value="6.0663341786950005" table:style-name="ce133">
            <text:p>6,1<text:s text:c="5"/></text:p>
          </table:table-cell>
          <table:table-cell office:value-type="float" office:value="12594" table:style-name="ce134">
            <text:p>12 594</text:p>
          </table:table-cell>
          <table:table-cell office:value-type="float" office:value="6.1946336784633926" table:style-name="ce135">
            <text:p>6,2<text:s text:c="5"/></text:p>
          </table:table-cell>
          <table:table-cell office:value-type="float" office:value="11562" table:style-name="ce134">
            <text:p>11 562</text:p>
          </table:table-cell>
          <table:table-cell office:value-type="float" office:value="7.2852147065309847" table:style-name="ce135">
            <text:p>7,3<text:s text:c="5"/></text:p>
          </table:table-cell>
          <table:table-cell office:value-type="float" office:value="275" table:style-name="ce120">
            <text:p>+ 275</text:p>
          </table:table-cell>
          <table:table-cell office:value-type="float" office:value="2.1835794822931556" table:style-name="ce121">
            <text:p>+2,2<text:s text:c="3"/></text:p>
          </table:table-cell>
          <table:table-cell office:value-type="float" office:value="1307" table:style-name="ce120">
            <text:p>+1 307</text:p>
          </table:table-cell>
          <table:table-cell office:value-type="float" office:value="11.304272617194258" table:style-name="ce121">
            <text:p>+1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8360" table:style-name="ce132">
            <text:p>28 360</text:p>
          </table:table-cell>
          <table:table-cell office:value-type="float" office:value="13.368656252062335" table:style-name="ce133">
            <text:p>13,4<text:s text:c="5"/></text:p>
          </table:table-cell>
          <table:table-cell office:value-type="float" office:value="28026" table:style-name="ce134">
            <text:p>28 026</text:p>
          </table:table-cell>
          <table:table-cell office:value-type="float" office:value="13.785199576990237" table:style-name="ce135">
            <text:p>13,8<text:s text:c="5"/></text:p>
          </table:table-cell>
          <table:table-cell office:value-type="float" office:value="26102" table:style-name="ce134">
            <text:p>26 102</text:p>
          </table:table-cell>
          <table:table-cell office:value-type="float" office:value="16.446866828392302" table:style-name="ce135">
            <text:p>16,4<text:s text:c="5"/></text:p>
          </table:table-cell>
          <table:table-cell office:value-type="float" office:value="334" table:style-name="ce120">
            <text:p>+ 334</text:p>
          </table:table-cell>
          <table:table-cell office:value-type="float" office:value="1.1917505173767216" table:style-name="ce121">
            <text:p>+1,2<text:s text:c="3"/></text:p>
          </table:table-cell>
          <table:table-cell office:value-type="float" office:value="2258" table:style-name="ce120">
            <text:p>+2 258</text:p>
          </table:table-cell>
          <table:table-cell office:value-type="float" office:value="8.6506781089571678" table:style-name="ce121">
            <text:p>+8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7500" table:style-name="ce132">
            <text:p>27 500</text:p>
          </table:table-cell>
          <table:table-cell office:value-type="float" office:value="12.963259764870038" table:style-name="ce133">
            <text:p>13,0<text:s text:c="5"/></text:p>
          </table:table-cell>
          <table:table-cell office:value-type="float" office:value="26414" table:style-name="ce134">
            <text:p>26 414</text:p>
          </table:table-cell>
          <table:table-cell office:value-type="float" office:value="12.992302206045107" table:style-name="ce135">
            <text:p>13,0<text:s text:c="5"/></text:p>
          </table:table-cell>
          <table:table-cell office:value-type="float" office:value="20542" table:style-name="ce134">
            <text:p>20 542</text:p>
          </table:table-cell>
          <table:table-cell office:value-type="float" office:value="12.943511546580133" table:style-name="ce135">
            <text:p>12,9<text:s text:c="5"/></text:p>
          </table:table-cell>
          <table:table-cell office:value-type="float" office:value="1086" table:style-name="ce120">
            <text:p>+1 086</text:p>
          </table:table-cell>
          <table:table-cell office:value-type="float" office:value="4.1114560460361931" table:style-name="ce121">
            <text:p>+4,1<text:s text:c="3"/></text:p>
          </table:table-cell>
          <table:table-cell office:value-type="float" office:value="6958" table:style-name="ce120">
            <text:p>+6 958</text:p>
          </table:table-cell>
          <table:table-cell office:value-type="float" office:value="33.872066984714245" table:style-name="ce121">
            <text:p>+33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43359" table:style-name="ce132">
            <text:p>43 359</text:p>
          </table:table-cell>
          <table:table-cell office:value-type="float" office:value="20.439053823454543" table:style-name="ce133">
            <text:p>20,4<text:s text:c="5"/></text:p>
          </table:table-cell>
          <table:table-cell office:value-type="float" office:value="41299" table:style-name="ce134">
            <text:p>41 299</text:p>
          </table:table-cell>
          <table:table-cell office:value-type="float" office:value="20.313814220014265" table:style-name="ce135">
            <text:p>20,3<text:s text:c="5"/></text:p>
          </table:table-cell>
          <table:table-cell office:value-type="float" office:value="31078" table:style-name="ce134">
            <text:p>31 078</text:p>
          </table:table-cell>
          <table:table-cell office:value-type="float" office:value="19.582243785640024" table:style-name="ce135">
            <text:p>19,6<text:s text:c="5"/></text:p>
          </table:table-cell>
          <table:table-cell office:value-type="float" office:value="2060" table:style-name="ce120">
            <text:p>+2 060</text:p>
          </table:table-cell>
          <table:table-cell office:value-type="float" office:value="4.9880142376328731" table:style-name="ce121">
            <text:p>+5,0<text:s text:c="3"/></text:p>
          </table:table-cell>
          <table:table-cell office:value-type="float" office:value="12281" table:style-name="ce120">
            <text:p>+12 281</text:p>
          </table:table-cell>
          <table:table-cell office:value-type="float" office:value="39.516699916339533" table:style-name="ce121">
            <text:p>+3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69160" table:style-name="ce132">
            <text:p>69 160</text:p>
          </table:table-cell>
          <table:table-cell office:value-type="float" office:value="32.6014198304877" table:style-name="ce133">
            <text:p>32,6<text:s text:c="5"/></text:p>
          </table:table-cell>
          <table:table-cell office:value-type="float" office:value="64836" table:style-name="ce134">
            <text:p>64 836</text:p>
          </table:table-cell>
          <table:table-cell office:value-type="float" office:value="31.891001205085956" table:style-name="ce135">
            <text:p>31,9<text:s text:c="5"/></text:p>
          </table:table-cell>
          <table:table-cell office:value-type="float" office:value="44367" table:style-name="ce134">
            <text:p>44 367</text:p>
          </table:table-cell>
          <table:table-cell office:value-type="float" office:value="27.955640969093604" table:style-name="ce135">
            <text:p>28,0<text:s text:c="5"/></text:p>
          </table:table-cell>
          <table:table-cell office:value-type="float" office:value="4324" table:style-name="ce120">
            <text:p>+4 324</text:p>
          </table:table-cell>
          <table:table-cell office:value-type="float" office:value="6.66913443148868" table:style-name="ce121">
            <text:p>+6,7<text:s text:c="3"/></text:p>
          </table:table-cell>
          <table:table-cell office:value-type="float" office:value="24793" table:style-name="ce120">
            <text:p>+24 793</text:p>
          </table:table-cell>
          <table:table-cell office:value-type="float" office:value="55.881623729348384" table:style-name="ce121">
            <text:p>+55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0890" table:style-name="ce132">
            <text:p>30 890</text:p>
          </table:table-cell>
          <table:table-cell office:value-type="float" office:value="14.56127615043038" table:style-name="ce133">
            <text:p>14,6<text:s text:c="5"/></text:p>
          </table:table-cell>
          <table:table-cell office:value-type="float" office:value="30136" table:style-name="ce134">
            <text:p>30 136</text:p>
          </table:table-cell>
          <table:table-cell office:value-type="float" office:value="14.82304911340105" table:style-name="ce135">
            <text:p>14,8<text:s text:c="5"/></text:p>
          </table:table-cell>
          <table:table-cell office:value-type="float" office:value="25054" table:style-name="ce134">
            <text:p>25 054</text:p>
          </table:table-cell>
          <table:table-cell office:value-type="float" office:value="15.786522163762957" table:style-name="ce135">
            <text:p>15,8<text:s text:c="5"/></text:p>
          </table:table-cell>
          <table:table-cell office:value-type="float" office:value="754" table:style-name="ce120">
            <text:p>+ 754</text:p>
          </table:table-cell>
          <table:table-cell office:value-type="float" office:value="2.5019909742500666" table:style-name="ce121">
            <text:p>+2,5<text:s text:c="3"/></text:p>
          </table:table-cell>
          <table:table-cell office:value-type="float" office:value="5836" table:style-name="ce120">
            <text:p>+5 836</text:p>
          </table:table-cell>
          <table:table-cell office:value-type="float" office:value="23.293685639019717" table:style-name="ce121">
            <text:p>+23,3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58"/>
        <table:table-column table:style-name="co15" table:default-cell-style-name="ce5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14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8372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969in" svg:y="0.24318in" svg:width="1.89516in" svg:height="0.52858in">
                <draw:text-box>
                  <text:p text:style-name="a37" text:class-names="" text:cond-style-name=""><text:span text:style-name="a35" text:class-names="">MAIO 2020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59">
            <text:p>Quadro 3 - <text:s/>DESEMPREGO REGISTADO, <text:s text:c="2"/>POR <text:s/>REGIÕES<text:s text:c="3"/></text:p>
          </table:table-cell>
          <table:table-cell table:number-columns-repeated="8" table:style-name="ce159"/>
          <table:table-cell table:number-columns-spanned="2" table:number-rows-spanned="1" table:style-name="ce254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8">
            <text:p>MAI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5">
            <text:p>PORTUGAL</text:p>
          </table:table-cell>
          <table:table-cell office:value-type="float" office:value="408934" table:style-name="ce232">
            <text:p>408 934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392323" table:style-name="ce236">
            <text:p>392 323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05171" table:style-name="ce236">
            <text:p>305 171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6611" table:style-name="ce113">
            <text:p>+16 611</text:p>
          </table:table-cell>
          <table:table-cell office:value-type="float" office:value="4.234011261129222" table:style-name="ce114">
            <text:p>+4,2<text:s text:c="3"/></text:p>
          </table:table-cell>
          <table:table-cell office:value-type="float" office:value="103763" table:style-name="ce113">
            <text:p>+103 763</text:p>
          </table:table-cell>
          <table:table-cell office:value-type="float" office:value="34.001592549750796" table:style-name="ce114">
            <text:p>+34,0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CONTINENTE</text:p>
          </table:table-cell>
          <table:table-cell office:value-type="float" office:value="384504" table:style-name="ce232">
            <text:p>384 504</text:p>
          </table:table-cell>
          <table:table-cell office:value-type="float" office:value="94.02593083480464" table:style-name="ce214">
            <text:p>94,0<text:s text:c="5"/></text:p>
          </table:table-cell>
          <table:table-cell office:value-type="float" office:value="368925" table:style-name="ce236">
            <text:p>368 925</text:p>
          </table:table-cell>
          <table:table-cell office:value-type="float" office:value="94.0360366330804" table:style-name="ce215">
            <text:p>94,0<text:s text:c="5"/></text:p>
          </table:table-cell>
          <table:table-cell office:value-type="float" office:value="282292" table:style-name="ce236">
            <text:p>282 292</text:p>
          </table:table-cell>
          <table:table-cell office:value-type="float" office:value="92.502891821306747" table:style-name="ce216">
            <text:p>92,5<text:s text:c="5"/></text:p>
          </table:table-cell>
          <table:table-cell office:value-type="float" office:value="15579" table:style-name="ce113">
            <text:p>+15 579</text:p>
          </table:table-cell>
          <table:table-cell office:value-type="float" office:value="4.2228095141288877" table:style-name="ce114">
            <text:p>+4,2<text:s text:c="3"/></text:p>
          </table:table-cell>
          <table:table-cell office:value-type="float" office:value="102212" table:style-name="ce113">
            <text:p>+102 212</text:p>
          </table:table-cell>
          <table:table-cell office:value-type="float" office:value="36.207898204695852" table:style-name="ce114">
            <text:p>+36,2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56260" table:style-name="ce233">
            <text:p>156 260</text:p>
          </table:table-cell>
          <table:table-cell office:value-type="float" office:value="38.211545139313436" table:style-name="ce217">
            <text:p>38,2<text:s text:c="5"/></text:p>
          </table:table-cell>
          <table:table-cell office:value-type="float" office:value="151853" table:style-name="ce237">
            <text:p>151 853</text:p>
          </table:table-cell>
          <table:table-cell office:value-type="float" office:value="38.706117153467936" table:style-name="ce218">
            <text:p>38,7<text:s text:c="5"/></text:p>
          </table:table-cell>
          <table:table-cell office:value-type="float" office:value="126663" table:style-name="ce237">
            <text:p>126 663</text:p>
          </table:table-cell>
          <table:table-cell office:value-type="float" office:value="41.505582116256136" table:style-name="ce219">
            <text:p>41,5<text:s text:c="5"/></text:p>
          </table:table-cell>
          <table:table-cell office:value-type="float" office:value="4407" table:style-name="ce120">
            <text:p>+4 407</text:p>
          </table:table-cell>
          <table:table-cell office:value-type="float" office:value="2.9021487886311101" table:style-name="ce121">
            <text:p>+2,9<text:s text:c="3"/></text:p>
          </table:table-cell>
          <table:table-cell office:value-type="float" office:value="29597" table:style-name="ce120">
            <text:p>+29 597</text:p>
          </table:table-cell>
          <table:table-cell office:value-type="float" office:value="23.366729036893176" table:style-name="ce121">
            <text:p>+23,4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Centro</text:p>
          </table:table-cell>
          <table:table-cell office:value-type="float" office:value="52033" table:style-name="ce233">
            <text:p>52 033</text:p>
          </table:table-cell>
          <table:table-cell office:value-type="float" office:value="12.724058160974632" table:style-name="ce217">
            <text:p>12,7<text:s text:c="5"/></text:p>
          </table:table-cell>
          <table:table-cell office:value-type="float" office:value="50807" table:style-name="ce237">
            <text:p>50 807</text:p>
          </table:table-cell>
          <table:table-cell office:value-type="float" office:value="12.95029860599557" table:style-name="ce218">
            <text:p>13,0<text:s text:c="5"/></text:p>
          </table:table-cell>
          <table:table-cell office:value-type="float" office:value="41451" table:style-name="ce237">
            <text:p>41 451</text:p>
          </table:table-cell>
          <table:table-cell office:value-type="float" office:value="13.582876485642476" table:style-name="ce219">
            <text:p>13,6<text:s text:c="5"/></text:p>
          </table:table-cell>
          <table:table-cell office:value-type="float" office:value="1226" table:style-name="ce120">
            <text:p>+1 226</text:p>
          </table:table-cell>
          <table:table-cell office:value-type="float" office:value="2.4130533194244888" table:style-name="ce121">
            <text:p>+2,4<text:s text:c="3"/></text:p>
          </table:table-cell>
          <table:table-cell office:value-type="float" office:value="10582" table:style-name="ce120">
            <text:p>+10 582</text:p>
          </table:table-cell>
          <table:table-cell office:value-type="float" office:value="25.528937781959421" table:style-name="ce121">
            <text:p>+25,5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Lisboa V. Tejo</text:p>
          </table:table-cell>
          <table:table-cell office:value-type="float" office:value="129917" table:style-name="ce233">
            <text:p>129 917</text:p>
          </table:table-cell>
          <table:table-cell office:value-type="float" office:value="31.769674323974041" table:style-name="ce217">
            <text:p>31,8<text:s text:c="5"/></text:p>
          </table:table-cell>
          <table:table-cell office:value-type="float" office:value="121004" table:style-name="ce237">
            <text:p>121 004</text:p>
          </table:table-cell>
          <table:table-cell office:value-type="float" office:value="30.842953382799376" table:style-name="ce218">
            <text:p>30,8<text:s text:c="5"/></text:p>
          </table:table-cell>
          <table:table-cell office:value-type="float" office:value="91018" table:style-name="ce237">
            <text:p>91 018</text:p>
          </table:table-cell>
          <table:table-cell office:value-type="float" office:value="29.825245518086579" table:style-name="ce219">
            <text:p>29,8<text:s text:c="5"/></text:p>
          </table:table-cell>
          <table:table-cell office:value-type="float" office:value="8913" table:style-name="ce120">
            <text:p>+8 913</text:p>
          </table:table-cell>
          <table:table-cell office:value-type="float" office:value="7.3658722025718157" table:style-name="ce121">
            <text:p>+7,4<text:s text:c="3"/></text:p>
          </table:table-cell>
          <table:table-cell office:value-type="float" office:value="38899" table:style-name="ce120">
            <text:p>+38 899</text:p>
          </table:table-cell>
          <table:table-cell office:value-type="float" office:value="42.737700235118325" table:style-name="ce121">
            <text:p>+42,7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entejo</text:p>
          </table:table-cell>
          <table:table-cell office:value-type="float" office:value="18619" table:style-name="ce233">
            <text:p>18 619</text:p>
          </table:table-cell>
          <table:table-cell office:value-type="float" office:value="4.5530574615952695" table:style-name="ce217">
            <text:p>4,6<text:s text:c="5"/></text:p>
          </table:table-cell>
          <table:table-cell office:value-type="float" office:value="18882" table:style-name="ce237">
            <text:p>18 882</text:p>
          </table:table-cell>
          <table:table-cell office:value-type="float" office:value="4.8128710271893311" table:style-name="ce218">
            <text:p>4,8<text:s text:c="5"/></text:p>
          </table:table-cell>
          <table:table-cell office:value-type="float" office:value="14007" table:style-name="ce237">
            <text:p>14 007</text:p>
          </table:table-cell>
          <table:table-cell office:value-type="float" office:value="4.5898856706567788" table:style-name="ce219">
            <text:p>4,6<text:s text:c="5"/></text:p>
          </table:table-cell>
          <table:table-cell office:value-type="float" office:value="-263" table:style-name="ce120">
            <text:p><text:s/>- 263</text:p>
          </table:table-cell>
          <table:table-cell office:value-type="float" office:value="-1.3928609257493909" table:style-name="ce121">
            <text:p>-1,4<text:s text:c="3"/></text:p>
          </table:table-cell>
          <table:table-cell office:value-type="float" office:value="4612" table:style-name="ce120">
            <text:p>+4 612</text:p>
          </table:table-cell>
          <table:table-cell office:value-type="float" office:value="32.9263939458842" table:style-name="ce121">
            <text:p>+32,9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Algarve</text:p>
          </table:table-cell>
          <table:table-cell office:value-type="float" office:value="27675" table:style-name="ce233">
            <text:p>27 675</text:p>
          </table:table-cell>
          <table:table-cell office:value-type="float" office:value="6.7675957489472625" table:style-name="ce217">
            <text:p>6,8<text:s text:c="5"/></text:p>
          </table:table-cell>
          <table:table-cell office:value-type="float" office:value="26379" table:style-name="ce237">
            <text:p>26 379</text:p>
          </table:table-cell>
          <table:table-cell office:value-type="float" office:value="6.7237964636281848" table:style-name="ce218">
            <text:p>6,7<text:s text:c="5"/></text:p>
          </table:table-cell>
          <table:table-cell office:value-type="float" office:value="9153" table:style-name="ce237">
            <text:p>9 153</text:p>
          </table:table-cell>
          <table:table-cell office:value-type="float" office:value="2.9993020306647749" table:style-name="ce219">
            <text:p>3,0<text:s text:c="5"/></text:p>
          </table:table-cell>
          <table:table-cell office:value-type="float" office:value="1296" table:style-name="ce120">
            <text:p>+1 296</text:p>
          </table:table-cell>
          <table:table-cell office:value-type="float" office:value="4.912998976458546" table:style-name="ce121">
            <text:p>+4,9<text:s text:c="3"/></text:p>
          </table:table-cell>
          <table:table-cell office:value-type="float" office:value="18522" table:style-name="ce120">
            <text:p>+18 522</text:p>
          </table:table-cell>
          <table:table-cell office:value-type="float" office:value="202.35988200589969" table:style-name="ce121">
            <text:p>+202,4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39">
            <text:p>REG.AUTÓNOMAS</text:p>
          </table:table-cell>
          <table:table-cell office:value-type="float" office:value="24430" table:style-name="ce232">
            <text:p>24 430</text:p>
          </table:table-cell>
          <table:table-cell office:value-type="float" office:value="5.9740691651953615" table:style-name="ce214">
            <text:p>6,0<text:s text:c="5"/></text:p>
          </table:table-cell>
          <table:table-cell office:value-type="float" office:value="23398" table:style-name="ce236">
            <text:p>23 398</text:p>
          </table:table-cell>
          <table:table-cell office:value-type="float" office:value="5.9639633669196046" table:style-name="ce215">
            <text:p>6,0<text:s text:c="5"/></text:p>
          </table:table-cell>
          <table:table-cell office:value-type="float" office:value="22879" table:style-name="ce236">
            <text:p>22 879</text:p>
          </table:table-cell>
          <table:table-cell office:value-type="float" office:value="7.4971081786932565" table:style-name="ce216">
            <text:p>7,5<text:s text:c="5"/></text:p>
          </table:table-cell>
          <table:table-cell office:value-type="float" office:value="1032" table:style-name="ce113">
            <text:p>+1 032</text:p>
          </table:table-cell>
          <table:table-cell office:value-type="float" office:value="4.410633387469014" table:style-name="ce114">
            <text:p>+4,4<text:s text:c="3"/></text:p>
          </table:table-cell>
          <table:table-cell office:value-type="float" office:value="1551" table:style-name="ce113">
            <text:p>+1 551</text:p>
          </table:table-cell>
          <table:table-cell office:value-type="float" office:value="6.7791424450369329" table:style-name="ce114">
            <text:p>+6,8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6965" table:style-name="ce233">
            <text:p>6 965</text:p>
          </table:table-cell>
          <table:table-cell office:value-type="float" office:value="1.7032088307648667" table:style-name="ce217">
            <text:p>1,7<text:s text:c="5"/></text:p>
          </table:table-cell>
          <table:table-cell office:value-type="float" office:value="6963" table:style-name="ce237">
            <text:p>6 963</text:p>
          </table:table-cell>
          <table:table-cell office:value-type="float" office:value="1.774813100430003" table:style-name="ce218">
            <text:p>1,8<text:s text:c="5"/></text:p>
          </table:table-cell>
          <table:table-cell office:value-type="float" office:value="7136" table:style-name="ce237">
            <text:p>7 136</text:p>
          </table:table-cell>
          <table:table-cell office:value-type="float" office:value="2.3383611155712698" table:style-name="ce219">
            <text:p>2,3<text:s text:c="5"/></text:p>
          </table:table-cell>
          <table:table-cell office:value-type="float" office:value="2" table:style-name="ce120">
            <text:p>+ 2</text:p>
          </table:table-cell>
          <table:table-cell office:value-type="float" office:value="2.8723251472066638E-2" table:style-name="ce121">
            <text:p>+0,0<text:s text:c="3"/></text:p>
          </table:table-cell>
          <table:table-cell office:value-type="float" office:value="-171" table:style-name="ce120">
            <text:p><text:s/>- 171</text:p>
          </table:table-cell>
          <table:table-cell office:value-type="float" office:value="-2.3963004484304933" table:style-name="ce121">
            <text:p>-2,4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0">
            <text:p>Madeira</text:p>
          </table:table-cell>
          <table:table-cell office:value-type="float" office:value="17465" table:style-name="ce233">
            <text:p>17 465</text:p>
          </table:table-cell>
          <table:table-cell office:value-type="float" office:value="4.2708603344304947" table:style-name="ce217">
            <text:p>4,3<text:s text:c="5"/></text:p>
          </table:table-cell>
          <table:table-cell office:value-type="float" office:value="16435" table:style-name="ce237">
            <text:p>16 435</text:p>
          </table:table-cell>
          <table:table-cell office:value-type="float" office:value="4.1891502664896016" table:style-name="ce218">
            <text:p>4,2<text:s text:c="5"/></text:p>
          </table:table-cell>
          <table:table-cell office:value-type="float" office:value="15743" table:style-name="ce237">
            <text:p>15 743</text:p>
          </table:table-cell>
          <table:table-cell office:value-type="float" office:value="5.1587470631219867" table:style-name="ce219">
            <text:p>5,2<text:s text:c="5"/></text:p>
          </table:table-cell>
          <table:table-cell office:value-type="float" office:value="1030" table:style-name="ce120">
            <text:p>+1 030</text:p>
          </table:table-cell>
          <table:table-cell office:value-type="float" office:value="6.2671128688773958" table:style-name="ce121">
            <text:p>+6,3<text:s text:c="3"/></text:p>
          </table:table-cell>
          <table:table-cell office:value-type="float" office:value="1722" table:style-name="ce120">
            <text:p>+1 722</text:p>
          </table:table-cell>
          <table:table-cell office:value-type="float" office:value="10.938194753223655" table:style-name="ce121">
            <text:p>+10,9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4 - DESEMPREGO REGISTADO, <text:s text:c="2"/>POR <text:s/>GRUPOS <text:s/>DE <text:s/>PROFISSÕES<text:s/></text:p>
          </table:table-cell>
          <table:table-cell table:number-columns-repeated="8" table:style-name="ce159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89">
            <text:p>Total</text:p>
          </table:table-cell>
          <table:table-cell office:value-type="float" office:value="384504" table:style-name="ce109">
            <text:p>384 504</text:p>
          </table:table-cell>
          <table:table-cell office:value-type="float" office:value="100.00000000000001" table:style-name="ce200">
            <text:p>100,0<text:s text:c="5"/></text:p>
          </table:table-cell>
          <table:table-cell office:value-type="float" office:value="368925" table:style-name="ce149">
            <text:p>368 925</text:p>
          </table:table-cell>
          <table:table-cell office:value-type="float" office:value="99.999999999999986" table:style-name="ce203">
            <text:p>100,0<text:s text:c="5"/></text:p>
          </table:table-cell>
          <table:table-cell office:value-type="float" office:value="282292" table:style-name="ce111">
            <text:p>282 292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15579" table:style-name="ce113">
            <text:p>+15 579</text:p>
          </table:table-cell>
          <table:table-cell office:value-type="float" office:value="4.2228095141288877" table:style-name="ce114">
            <text:p>+4,2<text:s text:c="3"/></text:p>
          </table:table-cell>
          <table:table-cell office:value-type="float" office:value="102212" table:style-name="ce113">
            <text:p>+102 212</text:p>
          </table:table-cell>
          <table:table-cell office:value-type="float" office:value="36.207898204695852" table:style-name="ce114">
            <text:p>+36,2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8384" table:style-name="ce116">
            <text:p>8 384</text:p>
          </table:table-cell>
          <table:table-cell office:value-type="float" office:value="2.1804714645361294" table:style-name="ce201">
            <text:p>2,2<text:s text:c="5"/></text:p>
          </table:table-cell>
          <table:table-cell office:value-type="float" office:value="8122" table:style-name="ce150">
            <text:p>8 122</text:p>
          </table:table-cell>
          <table:table-cell office:value-type="float" office:value="2.2015314765873826" table:style-name="ce204">
            <text:p>2,2<text:s text:c="5"/></text:p>
          </table:table-cell>
          <table:table-cell office:value-type="float" office:value="6954" table:style-name="ce118">
            <text:p>6 954</text:p>
          </table:table-cell>
          <table:table-cell office:value-type="float" office:value="2.4634066852762388" table:style-name="ce207">
            <text:p>2,5<text:s text:c="5"/></text:p>
          </table:table-cell>
          <table:table-cell office:value-type="float" office:value="262" table:style-name="ce120">
            <text:p>+ 262</text:p>
          </table:table-cell>
          <table:table-cell office:value-type="float" office:value="3.225806451612903" table:style-name="ce121">
            <text:p>+3,2<text:s text:c="3"/></text:p>
          </table:table-cell>
          <table:table-cell office:value-type="float" office:value="1430" table:style-name="ce120">
            <text:p>+1 430</text:p>
          </table:table-cell>
          <table:table-cell office:value-type="float" office:value="20.563704342824273" table:style-name="ce121">
            <text:p>+20,6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35582" table:style-name="ce116">
            <text:p>35 582</text:p>
          </table:table-cell>
          <table:table-cell office:value-type="float" office:value="9.2539999583879506" table:style-name="ce201">
            <text:p>9,3<text:s text:c="5"/></text:p>
          </table:table-cell>
          <table:table-cell office:value-type="float" office:value="34985" table:style-name="ce150">
            <text:p>34 985</text:p>
          </table:table-cell>
          <table:table-cell office:value-type="float" office:value="9.4829572406315652" table:style-name="ce204">
            <text:p>9,5<text:s text:c="5"/></text:p>
          </table:table-cell>
          <table:table-cell office:value-type="float" office:value="30741" table:style-name="ce118">
            <text:p>30 741</text:p>
          </table:table-cell>
          <table:table-cell office:value-type="float" office:value="10.889787879217264" table:style-name="ce207">
            <text:p>10,9<text:s text:c="5"/></text:p>
          </table:table-cell>
          <table:table-cell office:value-type="float" office:value="597" table:style-name="ce120">
            <text:p>+ 597</text:p>
          </table:table-cell>
          <table:table-cell office:value-type="float" office:value="1.7064456195512361" table:style-name="ce121">
            <text:p>+1,7<text:s text:c="3"/></text:p>
          </table:table-cell>
          <table:table-cell office:value-type="float" office:value="4841" table:style-name="ce120">
            <text:p>+4 841</text:p>
          </table:table-cell>
          <table:table-cell office:value-type="float" office:value="15.747698513386032" table:style-name="ce121">
            <text:p>+15,7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3819" table:style-name="ce116">
            <text:p>33 819</text:p>
          </table:table-cell>
          <table:table-cell office:value-type="float" office:value="8.7954871730853252" table:style-name="ce201">
            <text:p>8,8<text:s text:c="5"/></text:p>
          </table:table-cell>
          <table:table-cell office:value-type="float" office:value="32416" table:style-name="ce150">
            <text:p>32 416</text:p>
          </table:table-cell>
          <table:table-cell office:value-type="float" office:value="8.78660974452802" table:style-name="ce204">
            <text:p>8,8<text:s text:c="5"/></text:p>
          </table:table-cell>
          <table:table-cell office:value-type="float" office:value="26178" table:style-name="ce118">
            <text:p>26 178</text:p>
          </table:table-cell>
          <table:table-cell office:value-type="float" office:value="9.2733765037620621" table:style-name="ce207">
            <text:p>9,3<text:s text:c="5"/></text:p>
          </table:table-cell>
          <table:table-cell office:value-type="float" office:value="1403" table:style-name="ce120">
            <text:p>+1 403</text:p>
          </table:table-cell>
          <table:table-cell office:value-type="float" office:value="4.3281095755182619" table:style-name="ce121">
            <text:p>+4,3<text:s text:c="3"/></text:p>
          </table:table-cell>
          <table:table-cell office:value-type="float" office:value="7641" table:style-name="ce120">
            <text:p>+7 641</text:p>
          </table:table-cell>
          <table:table-cell office:value-type="float" office:value="29.188631675452669" table:style-name="ce121">
            <text:p>+29,2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0">
            <text:p>4- Pessoal administrativo</text:p>
          </table:table-cell>
          <table:table-cell office:value-type="float" office:value="44975" table:style-name="ce116">
            <text:p>44 975</text:p>
          </table:table-cell>
          <table:table-cell office:value-type="float" office:value="11.696887418596425" table:style-name="ce201">
            <text:p>11,7<text:s text:c="5"/></text:p>
          </table:table-cell>
          <table:table-cell office:value-type="float" office:value="42576" table:style-name="ce150">
            <text:p>42 576</text:p>
          </table:table-cell>
          <table:table-cell office:value-type="float" office:value="11.540557023785322" table:style-name="ce204">
            <text:p>11,5<text:s text:c="5"/></text:p>
          </table:table-cell>
          <table:table-cell office:value-type="float" office:value="33138" table:style-name="ce118">
            <text:p>33 138</text:p>
          </table:table-cell>
          <table:table-cell office:value-type="float" office:value="11.738908647783147" table:style-name="ce207">
            <text:p>11,7<text:s text:c="5"/></text:p>
          </table:table-cell>
          <table:table-cell office:value-type="float" office:value="2399" table:style-name="ce120">
            <text:p>+2 399</text:p>
          </table:table-cell>
          <table:table-cell office:value-type="float" office:value="5.6346298384066147" table:style-name="ce121">
            <text:p>+5,6<text:s text:c="3"/></text:p>
          </table:table-cell>
          <table:table-cell office:value-type="float" office:value="11837" table:style-name="ce120">
            <text:p>+11 837</text:p>
          </table:table-cell>
          <table:table-cell office:value-type="float" office:value="35.720321081537811" table:style-name="ce121">
            <text:p>+35,7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83184" table:style-name="ce116">
            <text:p>83 184</text:p>
          </table:table-cell>
          <table:table-cell office:value-type="float" office:value="21.6341052368766" table:style-name="ce201">
            <text:p>21,6<text:s text:c="5"/></text:p>
          </table:table-cell>
          <table:table-cell office:value-type="float" office:value="77767" table:style-name="ce150">
            <text:p>77 767</text:p>
          </table:table-cell>
          <table:table-cell office:value-type="float" office:value="21.079352171850648" table:style-name="ce204">
            <text:p>21,1<text:s text:c="5"/></text:p>
          </table:table-cell>
          <table:table-cell office:value-type="float" office:value="55345" table:style-name="ce118">
            <text:p>55 345</text:p>
          </table:table-cell>
          <table:table-cell office:value-type="float" office:value="19.605585705581454" table:style-name="ce207">
            <text:p>19,6<text:s text:c="5"/></text:p>
          </table:table-cell>
          <table:table-cell office:value-type="float" office:value="5417" table:style-name="ce120">
            <text:p>+5 417</text:p>
          </table:table-cell>
          <table:table-cell office:value-type="float" office:value="6.9656795298777121" table:style-name="ce121">
            <text:p>+7,0<text:s text:c="3"/></text:p>
          </table:table-cell>
          <table:table-cell office:value-type="float" office:value="27839" table:style-name="ce120">
            <text:p>+27 839</text:p>
          </table:table-cell>
          <table:table-cell office:value-type="float" office:value="50.300840184298487" table:style-name="ce121">
            <text:p>+50,3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10494" table:style-name="ce116">
            <text:p>10 494</text:p>
          </table:table-cell>
          <table:table-cell office:value-type="float" office:value="2.7292303851195308" table:style-name="ce201">
            <text:p>2,7<text:s text:c="5"/></text:p>
          </table:table-cell>
          <table:table-cell office:value-type="float" office:value="11023" table:style-name="ce150">
            <text:p>11 023</text:p>
          </table:table-cell>
          <table:table-cell office:value-type="float" office:value="2.9878701633123264" table:style-name="ce204">
            <text:p>3,0<text:s text:c="5"/></text:p>
          </table:table-cell>
          <table:table-cell office:value-type="float" office:value="9600" table:style-name="ce118">
            <text:p>9 600</text:p>
          </table:table-cell>
          <table:table-cell office:value-type="float" office:value="3.4007339917532202" table:style-name="ce207">
            <text:p>3,4<text:s text:c="5"/></text:p>
          </table:table-cell>
          <table:table-cell office:value-type="float" office:value="-529" table:style-name="ce120">
            <text:p><text:s/>- 529</text:p>
          </table:table-cell>
          <table:table-cell office:value-type="float" office:value="-4.7990565181892411" table:style-name="ce121">
            <text:p>-4,8<text:s text:c="3"/></text:p>
          </table:table-cell>
          <table:table-cell office:value-type="float" office:value="894" table:style-name="ce120">
            <text:p>+ 894</text:p>
          </table:table-cell>
          <table:table-cell office:value-type="float" office:value="9.3125" table:style-name="ce121">
            <text:p>+9,3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44029" table:style-name="ce116">
            <text:p>44 029</text:p>
          </table:table-cell>
          <table:table-cell office:value-type="float" office:value="11.450856167946236" table:style-name="ce201">
            <text:p>11,5<text:s text:c="5"/></text:p>
          </table:table-cell>
          <table:table-cell office:value-type="float" office:value="43782" table:style-name="ce150">
            <text:p>43 782</text:p>
          </table:table-cell>
          <table:table-cell office:value-type="float" office:value="11.867452734295588" table:style-name="ce204">
            <text:p>11,9<text:s text:c="5"/></text:p>
          </table:table-cell>
          <table:table-cell office:value-type="float" office:value="31091" table:style-name="ce118">
            <text:p>31 091</text:p>
          </table:table-cell>
          <table:table-cell office:value-type="float" office:value="11.013772972666601" table:style-name="ce207">
            <text:p>11,0<text:s text:c="5"/></text:p>
          </table:table-cell>
          <table:table-cell office:value-type="float" office:value="247" table:style-name="ce120">
            <text:p>+ 247</text:p>
          </table:table-cell>
          <table:table-cell office:value-type="float" office:value="0.56415878671600195" table:style-name="ce121">
            <text:p>+0,6<text:s text:c="3"/></text:p>
          </table:table-cell>
          <table:table-cell office:value-type="float" office:value="12938" table:style-name="ce120">
            <text:p>+12 938</text:p>
          </table:table-cell>
          <table:table-cell office:value-type="float" office:value="41.613328615998199" table:style-name="ce121">
            <text:p>+41,6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26145" table:style-name="ce116">
            <text:p>26 145</text:p>
          </table:table-cell>
          <table:table-cell office:value-type="float" office:value="6.7996691841957428" table:style-name="ce201">
            <text:p>6,8<text:s text:c="5"/></text:p>
          </table:table-cell>
          <table:table-cell office:value-type="float" office:value="24544" table:style-name="ce150">
            <text:p>24 544</text:p>
          </table:table-cell>
          <table:table-cell office:value-type="float" office:value="6.6528427187097643" table:style-name="ce204">
            <text:p>6,7<text:s text:c="5"/></text:p>
          </table:table-cell>
          <table:table-cell office:value-type="float" office:value="16126" table:style-name="ce118">
            <text:p>16 126</text:p>
          </table:table-cell>
          <table:table-cell office:value-type="float" office:value="5.7125246198971276" table:style-name="ce207">
            <text:p>5,7<text:s text:c="5"/></text:p>
          </table:table-cell>
          <table:table-cell office:value-type="float" office:value="1601" table:style-name="ce120">
            <text:p>+1 601</text:p>
          </table:table-cell>
          <table:table-cell office:value-type="float" office:value="6.5229791395045629" table:style-name="ce121">
            <text:p>+6,5<text:s text:c="3"/></text:p>
          </table:table-cell>
          <table:table-cell office:value-type="float" office:value="10019" table:style-name="ce120">
            <text:p>+10 019</text:p>
          </table:table-cell>
          <table:table-cell office:value-type="float" office:value="62.129480342304355" table:style-name="ce121">
            <text:p>+62,1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9- Trabalhadores não qualificados</text:p>
          </table:table-cell>
          <table:table-cell office:value-type="float" office:value="97675" table:style-name="ce116">
            <text:p>97 675</text:p>
          </table:table-cell>
          <table:table-cell office:value-type="float" office:value="25.402856667290845" table:style-name="ce201">
            <text:p>25,4<text:s text:c="5"/></text:p>
          </table:table-cell>
          <table:table-cell office:value-type="float" office:value="93494" table:style-name="ce150">
            <text:p>93 494</text:p>
          </table:table-cell>
          <table:table-cell office:value-type="float" office:value="25.342278240834858" table:style-name="ce204">
            <text:p>25,3<text:s text:c="5"/></text:p>
          </table:table-cell>
          <table:table-cell office:value-type="float" office:value="72893" table:style-name="ce118">
            <text:p>72 893</text:p>
          </table:table-cell>
          <table:table-cell office:value-type="float" office:value="25.821844048007026" table:style-name="ce207">
            <text:p>25,8<text:s text:c="5"/></text:p>
          </table:table-cell>
          <table:table-cell office:value-type="float" office:value="4181" table:style-name="ce120">
            <text:p>+4 181</text:p>
          </table:table-cell>
          <table:table-cell office:value-type="float" office:value="4.4719447237255867" table:style-name="ce121">
            <text:p>+4,5<text:s text:c="3"/></text:p>
          </table:table-cell>
          <table:table-cell office:value-type="float" office:value="24782" table:style-name="ce120">
            <text:p>+24 782</text:p>
          </table:table-cell>
          <table:table-cell office:value-type="float" office:value="33.997777564375184" table:style-name="ce121">
            <text:p>+34,0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1">
            <text:p>0- Profissões das Forças Armadas</text:p>
          </table:table-cell>
          <table:table-cell office:value-type="float" office:value="201" table:style-name="ce116">
            <text:p><text:s/>201</text:p>
          </table:table-cell>
          <table:table-cell office:value-type="float" office:value="5.2275138880219715E-2" table:style-name="ce201">
            <text:p>0,1<text:s text:c="5"/></text:p>
          </table:table-cell>
          <table:table-cell office:value-type="float" office:value="201" table:style-name="ce150">
            <text:p><text:s/>201</text:p>
          </table:table-cell>
          <table:table-cell office:value-type="float" office:value="5.4482618418377718E-2" table:style-name="ce204">
            <text:p>0,1<text:s text:c="5"/></text:p>
          </table:table-cell>
          <table:table-cell office:value-type="float" office:value="198" table:style-name="ce118">
            <text:p><text:s/>198</text:p>
          </table:table-cell>
          <table:table-cell office:value-type="float" office:value="7.0140138579910166E-2" table:style-name="ce207">
            <text:p>0,1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1.5151515151515151" table:style-name="ce121">
            <text:p>+1,5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1">
            <text:p><text:s text:c="5"/>Outros</text:p>
          </table:table-cell>
          <table:table-cell office:value-type="float" office:value="16" table:style-name="ce116">
            <text:p><text:s/>16</text:p>
          </table:table-cell>
          <table:table-cell office:value-type="float" office:value="4.1612050849926139E-3" table:style-name="ce201">
            <text:p>0,0<text:s text:c="5"/></text:p>
          </table:table-cell>
          <table:table-cell office:value-type="float" office:value="15" table:style-name="ce150">
            <text:p><text:s/>15</text:p>
          </table:table-cell>
          <table:table-cell office:value-type="float" office:value="4.0658670461475909E-3" table:style-name="ce204">
            <text:p>0,0<text:s text:c="5"/></text:p>
          </table:table-cell>
          <table:table-cell office:value-type="float" office:value="28" table:style-name="ce118">
            <text:p><text:s/>28</text:p>
          </table:table-cell>
          <table:table-cell office:value-type="float" office:value="9.9188074759468912E-3" table:style-name="ce207">
            <text:p>0,0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6.666666666666667" table:style-name="ce121">
            <text:p>+6,7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42.857142857142854" table:style-name="ce121">
            <text:p>-42,9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19" table:default-cell-style-name="ce1"/>
        <table:table-column table:style-name="co7" table:default-cell-style-name="ce1"/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548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845in" svg:y="0.25925in" svg:width="1.94941in" svg:height="0.51096in">
                <draw:text-box>
                  <text:p text:style-name="a52" text:class-names="" text:cond-style-name=""><text:span text:style-name="a50" text:class-names="">MAIO 2020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8749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5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9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0">
            <text:p><text:s text:c="2"/>Total</text:p>
          </table:table-cell>
          <table:table-cell office:value-type="float" office:value="358876" table:style-name="ce109">
            <text:p>358 876</text:p>
          </table:table-cell>
          <table:table-cell office:value-type="float" office:value="100.00000000000001" table:style-name="ce110">
            <text:p>100,0<text:s text:c="5"/></text:p>
          </table:table-cell>
          <table:table-cell office:value-type="float" office:value="342484" table:style-name="ce111">
            <text:p>342 48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55169" table:style-name="ce111">
            <text:p>255 16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6392" table:style-name="ce113">
            <text:p>+16 392</text:p>
          </table:table-cell>
          <table:table-cell office:value-type="float" office:value="4.7862089907849708" table:style-name="ce114">
            <text:p>+4,8<text:s text:c="3"/></text:p>
          </table:table-cell>
          <table:table-cell office:value-type="float" office:value="103707" table:style-name="ce113">
            <text:p>+103 707</text:p>
          </table:table-cell>
          <table:table-cell office:value-type="float" office:value="40.642476162856774" table:style-name="ce114">
            <text:p>+40,6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3"/>
          <table:table-cell office:value-type="string" table:style-name="ce181">
            <text:p>Agricultura, produção animal, caça, floresta e pesca</text:p>
          </table:table-cell>
          <table:table-cell office:value-type="float" office:value="14060" table:style-name="ce109">
            <text:p>14 060</text:p>
          </table:table-cell>
          <table:table-cell office:value-type="float" office:value="3.9177877595604054" table:style-name="ce110">
            <text:p>3,9<text:s text:c="5"/></text:p>
          </table:table-cell>
          <table:table-cell office:value-type="float" office:value="14742" table:style-name="ce111">
            <text:p>14 742</text:p>
          </table:table-cell>
          <table:table-cell office:value-type="float" office:value="4.3044346597213305" table:style-name="ce112">
            <text:p>4,3<text:s text:c="5"/></text:p>
          </table:table-cell>
          <table:table-cell office:value-type="float" office:value="12387" table:style-name="ce111">
            <text:p>12 387</text:p>
          </table:table-cell>
          <table:table-cell office:value-type="float" office:value="4.8544298092636646" table:style-name="ce112">
            <text:p>4,9<text:s text:c="5"/></text:p>
          </table:table-cell>
          <table:table-cell office:value-type="float" office:value="-682" table:style-name="ce113">
            <text:p><text:s/>- 682</text:p>
          </table:table-cell>
          <table:table-cell office:value-type="float" office:value="-4.6262379595712932" table:style-name="ce114">
            <text:p>-4,6<text:s text:c="3"/></text:p>
          </table:table-cell>
          <table:table-cell office:value-type="float" office:value="1673" table:style-name="ce113">
            <text:p>+1 673</text:p>
          </table:table-cell>
          <table:table-cell office:value-type="float" office:value="13.506095099701298" table:style-name="ce114">
            <text:p>+13,5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2">
          <table:table-cell table:style-name="ce193"/>
          <table:table-cell office:value-type="string" table:style-name="ce182">
            <text:p>Indústria, energia e água e construção</text:p>
          </table:table-cell>
          <table:table-cell office:value-type="float" office:value="77096" table:style-name="ce127">
            <text:p>77 096</text:p>
          </table:table-cell>
          <table:table-cell office:value-type="float" office:value="21.482629097515577" table:style-name="ce128">
            <text:p>21,5<text:s text:c="5"/></text:p>
          </table:table-cell>
          <table:table-cell office:value-type="float" office:value="75757" table:style-name="ce111">
            <text:p>75 757</text:p>
          </table:table-cell>
          <table:table-cell office:value-type="float" office:value="22.119865453568636" table:style-name="ce112">
            <text:p>22,1<text:s text:c="5"/></text:p>
          </table:table-cell>
          <table:table-cell office:value-type="float" office:value="60336" table:style-name="ce111">
            <text:p>60 336</text:p>
          </table:table-cell>
          <table:table-cell office:value-type="float" office:value="23.645505527709087" table:style-name="ce112">
            <text:p>23,6<text:s text:c="5"/></text:p>
          </table:table-cell>
          <table:table-cell office:value-type="float" office:value="1339" table:style-name="ce113">
            <text:p>+1 339</text:p>
          </table:table-cell>
          <table:table-cell office:value-type="float" office:value="1.7674934329500906" table:style-name="ce114">
            <text:p>+1,8<text:s text:c="3"/></text:p>
          </table:table-cell>
          <table:table-cell office:value-type="float" office:value="16760" table:style-name="ce113">
            <text:p>+16 760</text:p>
          </table:table-cell>
          <table:table-cell office:value-type="float" office:value="27.777777777777779" table:style-name="ce114">
            <text:p>+27,8<text:s text:c="3"/></text:p>
          </table:table-cell>
          <table:table-cell table:style-name="ce155"/>
          <table:table-cell table:number-columns-repeated="16371" table:style-name="ce193"/>
        </table:table-row>
        <table:table-row table:style-name="ro23">
          <table:table-cell/>
          <table:table-cell office:value-type="string" table:style-name="ce183">
            <text:p>Indústrias extrativas</text:p>
          </table:table-cell>
          <table:table-cell office:value-type="float" office:value="2033" table:style-name="ce116">
            <text:p>2 033</text:p>
          </table:table-cell>
          <table:table-cell office:value-type="float" office:value="0.56649093280130192" table:style-name="ce117">
            <text:p>0,6<text:s text:c="5"/></text:p>
          </table:table-cell>
          <table:table-cell office:value-type="float" office:value="1960" table:style-name="ce118">
            <text:p>1 960</text:p>
          </table:table-cell>
          <table:table-cell office:value-type="float" office:value="0.57228950841499171" table:style-name="ce119">
            <text:p>0,6<text:s text:c="5"/></text:p>
          </table:table-cell>
          <table:table-cell office:value-type="float" office:value="1646" table:style-name="ce118">
            <text:p>1 646</text:p>
          </table:table-cell>
          <table:table-cell office:value-type="float" office:value="0.64506268394671762" table:style-name="ce119">
            <text:p>0,6<text:s text:c="5"/></text:p>
          </table:table-cell>
          <table:table-cell office:value-type="float" office:value="73" table:style-name="ce120">
            <text:p>+ 73</text:p>
          </table:table-cell>
          <table:table-cell office:value-type="float" office:value="3.7244897959183678" table:style-name="ce121">
            <text:p>+3,7<text:s text:c="3"/></text:p>
          </table:table-cell>
          <table:table-cell office:value-type="float" office:value="387" table:style-name="ce120">
            <text:p>+ 387</text:p>
          </table:table-cell>
          <table:table-cell office:value-type="float" office:value="23.511543134872419" table:style-name="ce121">
            <text:p>+23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7548" table:style-name="ce116">
            <text:p>7 548</text:p>
          </table:table-cell>
          <table:table-cell office:value-type="float" office:value="2.1032334288166386" table:style-name="ce117">
            <text:p>2,1<text:s text:c="5"/></text:p>
          </table:table-cell>
          <table:table-cell office:value-type="float" office:value="7257" table:style-name="ce118">
            <text:p>7 257</text:p>
          </table:table-cell>
          <table:table-cell office:value-type="float" office:value="2.1189311033508136" table:style-name="ce119">
            <text:p>2,1<text:s text:c="5"/></text:p>
          </table:table-cell>
          <table:table-cell office:value-type="float" office:value="6100" table:style-name="ce118">
            <text:p>6 100</text:p>
          </table:table-cell>
          <table:table-cell office:value-type="float" office:value="2.390572522524288" table:style-name="ce119">
            <text:p>2,4<text:s text:c="5"/></text:p>
          </table:table-cell>
          <table:table-cell office:value-type="float" office:value="291" table:style-name="ce120">
            <text:p>+ 291</text:p>
          </table:table-cell>
          <table:table-cell office:value-type="float" office:value="4.0099214551467544" table:style-name="ce121">
            <text:p>+4,0<text:s text:c="3"/></text:p>
          </table:table-cell>
          <table:table-cell office:value-type="float" office:value="1448" table:style-name="ce120">
            <text:p>+1 448</text:p>
          </table:table-cell>
          <table:table-cell office:value-type="float" office:value="23.737704918032787" table:style-name="ce121">
            <text:p>+23,7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Fabricação de têxteis</text:p>
          </table:table-cell>
          <table:table-cell office:value-type="float" office:value="3402" table:style-name="ce116">
            <text:p>3 402</text:p>
          </table:table-cell>
          <table:table-cell office:value-type="float" office:value="0.94795974096902547" table:style-name="ce152">
            <text:p>0,9<text:s text:c="5"/></text:p>
          </table:table-cell>
          <table:table-cell office:value-type="float" office:value="3258" table:style-name="ce153">
            <text:p>3 258</text:p>
          </table:table-cell>
          <table:table-cell office:value-type="float" office:value="0.95128531551838913" table:style-name="ce154">
            <text:p>1,0<text:s text:c="5"/></text:p>
          </table:table-cell>
          <table:table-cell office:value-type="float" office:value="2749" table:style-name="ce118">
            <text:p>2 749</text:p>
          </table:table-cell>
          <table:table-cell office:value-type="float" office:value="1.0773252236752897" table:style-name="ce154">
            <text:p>1,1<text:s text:c="5"/></text:p>
          </table:table-cell>
          <table:table-cell office:value-type="float" office:value="144" table:style-name="ce120">
            <text:p>+ 144</text:p>
          </table:table-cell>
          <table:table-cell office:value-type="float" office:value="4.4198895027624303" table:style-name="ce121">
            <text:p>+4,4<text:s text:c="3"/></text:p>
          </table:table-cell>
          <table:table-cell office:value-type="float" office:value="653" table:style-name="ce120">
            <text:p>+ 653</text:p>
          </table:table-cell>
          <table:table-cell office:value-type="float" office:value="23.754092397235357" table:style-name="ce121">
            <text:p>+23,8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5">
            <text:p>Indústria do vestuário</text:p>
          </table:table-cell>
          <table:table-cell office:value-type="float" office:value="10983" table:style-name="ce116">
            <text:p>10 983</text:p>
          </table:table-cell>
          <table:table-cell office:value-type="float" office:value="3.0603885464617302" table:style-name="ce133">
            <text:p>3,1<text:s text:c="5"/></text:p>
          </table:table-cell>
          <table:table-cell office:value-type="float" office:value="10737" table:style-name="ce134">
            <text:p>10 737</text:p>
          </table:table-cell>
          <table:table-cell office:value-type="float" office:value="3.1350369652304928" table:style-name="ce135">
            <text:p>3,1<text:s text:c="5"/></text:p>
          </table:table-cell>
          <table:table-cell office:value-type="float" office:value="7674" table:style-name="ce118">
            <text:p>7 674</text:p>
          </table:table-cell>
          <table:table-cell office:value-type="float" office:value="3.0074186127625224" table:style-name="ce135">
            <text:p>3,0<text:s text:c="5"/></text:p>
          </table:table-cell>
          <table:table-cell office:value-type="float" office:value="246" table:style-name="ce120">
            <text:p>+ 246</text:p>
          </table:table-cell>
          <table:table-cell office:value-type="float" office:value="2.291142777312098" table:style-name="ce121">
            <text:p>+2,3<text:s text:c="3"/></text:p>
          </table:table-cell>
          <table:table-cell office:value-type="float" office:value="3309" table:style-name="ce120">
            <text:p>+3 309</text:p>
          </table:table-cell>
          <table:table-cell office:value-type="float" office:value="43.119624706802192" table:style-name="ce121">
            <text:p>+43,1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4830" table:style-name="ce116">
            <text:p>4 830</text:p>
          </table:table-cell>
          <table:table-cell office:value-type="float" office:value="1.3458687680424437" table:style-name="ce133">
            <text:p>1,3<text:s text:c="5"/></text:p>
          </table:table-cell>
          <table:table-cell office:value-type="float" office:value="4625" table:style-name="ce134">
            <text:p>4 625</text:p>
          </table:table-cell>
          <table:table-cell office:value-type="float" office:value="1.350428049193539" table:style-name="ce135">
            <text:p>1,4<text:s text:c="5"/></text:p>
          </table:table-cell>
          <table:table-cell office:value-type="float" office:value="3042" table:style-name="ce118">
            <text:p>3 042</text:p>
          </table:table-cell>
          <table:table-cell office:value-type="float" office:value="1.1921510841834235" table:style-name="ce135">
            <text:p>1,2<text:s text:c="5"/></text:p>
          </table:table-cell>
          <table:table-cell office:value-type="float" office:value="205" table:style-name="ce120">
            <text:p>+ 205</text:p>
          </table:table-cell>
          <table:table-cell office:value-type="float" office:value="4.4324324324324325" table:style-name="ce121">
            <text:p>+4,4<text:s text:c="3"/></text:p>
          </table:table-cell>
          <table:table-cell office:value-type="float" office:value="1788" table:style-name="ce120">
            <text:p>+1 788</text:p>
          </table:table-cell>
          <table:table-cell office:value-type="float" office:value="58.777120315581854" table:style-name="ce121">
            <text:p>+58,8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a madeira e da cortiça</text:p>
          </table:table-cell>
          <table:table-cell office:value-type="float" office:value="2126" table:style-name="ce116">
            <text:p>2 126</text:p>
          </table:table-cell>
          <table:table-cell office:value-type="float" office:value="0.59240517616112531" table:style-name="ce133">
            <text:p>0,6<text:s text:c="5"/></text:p>
          </table:table-cell>
          <table:table-cell office:value-type="float" office:value="2091" table:style-name="ce134">
            <text:p>2 091</text:p>
          </table:table-cell>
          <table:table-cell office:value-type="float" office:value="0.61053947045701407" table:style-name="ce135">
            <text:p>0,6<text:s text:c="5"/></text:p>
          </table:table-cell>
          <table:table-cell office:value-type="float" office:value="1907" table:style-name="ce118">
            <text:p>1 907</text:p>
          </table:table-cell>
          <table:table-cell office:value-type="float" office:value="0.74734783613996991" table:style-name="ce135">
            <text:p>0,7<text:s text:c="5"/></text:p>
          </table:table-cell>
          <table:table-cell office:value-type="float" office:value="35" table:style-name="ce120">
            <text:p>+ 35</text:p>
          </table:table-cell>
          <table:table-cell office:value-type="float" office:value="1.6738402678144428" table:style-name="ce121">
            <text:p>+1,7<text:s text:c="3"/></text:p>
          </table:table-cell>
          <table:table-cell office:value-type="float" office:value="219" table:style-name="ce120">
            <text:p>+ 219</text:p>
          </table:table-cell>
          <table:table-cell office:value-type="float" office:value="11.484006292606187" table:style-name="ce121">
            <text:p>+11,5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368" table:style-name="ce116">
            <text:p>1 368</text:p>
          </table:table-cell>
          <table:table-cell office:value-type="float" office:value="0.38119016038966108" table:style-name="ce133">
            <text:p>0,4<text:s text:c="5"/></text:p>
          </table:table-cell>
          <table:table-cell office:value-type="float" office:value="1325" table:style-name="ce134">
            <text:p>1 325</text:p>
          </table:table-cell>
          <table:table-cell office:value-type="float" office:value="0.38687938706625713" table:style-name="ce135">
            <text:p>0,4<text:s text:c="5"/></text:p>
          </table:table-cell>
          <table:table-cell office:value-type="float" office:value="1318" table:style-name="ce118">
            <text:p>1 318</text:p>
          </table:table-cell>
          <table:table-cell office:value-type="float" office:value="0.51652042371918228" table:style-name="ce135">
            <text:p>0,5<text:s text:c="5"/></text:p>
          </table:table-cell>
          <table:table-cell office:value-type="float" office:value="43" table:style-name="ce120">
            <text:p>+ 43</text:p>
          </table:table-cell>
          <table:table-cell office:value-type="float" office:value="3.2452830188679247" table:style-name="ce121">
            <text:p>+3,2<text:s text:c="3"/></text:p>
          </table:table-cell>
          <table:table-cell office:value-type="float" office:value="50" table:style-name="ce120">
            <text:p>+ 50</text:p>
          </table:table-cell>
          <table:table-cell office:value-type="float" office:value="3.793626707132018" table:style-name="ce121">
            <text:p>+3,8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528" table:style-name="ce116">
            <text:p>2 528</text:p>
          </table:table-cell>
          <table:table-cell office:value-type="float" office:value="0.70442158294229762" table:style-name="ce133">
            <text:p>0,7<text:s text:c="5"/></text:p>
          </table:table-cell>
          <table:table-cell office:value-type="float" office:value="2436" table:style-name="ce134">
            <text:p>2 436</text:p>
          </table:table-cell>
          <table:table-cell office:value-type="float" office:value="0.71127410331577534" table:style-name="ce135">
            <text:p>0,7<text:s text:c="5"/></text:p>
          </table:table-cell>
          <table:table-cell office:value-type="float" office:value="1880" table:style-name="ce118">
            <text:p>1 880</text:p>
          </table:table-cell>
          <table:table-cell office:value-type="float" office:value="0.73676661349928874" table:style-name="ce135">
            <text:p>0,7<text:s text:c="5"/></text:p>
          </table:table-cell>
          <table:table-cell office:value-type="float" office:value="92" table:style-name="ce120">
            <text:p>+ 92</text:p>
          </table:table-cell>
          <table:table-cell office:value-type="float" office:value="3.7766830870279149" table:style-name="ce121">
            <text:p>+3,8<text:s text:c="3"/></text:p>
          </table:table-cell>
          <table:table-cell office:value-type="float" office:value="648" table:style-name="ce120">
            <text:p>+ 648</text:p>
          </table:table-cell>
          <table:table-cell office:value-type="float" office:value="34.468085106382979" table:style-name="ce121">
            <text:p>+34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991" table:style-name="ce116">
            <text:p>1 991</text:p>
          </table:table-cell>
          <table:table-cell office:value-type="float" office:value="0.55478772612267191" table:style-name="ce133">
            <text:p>0,6<text:s text:c="5"/></text:p>
          </table:table-cell>
          <table:table-cell office:value-type="float" office:value="1882" table:style-name="ce134">
            <text:p>1 882</text:p>
          </table:table-cell>
          <table:table-cell office:value-type="float" office:value="0.54951472185561956" table:style-name="ce135">
            <text:p>0,5<text:s text:c="5"/></text:p>
          </table:table-cell>
          <table:table-cell office:value-type="float" office:value="1657" table:style-name="ce118">
            <text:p>1 657</text:p>
          </table:table-cell>
          <table:table-cell office:value-type="float" office:value="0.6493735524299582" table:style-name="ce135">
            <text:p>0,6<text:s text:c="5"/></text:p>
          </table:table-cell>
          <table:table-cell office:value-type="float" office:value="109" table:style-name="ce120">
            <text:p>+ 109</text:p>
          </table:table-cell>
          <table:table-cell office:value-type="float" office:value="5.7917109458023379" table:style-name="ce121">
            <text:p>+5,8<text:s text:c="3"/></text:p>
          </table:table-cell>
          <table:table-cell office:value-type="float" office:value="334" table:style-name="ce120">
            <text:p>+ 334</text:p>
          </table:table-cell>
          <table:table-cell office:value-type="float" office:value="20.156910078455041" table:style-name="ce121">
            <text:p>+20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4765" table:style-name="ce116">
            <text:p>4 765</text:p>
          </table:table-cell>
          <table:table-cell office:value-type="float" office:value="1.3277566624683734" table:style-name="ce133">
            <text:p>1,3<text:s text:c="5"/></text:p>
          </table:table-cell>
          <table:table-cell office:value-type="float" office:value="4766" table:style-name="ce134">
            <text:p>4 766</text:p>
          </table:table-cell>
          <table:table-cell office:value-type="float" office:value="1.39159785566625" table:style-name="ce135">
            <text:p>1,4<text:s text:c="5"/></text:p>
          </table:table-cell>
          <table:table-cell office:value-type="float" office:value="3277" table:style-name="ce118">
            <text:p>3 277</text:p>
          </table:table-cell>
          <table:table-cell office:value-type="float" office:value="1.2842469108708348" table:style-name="ce135">
            <text:p>1,3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2.0981955518254301E-2" table:style-name="ce121">
            <text:p>-0,0<text:s text:c="3"/></text:p>
          </table:table-cell>
          <table:table-cell office:value-type="float" office:value="1488" table:style-name="ce120">
            <text:p>+1 488</text:p>
          </table:table-cell>
          <table:table-cell office:value-type="float" office:value="45.407384803173635" table:style-name="ce121">
            <text:p>+45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948" table:style-name="ce116">
            <text:p>2 948</text:p>
          </table:table-cell>
          <table:table-cell office:value-type="float" office:value="0.82145364972859714" table:style-name="ce133">
            <text:p>0,8<text:s text:c="5"/></text:p>
          </table:table-cell>
          <table:table-cell office:value-type="float" office:value="2869" table:style-name="ce134">
            <text:p>2 869</text:p>
          </table:table-cell>
          <table:table-cell office:value-type="float" office:value="0.83770336716459737" table:style-name="ce135">
            <text:p>0,8<text:s text:c="5"/></text:p>
          </table:table-cell>
          <table:table-cell office:value-type="float" office:value="2232" table:style-name="ce118">
            <text:p>2 232</text:p>
          </table:table-cell>
          <table:table-cell office:value-type="float" office:value="0.87471440496298525" table:style-name="ce135">
            <text:p>0,9<text:s text:c="5"/></text:p>
          </table:table-cell>
          <table:table-cell office:value-type="float" office:value="79" table:style-name="ce120">
            <text:p>+ 79</text:p>
          </table:table-cell>
          <table:table-cell office:value-type="float" office:value="2.753572673405368" table:style-name="ce121">
            <text:p>+2,8<text:s text:c="3"/></text:p>
          </table:table-cell>
          <table:table-cell office:value-type="float" office:value="716" table:style-name="ce120">
            <text:p>+ 716</text:p>
          </table:table-cell>
          <table:table-cell office:value-type="float" office:value="32.078853046594979" table:style-name="ce121">
            <text:p>+32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638" table:style-name="ce116">
            <text:p>2 638</text:p>
          </table:table-cell>
          <table:table-cell office:value-type="float" office:value="0.73507283852918559" table:style-name="ce133">
            <text:p>0,7<text:s text:c="5"/></text:p>
          </table:table-cell>
          <table:table-cell office:value-type="float" office:value="2446" table:style-name="ce134">
            <text:p>2 446</text:p>
          </table:table-cell>
          <table:table-cell office:value-type="float" office:value="0.71419394774646405" table:style-name="ce135">
            <text:p>0,7<text:s text:c="5"/></text:p>
          </table:table-cell>
          <table:table-cell office:value-type="float" office:value="1808" table:style-name="ce118">
            <text:p>1 808</text:p>
          </table:table-cell>
          <table:table-cell office:value-type="float" office:value="0.70855001979080534" table:style-name="ce135">
            <text:p>0,7<text:s text:c="5"/></text:p>
          </table:table-cell>
          <table:table-cell office:value-type="float" office:value="192" table:style-name="ce120">
            <text:p>+ 192</text:p>
          </table:table-cell>
          <table:table-cell office:value-type="float" office:value="7.849550286181521" table:style-name="ce121">
            <text:p>+7,8<text:s text:c="3"/></text:p>
          </table:table-cell>
          <table:table-cell office:value-type="float" office:value="830" table:style-name="ce120">
            <text:p>+ 830</text:p>
          </table:table-cell>
          <table:table-cell office:value-type="float" office:value="45.907079646017699" table:style-name="ce121">
            <text:p>+45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4543" table:style-name="ce116">
            <text:p>4 543</text:p>
          </table:table-cell>
          <table:table-cell office:value-type="float" office:value="1.2658968557384722" table:style-name="ce133">
            <text:p>1,3<text:s text:c="5"/></text:p>
          </table:table-cell>
          <table:table-cell office:value-type="float" office:value="4370" table:style-name="ce134">
            <text:p>4 370</text:p>
          </table:table-cell>
          <table:table-cell office:value-type="float" office:value="1.2759720162109764" table:style-name="ce135">
            <text:p>1,3<text:s text:c="5"/></text:p>
          </table:table-cell>
          <table:table-cell office:value-type="float" office:value="3660" table:style-name="ce118">
            <text:p>3 660</text:p>
          </table:table-cell>
          <table:table-cell office:value-type="float" office:value="1.4343435135145728" table:style-name="ce135">
            <text:p>1,4<text:s text:c="5"/></text:p>
          </table:table-cell>
          <table:table-cell office:value-type="float" office:value="173" table:style-name="ce120">
            <text:p>+ 173</text:p>
          </table:table-cell>
          <table:table-cell office:value-type="float" office:value="3.9588100686498859" table:style-name="ce121">
            <text:p>+4,0<text:s text:c="3"/></text:p>
          </table:table-cell>
          <table:table-cell office:value-type="float" office:value="883" table:style-name="ce120">
            <text:p>+ 883</text:p>
          </table:table-cell>
          <table:table-cell office:value-type="float" office:value="24.125683060109289" table:style-name="ce121">
            <text:p>+24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253" table:style-name="ce116">
            <text:p>1 253</text:p>
          </table:table-cell>
          <table:table-cell office:value-type="float" office:value="0.34914566591245999" table:style-name="ce133">
            <text:p>0,3<text:s text:c="5"/></text:p>
          </table:table-cell>
          <table:table-cell office:value-type="float" office:value="1230" table:style-name="ce134">
            <text:p>1 230</text:p>
          </table:table-cell>
          <table:table-cell office:value-type="float" office:value="0.35914086497471415" table:style-name="ce135">
            <text:p>0,4<text:s text:c="5"/></text:p>
          </table:table-cell>
          <table:table-cell office:value-type="float" office:value="1075" table:style-name="ce118">
            <text:p>1 075</text:p>
          </table:table-cell>
          <table:table-cell office:value-type="float" office:value="0.42128941995305075" table:style-name="ce135">
            <text:p>0,4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1.8699186991869918" table:style-name="ce121">
            <text:p>+1,9<text:s text:c="3"/></text:p>
          </table:table-cell>
          <table:table-cell office:value-type="float" office:value="178" table:style-name="ce120">
            <text:p>+ 178</text:p>
          </table:table-cell>
          <table:table-cell office:value-type="float" office:value="16.558139534883722" table:style-name="ce121">
            <text:p>+16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6">
            <text:p>Construção</text:p>
          </table:table-cell>
          <table:table-cell office:value-type="float" office:value="24140" table:style-name="ce116">
            <text:p>24 140</text:p>
          </table:table-cell>
          <table:table-cell office:value-type="float" office:value="6.7265573624315911" table:style-name="ce133">
            <text:p>6,7<text:s text:c="5"/></text:p>
          </table:table-cell>
          <table:table-cell office:value-type="float" office:value="24505" table:style-name="ce134">
            <text:p>24 505</text:p>
          </table:table-cell>
          <table:table-cell office:value-type="float" office:value="7.15507877740274" table:style-name="ce135">
            <text:p>7,2<text:s text:c="5"/></text:p>
          </table:table-cell>
          <table:table-cell office:value-type="float" office:value="20311" table:style-name="ce118">
            <text:p>20 311</text:p>
          </table:table-cell>
          <table:table-cell office:value-type="float" office:value="7.9598227057361983" table:style-name="ce135">
            <text:p>8,0<text:s text:c="5"/></text:p>
          </table:table-cell>
          <table:table-cell office:value-type="float" office:value="-365" table:style-name="ce120">
            <text:p><text:s/>- 365</text:p>
          </table:table-cell>
          <table:table-cell office:value-type="float" office:value="-1.4894919404203224" table:style-name="ce121">
            <text:p>-1,5<text:s text:c="3"/></text:p>
          </table:table-cell>
          <table:table-cell office:value-type="float" office:value="3829" table:style-name="ce120">
            <text:p>+3 829</text:p>
          </table:table-cell>
          <table:table-cell office:value-type="float" office:value="18.851853675348334" table:style-name="ce121">
            <text:p>+18,9<text:s text:c="3"/></text:p>
          </table:table-cell>
          <table:table-cell table:number-columns-repeated="16372" table:style-name="ce1"/>
        </table:table-row>
        <table:table-row table:style-name="ro15">
          <table:table-cell table:style-name="ce193"/>
          <table:table-cell office:value-type="string" table:style-name="ce182">
            <text:p>Serviços</text:p>
          </table:table-cell>
          <table:table-cell office:value-type="float" office:value="259991" table:style-name="ce127">
            <text:p>259 991</text:p>
          </table:table-cell>
          <table:table-cell office:value-type="float" office:value="72.445914466278055" table:style-name="ce128">
            <text:p>72,4<text:s text:c="5"/></text:p>
          </table:table-cell>
          <table:table-cell office:value-type="float" office:value="245552" table:style-name="ce129">
            <text:p>245 552</text:p>
          </table:table-cell>
          <table:table-cell office:value-type="float" office:value="71.697363964447973" table:style-name="ce130">
            <text:p>71,7<text:s text:c="5"/></text:p>
          </table:table-cell>
          <table:table-cell office:value-type="float" office:value="179662" table:style-name="ce129">
            <text:p>179 662</text:p>
          </table:table-cell>
          <table:table-cell office:value-type="float" office:value="70.409023039632558" table:style-name="ce130">
            <text:p>70,4<text:s text:c="5"/></text:p>
          </table:table-cell>
          <table:table-cell office:value-type="float" office:value="14439" table:style-name="ce113">
            <text:p>+14 439</text:p>
          </table:table-cell>
          <table:table-cell office:value-type="float" office:value="5.8802208900762363" table:style-name="ce114">
            <text:p>+5,9<text:s text:c="3"/></text:p>
          </table:table-cell>
          <table:table-cell office:value-type="float" office:value="80329" table:style-name="ce113">
            <text:p>+80 329</text:p>
          </table:table-cell>
          <table:table-cell office:value-type="float" office:value="44.711179882223284" table:style-name="ce114">
            <text:p>+44,7<text:s text:c="3"/></text:p>
          </table:table-cell>
          <table:table-cell table:number-columns-repeated="16372" table:style-name="ce193"/>
        </table:table-row>
        <table:table-row table:style-name="ro2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4532" table:style-name="ce116">
            <text:p>4 532</text:p>
          </table:table-cell>
          <table:table-cell office:value-type="float" office:value="1.2628317301797836" table:style-name="ce133">
            <text:p>1,3<text:s text:c="5"/></text:p>
          </table:table-cell>
          <table:table-cell office:value-type="float" office:value="4256" table:style-name="ce134">
            <text:p>4 256</text:p>
          </table:table-cell>
          <table:table-cell office:value-type="float" office:value="1.2426857897011248" table:style-name="ce135">
            <text:p>1,2<text:s text:c="5"/></text:p>
          </table:table-cell>
          <table:table-cell office:value-type="float" office:value="3599" table:style-name="ce134">
            <text:p>3 599</text:p>
          </table:table-cell>
          <table:table-cell office:value-type="float" office:value="1.4104377882893298" table:style-name="ce135">
            <text:p>1,4<text:s text:c="5"/></text:p>
          </table:table-cell>
          <table:table-cell office:value-type="float" office:value="276" table:style-name="ce120">
            <text:p>+ 276</text:p>
          </table:table-cell>
          <table:table-cell office:value-type="float" office:value="6.4849624060150379" table:style-name="ce121">
            <text:p>+6,5<text:s text:c="3"/></text:p>
          </table:table-cell>
          <table:table-cell office:value-type="float" office:value="933" table:style-name="ce120">
            <text:p>+ 933</text:p>
          </table:table-cell>
          <table:table-cell office:value-type="float" office:value="25.923867741039174" table:style-name="ce121">
            <text:p>+25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3">
            <text:p>Comércio por grosso e a retalho</text:p>
          </table:table-cell>
          <table:table-cell office:value-type="float" office:value="38386" table:style-name="ce116">
            <text:p>38 386</text:p>
          </table:table-cell>
          <table:table-cell office:value-type="float" office:value="10.696173608711645" table:style-name="ce133">
            <text:p>10,7<text:s text:c="5"/></text:p>
          </table:table-cell>
          <table:table-cell office:value-type="float" office:value="36333" table:style-name="ce134">
            <text:p>36 333</text:p>
          </table:table-cell>
          <table:table-cell office:value-type="float" office:value="10.608670770021373" table:style-name="ce135">
            <text:p>10,6<text:s text:c="5"/></text:p>
          </table:table-cell>
          <table:table-cell office:value-type="float" office:value="30350" table:style-name="ce134">
            <text:p>30 350</text:p>
          </table:table-cell>
          <table:table-cell office:value-type="float" office:value="11.894078042395433" table:style-name="ce135">
            <text:p>11,9<text:s text:c="5"/></text:p>
          </table:table-cell>
          <table:table-cell office:value-type="float" office:value="2053" table:style-name="ce120">
            <text:p>+2 053</text:p>
          </table:table-cell>
          <table:table-cell office:value-type="float" office:value="5.6505105551427075" table:style-name="ce121">
            <text:p>+5,7<text:s text:c="3"/></text:p>
          </table:table-cell>
          <table:table-cell office:value-type="float" office:value="8036" table:style-name="ce120">
            <text:p>+8 036</text:p>
          </table:table-cell>
          <table:table-cell office:value-type="float" office:value="26.477759472817137" table:style-name="ce121">
            <text:p>+26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Transportes e armazenagem</text:p>
          </table:table-cell>
          <table:table-cell office:value-type="float" office:value="6788" table:style-name="ce116">
            <text:p>6 788</text:p>
          </table:table-cell>
          <table:table-cell office:value-type="float" office:value="1.8914611174890492" table:style-name="ce152">
            <text:p>1,9<text:s text:c="5"/></text:p>
          </table:table-cell>
          <table:table-cell office:value-type="float" office:value="6145" table:style-name="ce134">
            <text:p>6 145</text:p>
          </table:table-cell>
          <table:table-cell office:value-type="float" office:value="1.7942444026582263" table:style-name="ce154">
            <text:p>1,8<text:s text:c="5"/></text:p>
          </table:table-cell>
          <table:table-cell office:value-type="float" office:value="4170" table:style-name="ce134">
            <text:p>4 170</text:p>
          </table:table-cell>
          <table:table-cell office:value-type="float" office:value="1.6342110522829967" table:style-name="ce154">
            <text:p>1,6<text:s text:c="5"/></text:p>
          </table:table-cell>
          <table:table-cell office:value-type="float" office:value="643" table:style-name="ce120">
            <text:p>+ 643</text:p>
          </table:table-cell>
          <table:table-cell office:value-type="float" office:value="10.463791700569569" table:style-name="ce121">
            <text:p>+10,5<text:s text:c="3"/></text:p>
          </table:table-cell>
          <table:table-cell office:value-type="float" office:value="2618" table:style-name="ce120">
            <text:p>+2 618</text:p>
          </table:table-cell>
          <table:table-cell office:value-type="float" office:value="62.781774580335735" table:style-name="ce121">
            <text:p>+62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lojamento, restauração e similares</text:p>
          </table:table-cell>
          <table:table-cell office:value-type="float" office:value="42691" table:style-name="ce116">
            <text:p>42 691</text:p>
          </table:table-cell>
          <table:table-cell office:value-type="float" office:value="11.895752293271213" table:style-name="ce133">
            <text:p>11,9<text:s text:c="5"/></text:p>
          </table:table-cell>
          <table:table-cell office:value-type="float" office:value="39676" table:style-name="ce134">
            <text:p>39 676</text:p>
          </table:table-cell>
          <table:table-cell office:value-type="float" office:value="11.584774763200617" table:style-name="ce135">
            <text:p>11,6<text:s text:c="5"/></text:p>
          </table:table-cell>
          <table:table-cell office:value-type="float" office:value="22553" table:style-name="ce134">
            <text:p>22 553</text:p>
          </table:table-cell>
          <table:table-cell office:value-type="float" office:value="8.8384560820475837" table:style-name="ce135">
            <text:p>8,8<text:s text:c="5"/></text:p>
          </table:table-cell>
          <table:table-cell office:value-type="float" office:value="3015" table:style-name="ce120">
            <text:p>+3 015</text:p>
          </table:table-cell>
          <table:table-cell office:value-type="float" office:value="7.5990523238229661" table:style-name="ce121">
            <text:p>+7,6<text:s text:c="3"/></text:p>
          </table:table-cell>
          <table:table-cell office:value-type="float" office:value="20138" table:style-name="ce120">
            <text:p>+20 138</text:p>
          </table:table-cell>
          <table:table-cell office:value-type="float" office:value="89.291890214162194" table:style-name="ce121">
            <text:p>+89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4448" table:style-name="ce116">
            <text:p>4 448</text:p>
          </table:table-cell>
          <table:table-cell office:value-type="float" office:value="1.2394253168225238" table:style-name="ce133">
            <text:p>1,2<text:s text:c="5"/></text:p>
          </table:table-cell>
          <table:table-cell office:value-type="float" office:value="4228" table:style-name="ce134">
            <text:p>4 228</text:p>
          </table:table-cell>
          <table:table-cell office:value-type="float" office:value="1.2345102252951963" table:style-name="ce135">
            <text:p>1,2<text:s text:c="5"/></text:p>
          </table:table-cell>
          <table:table-cell office:value-type="float" office:value="3784" table:style-name="ce134">
            <text:p>3 784</text:p>
          </table:table-cell>
          <table:table-cell office:value-type="float" office:value="1.4829387582347384" table:style-name="ce135">
            <text:p>1,5<text:s text:c="5"/></text:p>
          </table:table-cell>
          <table:table-cell office:value-type="float" office:value="220" table:style-name="ce120">
            <text:p>+ 220</text:p>
          </table:table-cell>
          <table:table-cell office:value-type="float" office:value="5.2034058656575208" table:style-name="ce121">
            <text:p>+5,2<text:s text:c="3"/></text:p>
          </table:table-cell>
          <table:table-cell office:value-type="float" office:value="664" table:style-name="ce120">
            <text:p>+ 664</text:p>
          </table:table-cell>
          <table:table-cell office:value-type="float" office:value="17.547568710359407" table:style-name="ce121">
            <text:p>+17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financeiras e de seguros</text:p>
          </table:table-cell>
          <table:table-cell office:value-type="float" office:value="2702" table:style-name="ce116">
            <text:p>2 702</text:p>
          </table:table-cell>
          <table:table-cell office:value-type="float" office:value="0.75290629632519313" table:style-name="ce133">
            <text:p>0,8<text:s text:c="5"/></text:p>
          </table:table-cell>
          <table:table-cell office:value-type="float" office:value="2680" table:style-name="ce134">
            <text:p>2 680</text:p>
          </table:table-cell>
          <table:table-cell office:value-type="float" office:value="0.78251830742458028" table:style-name="ce135">
            <text:p>0,8<text:s text:c="5"/></text:p>
          </table:table-cell>
          <table:table-cell office:value-type="float" office:value="2706" table:style-name="ce134">
            <text:p>2 706</text:p>
          </table:table-cell>
          <table:table-cell office:value-type="float" office:value="1.0604736468771676" table:style-name="ce135">
            <text:p>1,1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0.82089552238805963" table:style-name="ce121">
            <text:p>+0,8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0.14781966001478197" table:style-name="ce121">
            <text:p>-0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07596" table:style-name="ce116">
            <text:p>107 596</text:p>
          </table:table-cell>
          <table:table-cell office:value-type="float" office:value="29.981386328425419" table:style-name="ce133">
            <text:p>30,0<text:s text:c="5"/></text:p>
          </table:table-cell>
          <table:table-cell office:value-type="float" office:value="100698" table:style-name="ce134">
            <text:p>100 698</text:p>
          </table:table-cell>
          <table:table-cell office:value-type="float" office:value="29.402249448149405" table:style-name="ce135">
            <text:p>29,4<text:s text:c="5"/></text:p>
          </table:table-cell>
          <table:table-cell office:value-type="float" office:value="68335" table:style-name="ce134">
            <text:p>68 335</text:p>
          </table:table-cell>
          <table:table-cell office:value-type="float" office:value="26.780290709294626" table:style-name="ce135">
            <text:p>26,8<text:s text:c="5"/></text:p>
          </table:table-cell>
          <table:table-cell office:value-type="float" office:value="6898" table:style-name="ce120">
            <text:p>+6 898</text:p>
          </table:table-cell>
          <table:table-cell office:value-type="float" office:value="6.8501857037875631" table:style-name="ce121">
            <text:p>+6,9<text:s text:c="3"/></text:p>
          </table:table-cell>
          <table:table-cell office:value-type="float" office:value="39261" table:style-name="ce120">
            <text:p>+39 261</text:p>
          </table:table-cell>
          <table:table-cell office:value-type="float" office:value="57.453720640959979" table:style-name="ce121">
            <text:p>+57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660" table:style-name="ce116">
            <text:p>6 660</text:p>
          </table:table-cell>
          <table:table-cell office:value-type="float" office:value="1.8557942018970339" table:style-name="ce133">
            <text:p>1,9<text:s text:c="5"/></text:p>
          </table:table-cell>
          <table:table-cell office:value-type="float" office:value="6488" table:style-name="ce134">
            <text:p>6 488</text:p>
          </table:table-cell>
          <table:table-cell office:value-type="float" office:value="1.89439506663085" table:style-name="ce135">
            <text:p>1,9<text:s text:c="5"/></text:p>
          </table:table-cell>
          <table:table-cell office:value-type="float" office:value="5543" table:style-name="ce134">
            <text:p>5 543</text:p>
          </table:table-cell>
          <table:table-cell office:value-type="float" office:value="2.1722858184183815" table:style-name="ce135">
            <text:p>2,2<text:s text:c="5"/></text:p>
          </table:table-cell>
          <table:table-cell office:value-type="float" office:value="172" table:style-name="ce120">
            <text:p>+ 172</text:p>
          </table:table-cell>
          <table:table-cell office:value-type="float" office:value="2.6510480887792851" table:style-name="ce121">
            <text:p>+2,7<text:s text:c="3"/></text:p>
          </table:table-cell>
          <table:table-cell office:value-type="float" office:value="1117" table:style-name="ce120">
            <text:p>+1 117</text:p>
          </table:table-cell>
          <table:table-cell office:value-type="float" office:value="20.1515424860184" table:style-name="ce121">
            <text:p>+20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3012" table:style-name="ce116">
            <text:p>23 012</text:p>
          </table:table-cell>
          <table:table-cell office:value-type="float" office:value="6.4122426687769591" table:style-name="ce133">
            <text:p>6,4<text:s text:c="5"/></text:p>
          </table:table-cell>
          <table:table-cell office:value-type="float" office:value="22775" table:style-name="ce134">
            <text:p>22 775</text:p>
          </table:table-cell>
          <table:table-cell office:value-type="float" office:value="6.6499456908935901" table:style-name="ce135">
            <text:p>6,6<text:s text:c="5"/></text:p>
          </table:table-cell>
          <table:table-cell office:value-type="float" office:value="20819" table:style-name="ce134">
            <text:p>20 819</text:p>
          </table:table-cell>
          <table:table-cell office:value-type="float" office:value="8.1589064502349427" table:style-name="ce135">
            <text:p>8,2<text:s text:c="5"/></text:p>
          </table:table-cell>
          <table:table-cell office:value-type="float" office:value="237" table:style-name="ce120">
            <text:p>+ 237</text:p>
          </table:table-cell>
          <table:table-cell office:value-type="float" office:value="1.0406147091108673" table:style-name="ce121">
            <text:p>+1,0<text:s text:c="3"/></text:p>
          </table:table-cell>
          <table:table-cell office:value-type="float" office:value="2193" table:style-name="ce120">
            <text:p>+2 193</text:p>
          </table:table-cell>
          <table:table-cell office:value-type="float" office:value="10.533647149238675" table:style-name="ce121">
            <text:p>+10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Outras atividades de serviços</text:p>
          </table:table-cell>
          <table:table-cell office:value-type="float" office:value="23176" table:style-name="ce116">
            <text:p>23 176</text:p>
          </table:table-cell>
          <table:table-cell office:value-type="float" office:value="6.4579409043792282" table:style-name="ce133">
            <text:p>6,5<text:s text:c="5"/></text:p>
          </table:table-cell>
          <table:table-cell office:value-type="float" office:value="22273" table:style-name="ce134">
            <text:p>22 273</text:p>
          </table:table-cell>
          <table:table-cell office:value-type="float" office:value="6.5033695004730152" table:style-name="ce135">
            <text:p>6,5<text:s text:c="5"/></text:p>
          </table:table-cell>
          <table:table-cell office:value-type="float" office:value="17803" table:style-name="ce134">
            <text:p>17 803</text:p>
          </table:table-cell>
          <table:table-cell office:value-type="float" office:value="6.9769446915573603" table:style-name="ce135">
            <text:p>7,0<text:s text:c="5"/></text:p>
          </table:table-cell>
          <table:table-cell office:value-type="float" office:value="903" table:style-name="ce120">
            <text:p>+ 903</text:p>
          </table:table-cell>
          <table:table-cell office:value-type="float" office:value="4.0542360705787273" table:style-name="ce121">
            <text:p>+4,1<text:s text:c="3"/></text:p>
          </table:table-cell>
          <table:table-cell office:value-type="float" office:value="5373" table:style-name="ce120">
            <text:p>+5 373</text:p>
          </table:table-cell>
          <table:table-cell office:value-type="float" office:value="30.180306689883729" table:style-name="ce121">
            <text:p>+30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Sem classificação</text:p>
          </table:table-cell>
          <table:table-cell office:value-type="float" office:value="7729" table:style-name="ce116">
            <text:p>7 729</text:p>
          </table:table-cell>
          <table:table-cell office:value-type="float" office:value="2.1536686766459723" table:style-name="ce133">
            <text:p>2,2<text:s text:c="5"/></text:p>
          </table:table-cell>
          <table:table-cell office:value-type="float" office:value="6433" table:style-name="ce134">
            <text:p>6 433</text:p>
          </table:table-cell>
          <table:table-cell office:value-type="float" office:value="1.8783359222620619" table:style-name="ce135">
            <text:p>1,9<text:s text:c="5"/></text:p>
          </table:table-cell>
          <table:table-cell office:value-type="float" office:value="2784" table:style-name="ce134">
            <text:p>2 784</text:p>
          </table:table-cell>
          <table:table-cell office:value-type="float" office:value="1.0910416233946914" table:style-name="ce135">
            <text:p>1,1<text:s text:c="5"/></text:p>
          </table:table-cell>
          <table:table-cell office:value-type="float" office:value="1296" table:style-name="ce120">
            <text:p>+1 296</text:p>
          </table:table-cell>
          <table:table-cell office:value-type="float" office:value="20.146121560702625" table:style-name="ce121">
            <text:p>+20,1<text:s text:c="3"/></text:p>
          </table:table-cell>
          <table:table-cell office:value-type="float" office:value="4945" table:style-name="ce120">
            <text:p>+4 945</text:p>
          </table:table-cell>
          <table:table-cell office:value-type="float" office:value="177.62212643678163" table:style-name="ce121">
            <text:p>+177,6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58"/>
        <table:table-column table:style-name="co15" table:default-cell-style-name="ce58"/>
        <table:table-column table:style-name="co7" table:default-cell-style-name="ce1"/>
        <table:table-column table:style-name="co15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27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463in" svg:y="0.24887in" svg:width="1.98877in" svg:height="0.52682in">
                <draw:text-box>
                  <text:p text:style-name="a64" text:class-names="" text:cond-style-name=""><text:span text:style-name="a62" text:class-names="">MAIO 2020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22">
          <table:table-cell/>
          <table:table-cell office:value-type="string" table:style-name="ce225">
            <text:p>PORTUGAL</text:p>
          </table:table-cell>
          <table:table-cell office:value-type="float" office:value="11462" table:style-name="ce232">
            <text:p>11 462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10940" table:style-name="ce236">
            <text:p>10 940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8830" table:style-name="ce236">
            <text:p>18 830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522" table:style-name="ce113">
            <text:p>+ 522</text:p>
          </table:table-cell>
          <table:table-cell office:value-type="float" office:value="4.7714808043875685" table:style-name="ce114">
            <text:p>+4,8<text:s text:c="3"/></text:p>
          </table:table-cell>
          <table:table-cell office:value-type="float" office:value="-7368" table:style-name="ce113">
            <text:p><text:s/>-7 368</text:p>
          </table:table-cell>
          <table:table-cell office:value-type="float" office:value="-39.129049389272438" table:style-name="ce114">
            <text:p>-39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9">
            <text:p>CONTINENTE</text:p>
          </table:table-cell>
          <table:table-cell office:value-type="float" office:value="11235" table:style-name="ce232">
            <text:p>11 235</text:p>
          </table:table-cell>
          <table:table-cell office:value-type="float" office:value="98.019542837201186" table:style-name="ce214">
            <text:p>98,0<text:s text:c="5"/></text:p>
          </table:table-cell>
          <table:table-cell office:value-type="float" office:value="10668" table:style-name="ce236">
            <text:p>10 668</text:p>
          </table:table-cell>
          <table:table-cell office:value-type="float" office:value="97.513711151736743" table:style-name="ce215">
            <text:p>97,5<text:s text:c="5"/></text:p>
          </table:table-cell>
          <table:table-cell office:value-type="float" office:value="18434" table:style-name="ce236">
            <text:p>18 434</text:p>
          </table:table-cell>
          <table:table-cell office:value-type="float" office:value="97.896972915560269" table:style-name="ce216">
            <text:p>97,9<text:s text:c="5"/></text:p>
          </table:table-cell>
          <table:table-cell office:value-type="float" office:value="567" table:style-name="ce113">
            <text:p>+ 567</text:p>
          </table:table-cell>
          <table:table-cell office:value-type="float" office:value="5.3149606299212602" table:style-name="ce114">
            <text:p>+5,3<text:s text:c="3"/></text:p>
          </table:table-cell>
          <table:table-cell office:value-type="float" office:value="-7199" table:style-name="ce113">
            <text:p><text:s/>-7 199</text:p>
          </table:table-cell>
          <table:table-cell office:value-type="float" office:value="-39.052837148746882" table:style-name="ce114">
            <text:p>-39,1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2162" table:style-name="ce233">
            <text:p>2 162</text:p>
          </table:table-cell>
          <table:table-cell office:value-type="float" office:value="18.862327691502358" table:style-name="ce217">
            <text:p>18,9<text:s text:c="5"/></text:p>
          </table:table-cell>
          <table:table-cell office:value-type="float" office:value="1836" table:style-name="ce237">
            <text:p>1 836</text:p>
          </table:table-cell>
          <table:table-cell office:value-type="float" office:value="16.782449725776967" table:style-name="ce218">
            <text:p>16,8<text:s text:c="5"/></text:p>
          </table:table-cell>
          <table:table-cell office:value-type="float" office:value="3068" table:style-name="ce237">
            <text:p>3 068</text:p>
          </table:table-cell>
          <table:table-cell office:value-type="float" office:value="16.293149229952203" table:style-name="ce219">
            <text:p>16,3<text:s text:c="5"/></text:p>
          </table:table-cell>
          <table:table-cell office:value-type="float" office:value="326" table:style-name="ce120">
            <text:p>+ 326</text:p>
          </table:table-cell>
          <table:table-cell office:value-type="float" office:value="17.755991285403049" table:style-name="ce121">
            <text:p>+17,8<text:s text:c="3"/></text:p>
          </table:table-cell>
          <table:table-cell office:value-type="float" office:value="-906" table:style-name="ce120">
            <text:p><text:s/>- 906</text:p>
          </table:table-cell>
          <table:table-cell office:value-type="float" office:value="-29.530638852672752" table:style-name="ce121">
            <text:p>-29,5<text:s text:c="3"/></text:p>
          </table:table-cell>
          <table:table-cell table:style-name="ce1"/>
          <table:table-cell table:style-name="ce251"/>
          <table:table-cell table:number-columns-repeated="16370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3008" table:style-name="ce233">
            <text:p>3 008</text:p>
          </table:table-cell>
          <table:table-cell office:value-type="float" office:value="26.243238527307629" table:style-name="ce217">
            <text:p>26,2<text:s text:c="5"/></text:p>
          </table:table-cell>
          <table:table-cell office:value-type="float" office:value="2932" table:style-name="ce237">
            <text:p>2 932</text:p>
          </table:table-cell>
          <table:table-cell office:value-type="float" office:value="26.800731261425959" table:style-name="ce218">
            <text:p>26,8<text:s text:c="5"/></text:p>
          </table:table-cell>
          <table:table-cell office:value-type="float" office:value="5581" table:style-name="ce237">
            <text:p>5 581</text:p>
          </table:table-cell>
          <table:table-cell office:value-type="float" office:value="29.638874137015403" table:style-name="ce219">
            <text:p>29,6<text:s text:c="5"/></text:p>
          </table:table-cell>
          <table:table-cell office:value-type="float" office:value="76" table:style-name="ce120">
            <text:p>+ 76</text:p>
          </table:table-cell>
          <table:table-cell office:value-type="float" office:value="2.5920873124147339" table:style-name="ce121">
            <text:p>+2,6<text:s text:c="3"/></text:p>
          </table:table-cell>
          <table:table-cell office:value-type="float" office:value="-2573" table:style-name="ce120">
            <text:p><text:s/>-2 573</text:p>
          </table:table-cell>
          <table:table-cell office:value-type="float" office:value="-46.102848951800752" table:style-name="ce121">
            <text:p>-46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3985" table:style-name="ce233">
            <text:p>3 985</text:p>
          </table:table-cell>
          <table:table-cell office:value-type="float" office:value="34.767056360146569" table:style-name="ce217">
            <text:p>34,8<text:s text:c="5"/></text:p>
          </table:table-cell>
          <table:table-cell office:value-type="float" office:value="4044" table:style-name="ce237">
            <text:p>4 044</text:p>
          </table:table-cell>
          <table:table-cell office:value-type="float" office:value="36.96526508226691" table:style-name="ce218">
            <text:p>37,0<text:s text:c="5"/></text:p>
          </table:table-cell>
          <table:table-cell office:value-type="float" office:value="6261" table:style-name="ce237">
            <text:p>6 261</text:p>
          </table:table-cell>
          <table:table-cell office:value-type="float" office:value="33.250132766861391" table:style-name="ce219">
            <text:p>33,3<text:s text:c="5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1.4589515331355094" table:style-name="ce121">
            <text:p>-1,5<text:s text:c="3"/></text:p>
          </table:table-cell>
          <table:table-cell office:value-type="float" office:value="-2276" table:style-name="ce120">
            <text:p><text:s/>-2 276</text:p>
          </table:table-cell>
          <table:table-cell office:value-type="float" office:value="-36.352020444018528" table:style-name="ce121">
            <text:p>-3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1801" table:style-name="ce233">
            <text:p>1 801</text:p>
          </table:table-cell>
          <table:table-cell office:value-type="float" office:value="15.712790088989706" table:style-name="ce217">
            <text:p>15,7<text:s text:c="5"/></text:p>
          </table:table-cell>
          <table:table-cell office:value-type="float" office:value="1605" table:style-name="ce237">
            <text:p>1 605</text:p>
          </table:table-cell>
          <table:table-cell office:value-type="float" office:value="14.670932358318097" table:style-name="ce218">
            <text:p>14,7<text:s text:c="5"/></text:p>
          </table:table-cell>
          <table:table-cell office:value-type="float" office:value="2463" table:style-name="ce237">
            <text:p>2 463</text:p>
          </table:table-cell>
          <table:table-cell office:value-type="float" office:value="13.080191184280404" table:style-name="ce219">
            <text:p>13,1<text:s text:c="5"/></text:p>
          </table:table-cell>
          <table:table-cell office:value-type="float" office:value="196" table:style-name="ce120">
            <text:p>+ 196</text:p>
          </table:table-cell>
          <table:table-cell office:value-type="float" office:value="12.211838006230529" table:style-name="ce121">
            <text:p>+12,2<text:s text:c="3"/></text:p>
          </table:table-cell>
          <table:table-cell office:value-type="float" office:value="-662" table:style-name="ce120">
            <text:p><text:s/>- 662</text:p>
          </table:table-cell>
          <table:table-cell office:value-type="float" office:value="-26.877791311408849" table:style-name="ce121">
            <text:p>-26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279" table:style-name="ce233">
            <text:p><text:s/>279</text:p>
          </table:table-cell>
          <table:table-cell office:value-type="float" office:value="2.4341301692549293" table:style-name="ce217">
            <text:p>2,4<text:s text:c="5"/></text:p>
          </table:table-cell>
          <table:table-cell office:value-type="float" office:value="251" table:style-name="ce237">
            <text:p><text:s/>251</text:p>
          </table:table-cell>
          <table:table-cell office:value-type="float" office:value="2.2943327239488118" table:style-name="ce218">
            <text:p>2,3<text:s text:c="5"/></text:p>
          </table:table-cell>
          <table:table-cell office:value-type="float" office:value="1061" table:style-name="ce237">
            <text:p>1 061</text:p>
          </table:table-cell>
          <table:table-cell office:value-type="float" office:value="5.6346255974508761" table:style-name="ce219">
            <text:p>5,6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11.155378486055776" table:style-name="ce121">
            <text:p>+11,2<text:s text:c="3"/></text:p>
          </table:table-cell>
          <table:table-cell office:value-type="float" office:value="-782" table:style-name="ce120">
            <text:p><text:s/>- 782</text:p>
          </table:table-cell>
          <table:table-cell office:value-type="float" office:value="-73.704052780395855" table:style-name="ce121">
            <text:p>-73,7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39">
            <text:p>REG.AUTÓNOMAS</text:p>
          </table:table-cell>
          <table:table-cell office:value-type="float" office:value="227" table:style-name="ce232">
            <text:p><text:s/>227</text:p>
          </table:table-cell>
          <table:table-cell office:value-type="float" office:value="1.9804571627988135" table:style-name="ce214">
            <text:p>2,0<text:s text:c="5"/></text:p>
          </table:table-cell>
          <table:table-cell office:value-type="float" office:value="272" table:style-name="ce236">
            <text:p><text:s/>272</text:p>
          </table:table-cell>
          <table:table-cell office:value-type="float" office:value="2.4862888482632539" table:style-name="ce215">
            <text:p>2,5<text:s text:c="5"/></text:p>
          </table:table-cell>
          <table:table-cell office:value-type="float" office:value="396" table:style-name="ce236">
            <text:p><text:s/>396</text:p>
          </table:table-cell>
          <table:table-cell office:value-type="float" office:value="2.1030270844397241" table:style-name="ce216">
            <text:p>2,1<text:s text:c="5"/></text:p>
          </table:table-cell>
          <table:table-cell office:value-type="float" office:value="-45" table:style-name="ce113">
            <text:p><text:s/>- 45</text:p>
          </table:table-cell>
          <table:table-cell office:value-type="float" office:value="-16.544117647058822" table:style-name="ce114">
            <text:p>-16,5<text:s text:c="3"/></text:p>
          </table:table-cell>
          <table:table-cell office:value-type="float" office:value="-169" table:style-name="ce113">
            <text:p><text:s/>- 169</text:p>
          </table:table-cell>
          <table:table-cell office:value-type="float" office:value="-42.676767676767675" table:style-name="ce114">
            <text:p>-42,7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2" table:style-name="ce233">
            <text:p><text:s/>12</text:p>
          </table:table-cell>
          <table:table-cell office:value-type="float" office:value="0.10469377072064212" table:style-name="ce217">
            <text:p>0,1<text:s text:c="5"/></text:p>
          </table:table-cell>
          <table:table-cell office:value-type="float" office:value="33" table:style-name="ce237">
            <text:p><text:s/>33</text:p>
          </table:table-cell>
          <table:table-cell office:value-type="float" office:value="0.3016453382084095" table:style-name="ce218">
            <text:p>0,3<text:s text:c="5"/></text:p>
          </table:table-cell>
          <table:table-cell office:value-type="float" office:value="28" table:style-name="ce237">
            <text:p><text:s/>28</text:p>
          </table:table-cell>
          <table:table-cell office:value-type="float" office:value="0.14869888475836432" table:style-name="ce219">
            <text:p>0,1<text:s text:c="5"/></text:p>
          </table:table-cell>
          <table:table-cell office:value-type="float" office:value="-21" table:style-name="ce120">
            <text:p><text:s/>- 21</text:p>
          </table:table-cell>
          <table:table-cell office:value-type="float" office:value="-63.636363636363633" table:style-name="ce121">
            <text:p>-63,6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57.142857142857139" table:style-name="ce121">
            <text:p>-5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215" table:style-name="ce233">
            <text:p><text:s/>215</text:p>
          </table:table-cell>
          <table:table-cell office:value-type="float" office:value="1.8757633920781713" table:style-name="ce217">
            <text:p>1,9<text:s text:c="5"/></text:p>
          </table:table-cell>
          <table:table-cell office:value-type="float" office:value="239" table:style-name="ce237">
            <text:p><text:s/>239</text:p>
          </table:table-cell>
          <table:table-cell office:value-type="float" office:value="2.1846435100548445" table:style-name="ce218">
            <text:p>2,2<text:s text:c="5"/></text:p>
          </table:table-cell>
          <table:table-cell office:value-type="float" office:value="368" table:style-name="ce237">
            <text:p><text:s/>368</text:p>
          </table:table-cell>
          <table:table-cell office:value-type="float" office:value="1.9543281996813595" table:style-name="ce219">
            <text:p>2,0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10.0418410041841" table:style-name="ce121">
            <text:p>-10,0<text:s text:c="3"/></text:p>
          </table:table-cell>
          <table:table-cell office:value-type="float" office:value="-153" table:style-name="ce120">
            <text:p><text:s/>- 153</text:p>
          </table:table-cell>
          <table:table-cell office:value-type="float" office:value="-41.576086956521742" table:style-name="ce121">
            <text:p>-41,6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59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5">
            <text:p>PORTUGAL</text:p>
          </table:table-cell>
          <table:table-cell office:value-type="float" office:value="47091" table:style-name="ce232">
            <text:p>47 091</text:p>
          </table:table-cell>
          <table:table-cell office:value-type="float" office:value="100.00000000000001" table:style-name="ce214">
            <text:p>100,0<text:s text:c="5"/></text:p>
          </table:table-cell>
          <table:table-cell office:value-type="float" office:value="65542" table:style-name="ce236">
            <text:p>65 542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8202" table:style-name="ce236">
            <text:p>38 202</text:p>
          </table:table-cell>
          <table:table-cell office:value-type="float" office:value="100.00000000000001" table:style-name="ce216">
            <text:p>100,0<text:s text:c="5"/></text:p>
          </table:table-cell>
          <table:table-cell office:value-type="float" office:value="-18451" table:style-name="ce113">
            <text:p><text:s/>-18 451</text:p>
          </table:table-cell>
          <table:table-cell office:value-type="float" office:value="-28.151414360257544" table:style-name="ce114">
            <text:p>-28,2<text:s text:c="3"/></text:p>
          </table:table-cell>
          <table:table-cell office:value-type="float" office:value="8889" table:style-name="ce113">
            <text:p>+8 889</text:p>
          </table:table-cell>
          <table:table-cell office:value-type="float" office:value="23.268415266216426" table:style-name="ce114">
            <text:p>+23,3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9">
            <text:p>CONTINENTE</text:p>
          </table:table-cell>
          <table:table-cell office:value-type="float" office:value="44718" table:style-name="ce232">
            <text:p>44 718</text:p>
          </table:table-cell>
          <table:table-cell office:value-type="float" office:value="94.960820538956497" table:style-name="ce214">
            <text:p>95,0<text:s text:c="5"/></text:p>
          </table:table-cell>
          <table:table-cell office:value-type="float" office:value="63643" table:style-name="ce236">
            <text:p>63 643</text:p>
          </table:table-cell>
          <table:table-cell office:value-type="float" office:value="97.102621219981074" table:style-name="ce215">
            <text:p>97,1<text:s text:c="5"/></text:p>
          </table:table-cell>
          <table:table-cell office:value-type="float" office:value="36209" table:style-name="ce236">
            <text:p>36 209</text:p>
          </table:table-cell>
          <table:table-cell office:value-type="float" office:value="94.782995654677777" table:style-name="ce216">
            <text:p>94,8<text:s text:c="5"/></text:p>
          </table:table-cell>
          <table:table-cell office:value-type="float" office:value="-18925" table:style-name="ce113">
            <text:p><text:s/>-18 925</text:p>
          </table:table-cell>
          <table:table-cell office:value-type="float" office:value="-29.736184655028829" table:style-name="ce114">
            <text:p>-29,7<text:s text:c="3"/></text:p>
          </table:table-cell>
          <table:table-cell office:value-type="float" office:value="8509" table:style-name="ce113">
            <text:p>+8 509</text:p>
          </table:table-cell>
          <table:table-cell office:value-type="float" office:value="23.499682399403461" table:style-name="ce114">
            <text:p>+23,5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15730" table:style-name="ce233">
            <text:p>15 730</text:p>
          </table:table-cell>
          <table:table-cell office:value-type="float" office:value="33.403410418126604" table:style-name="ce217">
            <text:p>33,4<text:s text:c="5"/></text:p>
          </table:table-cell>
          <table:table-cell office:value-type="float" office:value="23153" table:style-name="ce237">
            <text:p>23 153</text:p>
          </table:table-cell>
          <table:table-cell office:value-type="float" office:value="35.325440175765159" table:style-name="ce218">
            <text:p>35,3<text:s text:c="5"/></text:p>
          </table:table-cell>
          <table:table-cell office:value-type="float" office:value="14289" table:style-name="ce237">
            <text:p>14 289</text:p>
          </table:table-cell>
          <table:table-cell office:value-type="float" office:value="37.40380084812314" table:style-name="ce219">
            <text:p>37,4<text:s text:c="5"/></text:p>
          </table:table-cell>
          <table:table-cell office:value-type="float" office:value="-7423" table:style-name="ce120">
            <text:p><text:s/>-7 423</text:p>
          </table:table-cell>
          <table:table-cell office:value-type="float" office:value="-32.060640089837172" table:style-name="ce121">
            <text:p>-32,1<text:s text:c="3"/></text:p>
          </table:table-cell>
          <table:table-cell office:value-type="float" office:value="1441" table:style-name="ce120">
            <text:p>+1 441</text:p>
          </table:table-cell>
          <table:table-cell office:value-type="float" office:value="10.0846805234796" table:style-name="ce121">
            <text:p>+10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6297" table:style-name="ce233">
            <text:p>6 297</text:p>
          </table:table-cell>
          <table:table-cell office:value-type="float" office:value="13.371981907370836" table:style-name="ce217">
            <text:p>13,4<text:s text:c="5"/></text:p>
          </table:table-cell>
          <table:table-cell office:value-type="float" office:value="7991" table:style-name="ce237">
            <text:p>7 991</text:p>
          </table:table-cell>
          <table:table-cell office:value-type="float" office:value="12.192182112233377" table:style-name="ce218">
            <text:p>12,2<text:s text:c="5"/></text:p>
          </table:table-cell>
          <table:table-cell office:value-type="float" office:value="5651" table:style-name="ce237">
            <text:p>5 651</text:p>
          </table:table-cell>
          <table:table-cell office:value-type="float" office:value="14.792419245065702" table:style-name="ce219">
            <text:p>14,8<text:s text:c="5"/></text:p>
          </table:table-cell>
          <table:table-cell office:value-type="float" office:value="-1694" table:style-name="ce120">
            <text:p><text:s/>-1 694</text:p>
          </table:table-cell>
          <table:table-cell office:value-type="float" office:value="-21.198848704792891" table:style-name="ce121">
            <text:p>-21,2<text:s text:c="3"/></text:p>
          </table:table-cell>
          <table:table-cell office:value-type="float" office:value="646" table:style-name="ce120">
            <text:p>+ 646</text:p>
          </table:table-cell>
          <table:table-cell office:value-type="float" office:value="11.431605025659175" table:style-name="ce121">
            <text:p>+1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7983" table:style-name="ce233">
            <text:p>17 983</text:p>
          </table:table-cell>
          <table:table-cell office:value-type="float" office:value="38.187764116285486" table:style-name="ce217">
            <text:p>38,2<text:s text:c="5"/></text:p>
          </table:table-cell>
          <table:table-cell office:value-type="float" office:value="23848" table:style-name="ce237">
            <text:p>23 848</text:p>
          </table:table-cell>
          <table:table-cell office:value-type="float" office:value="36.385828934118578" table:style-name="ce218">
            <text:p>36,4<text:s text:c="5"/></text:p>
          </table:table-cell>
          <table:table-cell office:value-type="float" office:value="13128" table:style-name="ce237">
            <text:p>13 128</text:p>
          </table:table-cell>
          <table:table-cell office:value-type="float" office:value="34.364692948013193" table:style-name="ce219">
            <text:p>34,4<text:s text:c="5"/></text:p>
          </table:table-cell>
          <table:table-cell office:value-type="float" office:value="-5865" table:style-name="ce120">
            <text:p><text:s/>-5 865</text:p>
          </table:table-cell>
          <table:table-cell office:value-type="float" office:value="-24.593257296209327" table:style-name="ce121">
            <text:p>-24,6<text:s text:c="3"/></text:p>
          </table:table-cell>
          <table:table-cell office:value-type="float" office:value="4855" table:style-name="ce120">
            <text:p>+4 855</text:p>
          </table:table-cell>
          <table:table-cell office:value-type="float" office:value="36.982023156611824" table:style-name="ce121">
            <text:p>+3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1854" table:style-name="ce233">
            <text:p>1 854</text:p>
          </table:table-cell>
          <table:table-cell office:value-type="float" office:value="3.937058036567497" table:style-name="ce217">
            <text:p>3,9<text:s text:c="5"/></text:p>
          </table:table-cell>
          <table:table-cell office:value-type="float" office:value="2902" table:style-name="ce237">
            <text:p>2 902</text:p>
          </table:table-cell>
          <table:table-cell office:value-type="float" office:value="4.4276952183332821" table:style-name="ce218">
            <text:p>4,4<text:s text:c="5"/></text:p>
          </table:table-cell>
          <table:table-cell office:value-type="float" office:value="1703" table:style-name="ce237">
            <text:p>1 703</text:p>
          </table:table-cell>
          <table:table-cell office:value-type="float" office:value="4.4578817862939113" table:style-name="ce219">
            <text:p>4,5<text:s text:c="5"/></text:p>
          </table:table-cell>
          <table:table-cell office:value-type="float" office:value="-1048" table:style-name="ce120">
            <text:p><text:s/>-1 048</text:p>
          </table:table-cell>
          <table:table-cell office:value-type="float" office:value="-36.113025499655407" table:style-name="ce121">
            <text:p>-36,1<text:s text:c="3"/></text:p>
          </table:table-cell>
          <table:table-cell office:value-type="float" office:value="151" table:style-name="ce120">
            <text:p>+ 151</text:p>
          </table:table-cell>
          <table:table-cell office:value-type="float" office:value="8.8667058132706984" table:style-name="ce121">
            <text:p>+8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2854" table:style-name="ce233">
            <text:p>2 854</text:p>
          </table:table-cell>
          <table:table-cell office:value-type="float" office:value="6.0606060606060606" table:style-name="ce217">
            <text:p>6,1<text:s text:c="5"/></text:p>
          </table:table-cell>
          <table:table-cell office:value-type="float" office:value="5749" table:style-name="ce237">
            <text:p>5 749</text:p>
          </table:table-cell>
          <table:table-cell office:value-type="float" office:value="8.7714747795306831" table:style-name="ce218">
            <text:p>8,8<text:s text:c="5"/></text:p>
          </table:table-cell>
          <table:table-cell office:value-type="float" office:value="1438" table:style-name="ce237">
            <text:p>1 438</text:p>
          </table:table-cell>
          <table:table-cell office:value-type="float" office:value="3.7642008271818233" table:style-name="ce219">
            <text:p>3,8<text:s text:c="5"/></text:p>
          </table:table-cell>
          <table:table-cell office:value-type="float" office:value="-2895" table:style-name="ce120">
            <text:p><text:s/>-2 895</text:p>
          </table:table-cell>
          <table:table-cell office:value-type="float" office:value="-50.356583753696292" table:style-name="ce121">
            <text:p>-50,4<text:s text:c="3"/></text:p>
          </table:table-cell>
          <table:table-cell office:value-type="float" office:value="1416" table:style-name="ce120">
            <text:p>+1 416</text:p>
          </table:table-cell>
          <table:table-cell office:value-type="float" office:value="98.470097357440892" table:style-name="ce121">
            <text:p>+98,5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2373" table:style-name="ce232">
            <text:p>2 373</text:p>
          </table:table-cell>
          <table:table-cell office:value-type="float" office:value="5.0391794610435117" table:style-name="ce214">
            <text:p>5,0<text:s text:c="5"/></text:p>
          </table:table-cell>
          <table:table-cell office:value-type="float" office:value="1899" table:style-name="ce236">
            <text:p>1 899</text:p>
          </table:table-cell>
          <table:table-cell office:value-type="float" office:value="2.897378780018919" table:style-name="ce215">
            <text:p>2,9<text:s text:c="5"/></text:p>
          </table:table-cell>
          <table:table-cell office:value-type="float" office:value="1993" table:style-name="ce236">
            <text:p>1 993</text:p>
          </table:table-cell>
          <table:table-cell office:value-type="float" office:value="5.217004345322235" table:style-name="ce216">
            <text:p>5,2<text:s text:c="5"/></text:p>
          </table:table-cell>
          <table:table-cell office:value-type="float" office:value="474" table:style-name="ce113">
            <text:p>+ 474</text:p>
          </table:table-cell>
          <table:table-cell office:value-type="float" office:value="24.960505529225905" table:style-name="ce114">
            <text:p>+25,0<text:s text:c="3"/></text:p>
          </table:table-cell>
          <table:table-cell office:value-type="float" office:value="380" table:style-name="ce113">
            <text:p>+ 380</text:p>
          </table:table-cell>
          <table:table-cell office:value-type="float" office:value="19.066733567486203" table:style-name="ce114">
            <text:p>+19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853" table:style-name="ce233">
            <text:p><text:s/>853</text:p>
          </table:table-cell>
          <table:table-cell office:value-type="float" office:value="1.8113864645048949" table:style-name="ce217">
            <text:p>1,8<text:s text:c="5"/></text:p>
          </table:table-cell>
          <table:table-cell office:value-type="float" office:value="890" table:style-name="ce237">
            <text:p><text:s/>890</text:p>
          </table:table-cell>
          <table:table-cell office:value-type="float" office:value="1.3579079063806414" table:style-name="ce218">
            <text:p>1,4<text:s text:c="5"/></text:p>
          </table:table-cell>
          <table:table-cell office:value-type="float" office:value="905" table:style-name="ce237">
            <text:p><text:s/>905</text:p>
          </table:table-cell>
          <table:table-cell office:value-type="float" office:value="2.3689859169676981" table:style-name="ce219">
            <text:p>2,4<text:s text:c="5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4.1573033707865168" table:style-name="ce121">
            <text:p>-4,2<text:s text:c="3"/></text:p>
          </table:table-cell>
          <table:table-cell office:value-type="float" office:value="-52" table:style-name="ce120">
            <text:p><text:s/>- 52</text:p>
          </table:table-cell>
          <table:table-cell office:value-type="float" office:value="-5.7458563535911606" table:style-name="ce121">
            <text:p>-5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1520" table:style-name="ce233">
            <text:p>1 520</text:p>
          </table:table-cell>
          <table:table-cell office:value-type="float" office:value="3.227792996538617" table:style-name="ce217">
            <text:p>3,2<text:s text:c="5"/></text:p>
          </table:table-cell>
          <table:table-cell office:value-type="float" office:value="1009" table:style-name="ce237">
            <text:p>1 009</text:p>
          </table:table-cell>
          <table:table-cell office:value-type="float" office:value="1.5394708736382778" table:style-name="ce218">
            <text:p>1,5<text:s text:c="5"/></text:p>
          </table:table-cell>
          <table:table-cell office:value-type="float" office:value="1088" table:style-name="ce237">
            <text:p>1 088</text:p>
          </table:table-cell>
          <table:table-cell office:value-type="float" office:value="2.8480184283545364" table:style-name="ce219">
            <text:p>2,8<text:s text:c="5"/></text:p>
          </table:table-cell>
          <table:table-cell office:value-type="float" office:value="511" table:style-name="ce120">
            <text:p>+ 511</text:p>
          </table:table-cell>
          <table:table-cell office:value-type="float" office:value="50.64420218037661" table:style-name="ce121">
            <text:p>+50,6<text:s text:c="3"/></text:p>
          </table:table-cell>
          <table:table-cell office:value-type="float" office:value="432" table:style-name="ce120">
            <text:p>+ 432</text:p>
          </table:table-cell>
          <table:table-cell office:value-type="float" office:value="39.705882352941174" table:style-name="ce121">
            <text:p>+39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58"/>
        <table:table-column table:style-name="co14" table:default-cell-style-name="ce58"/>
        <table:table-column table:style-name="co16" table:default-cell-style-name="ce1"/>
        <table:table-column table:style-name="co14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4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MAIO 2020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9">
            <text:p><text:s/>Quadro 8 - OFERTAS DE EMPREGO RECEBIDAS, <text:s text:c="2"/>POR <text:s/>REGIÕES<text:s text:c="3"/></text:p>
          </table:table-cell>
          <table:table-cell table:number-columns-repeated="10" table:style-name="ce159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8">
            <text:p>MAIO 2020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5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5">
            <text:p>PORTUGAL</text:p>
          </table:table-cell>
          <table:table-cell office:value-type="float" office:value="6971" table:style-name="ce232">
            <text:p>6 971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3142" table:style-name="ce236">
            <text:p>3 142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3561" table:style-name="ce236">
            <text:p>13 561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829" table:style-name="ce113">
            <text:p>+3 829</text:p>
          </table:table-cell>
          <table:table-cell office:value-type="float" office:value="121.86505410566517" table:style-name="ce114">
            <text:p>+121,9<text:s text:c="3"/></text:p>
          </table:table-cell>
          <table:table-cell office:value-type="float" office:value="-6590" table:style-name="ce113">
            <text:p><text:s/>-6 590</text:p>
          </table:table-cell>
          <table:table-cell office:value-type="float" office:value="-48.595236339502982" table:style-name="ce114">
            <text:p>-48,6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39">
            <text:p>CONTINENTE</text:p>
          </table:table-cell>
          <table:table-cell office:value-type="float" office:value="6761" table:style-name="ce232">
            <text:p>6 761</text:p>
          </table:table-cell>
          <table:table-cell office:value-type="float" office:value="96.987519724573232" table:style-name="ce214">
            <text:p>97,0<text:s text:c="5"/></text:p>
          </table:table-cell>
          <table:table-cell office:value-type="float" office:value="3040" table:style-name="ce236">
            <text:p>3 040</text:p>
          </table:table-cell>
          <table:table-cell office:value-type="float" office:value="96.753660089115215" table:style-name="ce215">
            <text:p>96,8<text:s text:c="5"/></text:p>
          </table:table-cell>
          <table:table-cell office:value-type="float" office:value="12984" table:style-name="ce236">
            <text:p>12 984</text:p>
          </table:table-cell>
          <table:table-cell office:value-type="float" office:value="95.745151537497236" table:style-name="ce216">
            <text:p>95,7<text:s text:c="5"/></text:p>
          </table:table-cell>
          <table:table-cell office:value-type="float" office:value="3721" table:style-name="ce113">
            <text:p>+3 721</text:p>
          </table:table-cell>
          <table:table-cell office:value-type="float" office:value="122.40131578947368" table:style-name="ce114">
            <text:p>+122,4<text:s text:c="3"/></text:p>
          </table:table-cell>
          <table:table-cell office:value-type="float" office:value="-6223" table:style-name="ce113">
            <text:p><text:s/>-6 223</text:p>
          </table:table-cell>
          <table:table-cell office:value-type="float" office:value="-47.928219346888476" table:style-name="ce114">
            <text:p>-47,9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Norte</text:p>
          </table:table-cell>
          <table:table-cell office:value-type="float" office:value="2026" table:style-name="ce233">
            <text:p>2 026</text:p>
          </table:table-cell>
          <table:table-cell office:value-type="float" office:value="29.063262085783965" table:style-name="ce217">
            <text:p>29,1<text:s text:c="5"/></text:p>
          </table:table-cell>
          <table:table-cell office:value-type="float" office:value="1008" table:style-name="ce237">
            <text:p>1 008</text:p>
          </table:table-cell>
          <table:table-cell office:value-type="float" office:value="32.081476766390828" table:style-name="ce218">
            <text:p>32,1<text:s text:c="5"/></text:p>
          </table:table-cell>
          <table:table-cell office:value-type="float" office:value="3395" table:style-name="ce237">
            <text:p>3 395</text:p>
          </table:table-cell>
          <table:table-cell office:value-type="float" office:value="25.035026915419216" table:style-name="ce219">
            <text:p>25,0<text:s text:c="5"/></text:p>
          </table:table-cell>
          <table:table-cell office:value-type="float" office:value="1018" table:style-name="ce120">
            <text:p>+1 018</text:p>
          </table:table-cell>
          <table:table-cell office:value-type="float" office:value="100.99206349206349" table:style-name="ce121">
            <text:p>+101,0<text:s text:c="3"/></text:p>
          </table:table-cell>
          <table:table-cell office:value-type="float" office:value="-1369" table:style-name="ce120">
            <text:p><text:s/>-1 369</text:p>
          </table:table-cell>
          <table:table-cell office:value-type="float" office:value="-40.324005891016199" table:style-name="ce121">
            <text:p>-40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Centro</text:p>
          </table:table-cell>
          <table:table-cell office:value-type="float" office:value="1966" table:style-name="ce233">
            <text:p>1 966</text:p>
          </table:table-cell>
          <table:table-cell office:value-type="float" office:value="28.202553435662033" table:style-name="ce217">
            <text:p>28,2<text:s text:c="5"/></text:p>
          </table:table-cell>
          <table:table-cell office:value-type="float" office:value="998" table:style-name="ce237">
            <text:p><text:s/>998</text:p>
          </table:table-cell>
          <table:table-cell office:value-type="float" office:value="31.763208147676643" table:style-name="ce218">
            <text:p>31,8<text:s text:c="5"/></text:p>
          </table:table-cell>
          <table:table-cell office:value-type="float" office:value="3720" table:style-name="ce237">
            <text:p>3 720</text:p>
          </table:table-cell>
          <table:table-cell office:value-type="float" office:value="27.431605338839322" table:style-name="ce219">
            <text:p>27,4<text:s text:c="5"/></text:p>
          </table:table-cell>
          <table:table-cell office:value-type="float" office:value="968" table:style-name="ce120">
            <text:p>+ 968</text:p>
          </table:table-cell>
          <table:table-cell office:value-type="float" office:value="96.993987975951896" table:style-name="ce121">
            <text:p>+97,0<text:s text:c="3"/></text:p>
          </table:table-cell>
          <table:table-cell office:value-type="float" office:value="-1754" table:style-name="ce120">
            <text:p><text:s/>-1 754</text:p>
          </table:table-cell>
          <table:table-cell office:value-type="float" office:value="-47.1505376344086" table:style-name="ce121">
            <text:p>-47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945" table:style-name="ce233">
            <text:p>1 945</text:p>
          </table:table-cell>
          <table:table-cell office:value-type="float" office:value="27.901305408119352" table:style-name="ce217">
            <text:p>27,9<text:s text:c="5"/></text:p>
          </table:table-cell>
          <table:table-cell office:value-type="float" office:value="778" table:style-name="ce237">
            <text:p><text:s/>778</text:p>
          </table:table-cell>
          <table:table-cell office:value-type="float" office:value="24.761298535964354" table:style-name="ce218">
            <text:p>24,8<text:s text:c="5"/></text:p>
          </table:table-cell>
          <table:table-cell office:value-type="float" office:value="3862" table:style-name="ce237">
            <text:p>3 862</text:p>
          </table:table-cell>
          <table:table-cell office:value-type="float" office:value="28.478725757687485" table:style-name="ce219">
            <text:p>28,5<text:s text:c="5"/></text:p>
          </table:table-cell>
          <table:table-cell office:value-type="float" office:value="1167" table:style-name="ce120">
            <text:p>+1 167</text:p>
          </table:table-cell>
          <table:table-cell office:value-type="float" office:value="150" table:style-name="ce121">
            <text:p>+150,0<text:s text:c="3"/></text:p>
          </table:table-cell>
          <table:table-cell office:value-type="float" office:value="-1917" table:style-name="ce120">
            <text:p><text:s/>-1 917</text:p>
          </table:table-cell>
          <table:table-cell office:value-type="float" office:value="-49.63749352667012" table:style-name="ce121">
            <text:p>-49,6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702" table:style-name="ce233">
            <text:p><text:s/>702</text:p>
          </table:table-cell>
          <table:table-cell office:value-type="float" office:value="10.070291206426624" table:style-name="ce217">
            <text:p>10,1<text:s text:c="5"/></text:p>
          </table:table-cell>
          <table:table-cell office:value-type="float" office:value="200" table:style-name="ce237">
            <text:p><text:s/>200</text:p>
          </table:table-cell>
          <table:table-cell office:value-type="float" office:value="6.3653723742838952" table:style-name="ce218">
            <text:p>6,4<text:s text:c="5"/></text:p>
          </table:table-cell>
          <table:table-cell office:value-type="float" office:value="1127" table:style-name="ce237">
            <text:p>1 127</text:p>
          </table:table-cell>
          <table:table-cell office:value-type="float" office:value="8.3105965636752455" table:style-name="ce219">
            <text:p>8,3<text:s text:c="5"/></text:p>
          </table:table-cell>
          <table:table-cell office:value-type="float" office:value="502" table:style-name="ce120">
            <text:p>+ 502</text:p>
          </table:table-cell>
          <table:table-cell office:value-type="float" office:value="250.99999999999997" table:style-name="ce121">
            <text:p>+251,0<text:s text:c="3"/></text:p>
          </table:table-cell>
          <table:table-cell office:value-type="float" office:value="-425" table:style-name="ce120">
            <text:p><text:s/>- 425</text:p>
          </table:table-cell>
          <table:table-cell office:value-type="float" office:value="-37.710736468500443" table:style-name="ce121">
            <text:p>-37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122" table:style-name="ce233">
            <text:p><text:s/>122</text:p>
          </table:table-cell>
          <table:table-cell office:value-type="float" office:value="1.7501075885812654" table:style-name="ce217">
            <text:p>1,8<text:s text:c="5"/></text:p>
          </table:table-cell>
          <table:table-cell office:value-type="float" office:value="56" table:style-name="ce237">
            <text:p><text:s/>56</text:p>
          </table:table-cell>
          <table:table-cell office:value-type="float" office:value="1.7823042647994909" table:style-name="ce218">
            <text:p>1,8<text:s text:c="5"/></text:p>
          </table:table-cell>
          <table:table-cell office:value-type="float" office:value="880" table:style-name="ce237">
            <text:p><text:s/>880</text:p>
          </table:table-cell>
          <table:table-cell office:value-type="float" office:value="6.489196961875968" table:style-name="ce219">
            <text:p>6,5<text:s text:c="5"/></text:p>
          </table:table-cell>
          <table:table-cell office:value-type="float" office:value="66" table:style-name="ce120">
            <text:p>+ 66</text:p>
          </table:table-cell>
          <table:table-cell office:value-type="float" office:value="117.85714285714286" table:style-name="ce121">
            <text:p>+117,9<text:s text:c="3"/></text:p>
          </table:table-cell>
          <table:table-cell office:value-type="float" office:value="-758" table:style-name="ce120">
            <text:p><text:s/>- 758</text:p>
          </table:table-cell>
          <table:table-cell office:value-type="float" office:value="-86.136363636363626" table:style-name="ce121">
            <text:p>-86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39">
            <text:p>REG.AUTÓNOMAS</text:p>
          </table:table-cell>
          <table:table-cell office:value-type="float" office:value="210" table:style-name="ce232">
            <text:p><text:s/>210</text:p>
          </table:table-cell>
          <table:table-cell office:value-type="float" office:value="3.0124802754267677" table:style-name="ce214">
            <text:p>3,0<text:s text:c="5"/></text:p>
          </table:table-cell>
          <table:table-cell office:value-type="float" office:value="102" table:style-name="ce236">
            <text:p><text:s/>102</text:p>
          </table:table-cell>
          <table:table-cell office:value-type="float" office:value="3.2463399108847866" table:style-name="ce215">
            <text:p>3,2<text:s text:c="5"/></text:p>
          </table:table-cell>
          <table:table-cell office:value-type="float" office:value="577" table:style-name="ce236">
            <text:p><text:s/>577</text:p>
          </table:table-cell>
          <table:table-cell office:value-type="float" office:value="4.2548484625027649" table:style-name="ce216">
            <text:p>4,3<text:s text:c="5"/></text:p>
          </table:table-cell>
          <table:table-cell office:value-type="float" office:value="108" table:style-name="ce113">
            <text:p>+ 108</text:p>
          </table:table-cell>
          <table:table-cell office:value-type="float" office:value="105.88235294117648" table:style-name="ce114">
            <text:p>+105,9<text:s text:c="3"/></text:p>
          </table:table-cell>
          <table:table-cell office:value-type="float" office:value="-367" table:style-name="ce113">
            <text:p><text:s/>- 367</text:p>
          </table:table-cell>
          <table:table-cell office:value-type="float" office:value="-63.60485268630849" table:style-name="ce114">
            <text:p>-63,6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14" table:style-name="ce233">
            <text:p><text:s/>114</text:p>
          </table:table-cell>
          <table:table-cell office:value-type="float" office:value="1.635346435231674" table:style-name="ce217">
            <text:p>1,6<text:s text:c="5"/></text:p>
          </table:table-cell>
          <table:table-cell office:value-type="float" office:value="73" table:style-name="ce237">
            <text:p><text:s/>73</text:p>
          </table:table-cell>
          <table:table-cell office:value-type="float" office:value="2.323360916613622" table:style-name="ce218">
            <text:p>2,3<text:s text:c="5"/></text:p>
          </table:table-cell>
          <table:table-cell office:value-type="float" office:value="235" table:style-name="ce237">
            <text:p><text:s/>235</text:p>
          </table:table-cell>
          <table:table-cell office:value-type="float" office:value="1.7329105523191506" table:style-name="ce219">
            <text:p>1,7<text:s text:c="5"/></text:p>
          </table:table-cell>
          <table:table-cell office:value-type="float" office:value="41" table:style-name="ce120">
            <text:p>+ 41</text:p>
          </table:table-cell>
          <table:table-cell office:value-type="float" office:value="56.164383561643838" table:style-name="ce121">
            <text:p>+56,2<text:s text:c="3"/></text:p>
          </table:table-cell>
          <table:table-cell office:value-type="float" office:value="-121" table:style-name="ce120">
            <text:p><text:s/>- 121</text:p>
          </table:table-cell>
          <table:table-cell office:value-type="float" office:value="-51.489361702127653" table:style-name="ce121">
            <text:p>-51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96" table:style-name="ce233">
            <text:p><text:s/>96</text:p>
          </table:table-cell>
          <table:table-cell office:value-type="float" office:value="1.3771338401950939" table:style-name="ce217">
            <text:p>1,4<text:s text:c="5"/></text:p>
          </table:table-cell>
          <table:table-cell office:value-type="float" office:value="29" table:style-name="ce237">
            <text:p><text:s/>29</text:p>
          </table:table-cell>
          <table:table-cell office:value-type="float" office:value="0.92297899427116492" table:style-name="ce218">
            <text:p>0,9<text:s text:c="5"/></text:p>
          </table:table-cell>
          <table:table-cell office:value-type="float" office:value="342" table:style-name="ce237">
            <text:p><text:s/>342</text:p>
          </table:table-cell>
          <table:table-cell office:value-type="float" office:value="2.5219379101836146" table:style-name="ce219">
            <text:p>2,5<text:s text:c="5"/></text:p>
          </table:table-cell>
          <table:table-cell office:value-type="float" office:value="67" table:style-name="ce120">
            <text:p>+ 67</text:p>
          </table:table-cell>
          <table:table-cell office:value-type="float" office:value="231.0344827586207" table:style-name="ce121">
            <text:p>+231,0<text:s text:c="3"/></text:p>
          </table:table-cell>
          <table:table-cell office:value-type="float" office:value="-246" table:style-name="ce120">
            <text:p><text:s/>- 246</text:p>
          </table:table-cell>
          <table:table-cell office:value-type="float" office:value="-71.929824561403507" table:style-name="ce121">
            <text:p>-71,9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9"/>
          <table:table-cell office:value-type="string" table:style-name="ce162">
            <text:p>CONTINENTE</text:p>
          </table:table-cell>
          <table:table-cell table:style-name="ce162"/>
          <table:table-cell table:number-columns-repeated="16372" table:style-name="ce1"/>
        </table:table-row>
        <table:table-row table:style-name="ro2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8"/>
          <table:table-cell table:style-name="ce100"/>
          <table:table-cell table:style-name="ce210"/>
          <table:table-cell table:style-name="ce59"/>
          <table:table-cell table:style-name="ce212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5">
            <text:p>Total</text:p>
          </table:table-cell>
          <table:table-cell office:value-type="float" office:value="6761" table:style-name="ce109">
            <text:p>6 761</text:p>
          </table:table-cell>
          <table:table-cell office:value-type="float" office:value="100" table:style-name="ce200">
            <text:p>100,0<text:s text:c="5"/></text:p>
          </table:table-cell>
          <table:table-cell office:value-type="float" office:value="3040" table:style-name="ce149">
            <text:p>3 040</text:p>
          </table:table-cell>
          <table:table-cell office:value-type="float" office:value="100" table:style-name="ce203">
            <text:p>100,0<text:s text:c="5"/></text:p>
          </table:table-cell>
          <table:table-cell office:value-type="float" office:value="12984" table:style-name="ce111">
            <text:p>12 984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3721" table:style-name="ce113">
            <text:p>+3 721</text:p>
          </table:table-cell>
          <table:table-cell office:value-type="float" office:value="122.40131578947368" table:style-name="ce114">
            <text:p>+122,4<text:s text:c="3"/></text:p>
          </table:table-cell>
          <table:table-cell office:value-type="float" office:value="-6223" table:style-name="ce113">
            <text:p><text:s/>-6 223</text:p>
          </table:table-cell>
          <table:table-cell office:value-type="float" office:value="-47.928219346888476" table:style-name="ce114">
            <text:p>-47,9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6">
            <text:p>1- Repres. do poder legislativo e de órgãos exec., dirigentes, dire. e gestores execu.</text:p>
          </table:table-cell>
          <table:table-cell office:value-type="float" office:value="20" table:style-name="ce116">
            <text:p><text:s/>20</text:p>
          </table:table-cell>
          <table:table-cell office:value-type="float" office:value="0.29581422866439877" table:style-name="ce201">
            <text:p>0,3<text:s text:c="5"/></text:p>
          </table:table-cell>
          <table:table-cell office:value-type="float" office:value="19" table:style-name="ce150">
            <text:p><text:s/>19</text:p>
          </table:table-cell>
          <table:table-cell office:value-type="float" office:value="0.625" table:style-name="ce204">
            <text:p>0,6<text:s text:c="5"/></text:p>
          </table:table-cell>
          <table:table-cell office:value-type="float" office:value="62" table:style-name="ce118">
            <text:p><text:s/>62</text:p>
          </table:table-cell>
          <table:table-cell office:value-type="float" office:value="0.47751078250154039" table:style-name="ce207">
            <text:p>0,5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5.2631578947368416" table:style-name="ce121">
            <text:p>+5,3<text:s text:c="3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67.741935483870961" table:style-name="ce121">
            <text:p>-67,7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6">
            <text:p>2- Especialistas das atividades intelectuais e científicas</text:p>
          </table:table-cell>
          <table:table-cell office:value-type="float" office:value="397" table:style-name="ce116">
            <text:p><text:s/>397</text:p>
          </table:table-cell>
          <table:table-cell office:value-type="float" office:value="5.8719124389883151" table:style-name="ce201">
            <text:p>5,9<text:s text:c="5"/></text:p>
          </table:table-cell>
          <table:table-cell office:value-type="float" office:value="313" table:style-name="ce150">
            <text:p><text:s/>313</text:p>
          </table:table-cell>
          <table:table-cell office:value-type="float" office:value="10.296052631578947" table:style-name="ce204">
            <text:p>10,3<text:s text:c="5"/></text:p>
          </table:table-cell>
          <table:table-cell office:value-type="float" office:value="871" table:style-name="ce118">
            <text:p><text:s/>871</text:p>
          </table:table-cell>
          <table:table-cell office:value-type="float" office:value="6.7082563154651869" table:style-name="ce207">
            <text:p>6,7<text:s text:c="5"/></text:p>
          </table:table-cell>
          <table:table-cell office:value-type="float" office:value="84" table:style-name="ce120">
            <text:p>+ 84</text:p>
          </table:table-cell>
          <table:table-cell office:value-type="float" office:value="26.837060702875398" table:style-name="ce121">
            <text:p>+26,8<text:s text:c="3"/></text:p>
          </table:table-cell>
          <table:table-cell office:value-type="float" office:value="-474" table:style-name="ce120">
            <text:p><text:s/>- 474</text:p>
          </table:table-cell>
          <table:table-cell office:value-type="float" office:value="-54.420206659012628" table:style-name="ce121">
            <text:p>-54,4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3- Técnicos e profissões de nível intermédio</text:p>
          </table:table-cell>
          <table:table-cell office:value-type="float" office:value="389" table:style-name="ce116">
            <text:p><text:s/>389</text:p>
          </table:table-cell>
          <table:table-cell office:value-type="float" office:value="5.7535867475225562" table:style-name="ce201">
            <text:p>5,8<text:s text:c="5"/></text:p>
          </table:table-cell>
          <table:table-cell office:value-type="float" office:value="182" table:style-name="ce150">
            <text:p><text:s/>182</text:p>
          </table:table-cell>
          <table:table-cell office:value-type="float" office:value="5.9868421052631575" table:style-name="ce204">
            <text:p>6,0<text:s text:c="5"/></text:p>
          </table:table-cell>
          <table:table-cell office:value-type="float" office:value="922" table:style-name="ce118">
            <text:p><text:s/>922</text:p>
          </table:table-cell>
          <table:table-cell office:value-type="float" office:value="7.1010474430067774" table:style-name="ce207">
            <text:p>7,1<text:s text:c="5"/></text:p>
          </table:table-cell>
          <table:table-cell office:value-type="float" office:value="207" table:style-name="ce120">
            <text:p>+ 207</text:p>
          </table:table-cell>
          <table:table-cell office:value-type="float" office:value="113.73626373626374" table:style-name="ce121">
            <text:p>+113,7<text:s text:c="3"/></text:p>
          </table:table-cell>
          <table:table-cell office:value-type="float" office:value="-533" table:style-name="ce120">
            <text:p><text:s/>- 533</text:p>
          </table:table-cell>
          <table:table-cell office:value-type="float" office:value="-57.809110629067241" table:style-name="ce121">
            <text:p>-57,8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4- Pessoal administrativo</text:p>
          </table:table-cell>
          <table:table-cell office:value-type="float" office:value="557" table:style-name="ce116">
            <text:p><text:s/>557</text:p>
          </table:table-cell>
          <table:table-cell office:value-type="float" office:value="8.2384262683035061" table:style-name="ce201">
            <text:p>8,2<text:s text:c="5"/></text:p>
          </table:table-cell>
          <table:table-cell office:value-type="float" office:value="297" table:style-name="ce150">
            <text:p><text:s/>297</text:p>
          </table:table-cell>
          <table:table-cell office:value-type="float" office:value="9.7697368421052637" table:style-name="ce204">
            <text:p>9,8<text:s text:c="5"/></text:p>
          </table:table-cell>
          <table:table-cell office:value-type="float" office:value="1111" table:style-name="ce118">
            <text:p>1 111</text:p>
          </table:table-cell>
          <table:table-cell office:value-type="float" office:value="8.5566851509550226" table:style-name="ce207">
            <text:p>8,6<text:s text:c="5"/></text:p>
          </table:table-cell>
          <table:table-cell office:value-type="float" office:value="260" table:style-name="ce120">
            <text:p>+ 260</text:p>
          </table:table-cell>
          <table:table-cell office:value-type="float" office:value="87.542087542087543" table:style-name="ce121">
            <text:p>+87,5<text:s text:c="3"/></text:p>
          </table:table-cell>
          <table:table-cell office:value-type="float" office:value="-554" table:style-name="ce120">
            <text:p><text:s/>- 554</text:p>
          </table:table-cell>
          <table:table-cell office:value-type="float" office:value="-49.864986498649863" table:style-name="ce121">
            <text:p>-49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5- Trabalhadores dos serviços pessoais, de proteção e segurança e vendedores</text:p>
          </table:table-cell>
          <table:table-cell office:value-type="float" office:value="855" table:style-name="ce116">
            <text:p><text:s/>855</text:p>
          </table:table-cell>
          <table:table-cell office:value-type="float" office:value="12.646058275403046" table:style-name="ce201">
            <text:p>12,6<text:s text:c="5"/></text:p>
          </table:table-cell>
          <table:table-cell office:value-type="float" office:value="417" table:style-name="ce150">
            <text:p><text:s/>417</text:p>
          </table:table-cell>
          <table:table-cell office:value-type="float" office:value="13.717105263157894" table:style-name="ce204">
            <text:p>13,7<text:s text:c="5"/></text:p>
          </table:table-cell>
          <table:table-cell office:value-type="float" office:value="2730" table:style-name="ce118">
            <text:p>2 730</text:p>
          </table:table-cell>
          <table:table-cell office:value-type="float" office:value="21.025878003696857" table:style-name="ce207">
            <text:p>21,0<text:s text:c="5"/></text:p>
          </table:table-cell>
          <table:table-cell office:value-type="float" office:value="438" table:style-name="ce120">
            <text:p>+ 438</text:p>
          </table:table-cell>
          <table:table-cell office:value-type="float" office:value="105.03597122302158" table:style-name="ce121">
            <text:p>+105,0<text:s text:c="3"/></text:p>
          </table:table-cell>
          <table:table-cell office:value-type="float" office:value="-1875" table:style-name="ce120">
            <text:p><text:s/>-1 875</text:p>
          </table:table-cell>
          <table:table-cell office:value-type="float" office:value="-68.681318681318686" table:style-name="ce121">
            <text:p>-68,7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6- Agricultores e trabalhadores qualificados da agricultura, da pesca e da floresta</text:p>
          </table:table-cell>
          <table:table-cell office:value-type="float" office:value="357" table:style-name="ce116">
            <text:p><text:s/>357</text:p>
          </table:table-cell>
          <table:table-cell office:value-type="float" office:value="5.280283981659518" table:style-name="ce201">
            <text:p>5,3<text:s text:c="5"/></text:p>
          </table:table-cell>
          <table:table-cell office:value-type="float" office:value="120" table:style-name="ce150">
            <text:p><text:s/>120</text:p>
          </table:table-cell>
          <table:table-cell office:value-type="float" office:value="3.9473684210526314" table:style-name="ce204">
            <text:p>3,9<text:s text:c="5"/></text:p>
          </table:table-cell>
          <table:table-cell office:value-type="float" office:value="407" table:style-name="ce118">
            <text:p><text:s/>407</text:p>
          </table:table-cell>
          <table:table-cell office:value-type="float" office:value="3.134627233518176" table:style-name="ce207">
            <text:p>3,1<text:s text:c="5"/></text:p>
          </table:table-cell>
          <table:table-cell office:value-type="float" office:value="237" table:style-name="ce120">
            <text:p>+ 237</text:p>
          </table:table-cell>
          <table:table-cell office:value-type="float" office:value="197.5" table:style-name="ce121">
            <text:p>+197,5<text:s text:c="3"/></text:p>
          </table:table-cell>
          <table:table-cell office:value-type="float" office:value="-50" table:style-name="ce120">
            <text:p><text:s/>- 50</text:p>
          </table:table-cell>
          <table:table-cell office:value-type="float" office:value="-12.285012285012286" table:style-name="ce121">
            <text:p>-12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7- Trabalhadores qualificados da indústria, construção e artífices</text:p>
          </table:table-cell>
          <table:table-cell office:value-type="float" office:value="1308" table:style-name="ce116">
            <text:p>1 308</text:p>
          </table:table-cell>
          <table:table-cell office:value-type="float" office:value="19.346250554651679" table:style-name="ce201">
            <text:p>19,3<text:s text:c="5"/></text:p>
          </table:table-cell>
          <table:table-cell office:value-type="float" office:value="477" table:style-name="ce150">
            <text:p><text:s/>477</text:p>
          </table:table-cell>
          <table:table-cell office:value-type="float" office:value="15.690789473684211" table:style-name="ce204">
            <text:p>15,7<text:s text:c="5"/></text:p>
          </table:table-cell>
          <table:table-cell office:value-type="float" office:value="2118" table:style-name="ce118">
            <text:p>2 118</text:p>
          </table:table-cell>
          <table:table-cell office:value-type="float" office:value="16.312384473197781" table:style-name="ce207">
            <text:p>16,3<text:s text:c="5"/></text:p>
          </table:table-cell>
          <table:table-cell office:value-type="float" office:value="831" table:style-name="ce120">
            <text:p>+ 831</text:p>
          </table:table-cell>
          <table:table-cell office:value-type="float" office:value="174.21383647798743" table:style-name="ce121">
            <text:p>+174,2<text:s text:c="3"/></text:p>
          </table:table-cell>
          <table:table-cell office:value-type="float" office:value="-810" table:style-name="ce120">
            <text:p><text:s/>- 810</text:p>
          </table:table-cell>
          <table:table-cell office:value-type="float" office:value="-38.243626062322946" table:style-name="ce121">
            <text:p>-38,2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8- Operadores de instalações e máquinas e trabalhadores da montagem</text:p>
          </table:table-cell>
          <table:table-cell office:value-type="float" office:value="700" table:style-name="ce116">
            <text:p><text:s/>700</text:p>
          </table:table-cell>
          <table:table-cell office:value-type="float" office:value="10.353498003253957" table:style-name="ce201">
            <text:p>10,4<text:s text:c="5"/></text:p>
          </table:table-cell>
          <table:table-cell office:value-type="float" office:value="277" table:style-name="ce150">
            <text:p><text:s/>277</text:p>
          </table:table-cell>
          <table:table-cell office:value-type="float" office:value="9.1118421052631593" table:style-name="ce204">
            <text:p>9,1<text:s text:c="5"/></text:p>
          </table:table-cell>
          <table:table-cell office:value-type="float" office:value="1329" table:style-name="ce118">
            <text:p>1 329</text:p>
          </table:table-cell>
          <table:table-cell office:value-type="float" office:value="10.235674676524955" table:style-name="ce207">
            <text:p>10,2<text:s text:c="5"/></text:p>
          </table:table-cell>
          <table:table-cell office:value-type="float" office:value="423" table:style-name="ce120">
            <text:p>+ 423</text:p>
          </table:table-cell>
          <table:table-cell office:value-type="float" office:value="152.7075812274368" table:style-name="ce121">
            <text:p>+152,7<text:s text:c="3"/></text:p>
          </table:table-cell>
          <table:table-cell office:value-type="float" office:value="-629" table:style-name="ce120">
            <text:p><text:s/>- 629</text:p>
          </table:table-cell>
          <table:table-cell office:value-type="float" office:value="-47.328818660647102" table:style-name="ce121">
            <text:p>-47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9- Trabalhadores não qualificados</text:p>
          </table:table-cell>
          <table:table-cell office:value-type="float" office:value="2178" table:style-name="ce116">
            <text:p>2 178</text:p>
          </table:table-cell>
          <table:table-cell office:value-type="float" office:value="32.214169501553023" table:style-name="ce201">
            <text:p>32,2<text:s text:c="5"/></text:p>
          </table:table-cell>
          <table:table-cell office:value-type="float" office:value="938" table:style-name="ce150">
            <text:p><text:s/>938</text:p>
          </table:table-cell>
          <table:table-cell office:value-type="float" office:value="30.855263157894736" table:style-name="ce204">
            <text:p>30,9<text:s text:c="5"/></text:p>
          </table:table-cell>
          <table:table-cell office:value-type="float" office:value="3428" table:style-name="ce118">
            <text:p>3 428</text:p>
          </table:table-cell>
          <table:table-cell office:value-type="float" office:value="26.401725200246457" table:style-name="ce207">
            <text:p>26,4<text:s text:c="5"/></text:p>
          </table:table-cell>
          <table:table-cell office:value-type="float" office:value="1240" table:style-name="ce120">
            <text:p>+1 240</text:p>
          </table:table-cell>
          <table:table-cell office:value-type="float" office:value="132.19616204690831" table:style-name="ce121">
            <text:p>+132,2<text:s text:c="3"/></text:p>
          </table:table-cell>
          <table:table-cell office:value-type="float" office:value="-1250" table:style-name="ce120">
            <text:p><text:s/>-1 250</text:p>
          </table:table-cell>
          <table:table-cell office:value-type="float" office:value="-36.46441073512252" table:style-name="ce121">
            <text:p>-36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0- Profissões das Forças Armada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1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204">
            <text:p>0,0<text:s text:c="5"/></text:p>
          </table:table-cell>
          <table:table-cell office:value-type="float" office:value="6" table:style-name="ce118">
            <text:p><text:s/>6</text:p>
          </table:table-cell>
          <table:table-cell office:value-type="float" office:value="4.6210720887245843E-2" table:style-name="ce207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00" table:style-name="ce121">
            <text:p>-10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8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1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204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7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253">
            <text:p>+0,0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253">
            <text:p>+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79"/>
          <table:table-cell table:style-name="ce156"/>
          <table:table-cell table:style-name="ce209"/>
          <table:table-cell table:style-name="ce157"/>
          <table:table-cell table:style-name="ce211"/>
          <table:table-cell table:style-name="ce158"/>
          <table:table-cell table:style-name="ce213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5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MAIO 2020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0 - OFERTAS DE EMPREGO <text:s/>RECEBIDAS, <text:s text:c="3"/>POR ATIVIDADE ECONÓMICA</text:p>
          </table:table-cell>
          <table:table-cell table:number-columns-repeated="8" table:style-name="ce159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6761" table:style-name="ce109">
            <text:p>6 76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3040" table:style-name="ce111">
            <text:p>3 04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2984" table:style-name="ce111">
            <text:p>12 98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721" table:style-name="ce113">
            <text:p>+3 721</text:p>
          </table:table-cell>
          <table:table-cell office:value-type="float" office:value="122.40131578947368" table:style-name="ce114">
            <text:p>+122,4<text:s text:c="3"/></text:p>
          </table:table-cell>
          <table:table-cell office:value-type="float" office:value="-6223" table:style-name="ce113">
            <text:p><text:s/>-6 223</text:p>
          </table:table-cell>
          <table:table-cell office:value-type="float" office:value="-47.928219346888476" table:style-name="ce114">
            <text:p>-47,9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354" table:style-name="ce109">
            <text:p><text:s/>354</text:p>
          </table:table-cell>
          <table:table-cell office:value-type="float" office:value="5.2359118473598576" table:style-name="ce110">
            <text:p>5,2<text:s text:c="5"/></text:p>
          </table:table-cell>
          <table:table-cell office:value-type="float" office:value="184" table:style-name="ce111">
            <text:p><text:s/>184</text:p>
          </table:table-cell>
          <table:table-cell office:value-type="float" office:value="6.0526315789473681" table:style-name="ce112">
            <text:p>6,1<text:s text:c="5"/></text:p>
          </table:table-cell>
          <table:table-cell office:value-type="float" office:value="510" table:style-name="ce111">
            <text:p><text:s/>510</text:p>
          </table:table-cell>
          <table:table-cell office:value-type="float" office:value="3.9279112754158962" table:style-name="ce112">
            <text:p>3,9<text:s text:c="5"/></text:p>
          </table:table-cell>
          <table:table-cell office:value-type="float" office:value="170" table:style-name="ce113">
            <text:p>+ 170</text:p>
          </table:table-cell>
          <table:table-cell office:value-type="float" office:value="92.391304347826093" table:style-name="ce114">
            <text:p>+92,4<text:s text:c="3"/></text:p>
          </table:table-cell>
          <table:table-cell office:value-type="float" office:value="-156" table:style-name="ce113">
            <text:p><text:s/>- 156</text:p>
          </table:table-cell>
          <table:table-cell office:value-type="float" office:value="-30.588235294117649" table:style-name="ce114">
            <text:p>-30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2154" table:style-name="ce127">
            <text:p>2 154</text:p>
          </table:table-cell>
          <table:table-cell office:value-type="float" office:value="31.859192427155747" table:style-name="ce128">
            <text:p>31,9<text:s text:c="5"/></text:p>
          </table:table-cell>
          <table:table-cell office:value-type="float" office:value="699" table:style-name="ce111">
            <text:p><text:s/>699</text:p>
          </table:table-cell>
          <table:table-cell office:value-type="float" office:value="22.993421052631579" table:style-name="ce112">
            <text:p>23,0<text:s text:c="5"/></text:p>
          </table:table-cell>
          <table:table-cell office:value-type="float" office:value="3286" table:style-name="ce111">
            <text:p>3 286</text:p>
          </table:table-cell>
          <table:table-cell office:value-type="float" office:value="25.308071472581638" table:style-name="ce112">
            <text:p>25,3<text:s text:c="5"/></text:p>
          </table:table-cell>
          <table:table-cell office:value-type="float" office:value="1455" table:style-name="ce113">
            <text:p>+1 455</text:p>
          </table:table-cell>
          <table:table-cell office:value-type="float" office:value="208.15450643776825" table:style-name="ce114">
            <text:p>+208,2<text:s text:c="3"/></text:p>
          </table:table-cell>
          <table:table-cell office:value-type="float" office:value="-1132" table:style-name="ce113">
            <text:p><text:s/>-1 132</text:p>
          </table:table-cell>
          <table:table-cell office:value-type="float" office:value="-34.44917833231893" table:style-name="ce114">
            <text:p>-34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9" table:style-name="ce116">
            <text:p><text:s/>9</text:p>
          </table:table-cell>
          <table:table-cell office:value-type="float" office:value="0.13311640289897944" table:style-name="ce117">
            <text:p>0,1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6.5789473684210523E-2" table:style-name="ce119">
            <text:p>0,1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3.8508934072704865E-2" table:style-name="ce119">
            <text:p>0,0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350" table:style-name="ce121">
            <text:p>+350,0<text:s text:c="3"/></text:p>
          </table:table-cell>
          <table:table-cell office:value-type="float" office:value="4" table:style-name="ce120">
            <text:p>+ 4</text:p>
          </table:table-cell>
          <table:table-cell office:value-type="float" office:value="80" table:style-name="ce121">
            <text:p>+80,0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465" table:style-name="ce116">
            <text:p><text:s/>465</text:p>
          </table:table-cell>
          <table:table-cell office:value-type="float" office:value="6.8776808164472705" table:style-name="ce117">
            <text:p>6,9<text:s text:c="5"/></text:p>
          </table:table-cell>
          <table:table-cell office:value-type="float" office:value="107" table:style-name="ce118">
            <text:p><text:s/>107</text:p>
          </table:table-cell>
          <table:table-cell office:value-type="float" office:value="3.5197368421052628" table:style-name="ce119">
            <text:p>3,5<text:s text:c="5"/></text:p>
          </table:table-cell>
          <table:table-cell office:value-type="float" office:value="510" table:style-name="ce118">
            <text:p><text:s/>510</text:p>
          </table:table-cell>
          <table:table-cell office:value-type="float" office:value="3.9279112754158962" table:style-name="ce119">
            <text:p>3,9<text:s text:c="5"/></text:p>
          </table:table-cell>
          <table:table-cell office:value-type="float" office:value="358" table:style-name="ce120">
            <text:p>+ 358</text:p>
          </table:table-cell>
          <table:table-cell office:value-type="float" office:value="334.57943925233644" table:style-name="ce121">
            <text:p>+334,6<text:s text:c="3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8.8235294117647065" table:style-name="ce121">
            <text:p>-8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Fabricação de têxteis</text:p>
          </table:table-cell>
          <table:table-cell office:value-type="float" office:value="35" table:style-name="ce116">
            <text:p><text:s/>35</text:p>
          </table:table-cell>
          <table:table-cell office:value-type="float" office:value="0.5176749001626979" table:style-name="ce152">
            <text:p>0,5<text:s text:c="5"/></text:p>
          </table:table-cell>
          <table:table-cell office:value-type="float" office:value="10" table:style-name="ce153">
            <text:p><text:s/>10</text:p>
          </table:table-cell>
          <table:table-cell office:value-type="float" office:value="0.3289473684210526" table:style-name="ce154">
            <text:p>0,3<text:s text:c="5"/></text:p>
          </table:table-cell>
          <table:table-cell office:value-type="float" office:value="139" table:style-name="ce118">
            <text:p><text:s/>139</text:p>
          </table:table-cell>
          <table:table-cell office:value-type="float" office:value="1.0705483672211953" table:style-name="ce154">
            <text:p>1,1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250" table:style-name="ce121">
            <text:p>+250,0<text:s text:c="3"/></text:p>
          </table:table-cell>
          <table:table-cell office:value-type="float" office:value="-104" table:style-name="ce120">
            <text:p><text:s/>- 104</text:p>
          </table:table-cell>
          <table:table-cell office:value-type="float" office:value="-74.82014388489209" table:style-name="ce121">
            <text:p>-74,8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Indústria do vestuário</text:p>
          </table:table-cell>
          <table:table-cell office:value-type="float" office:value="226" table:style-name="ce116">
            <text:p><text:s/>226</text:p>
          </table:table-cell>
          <table:table-cell office:value-type="float" office:value="3.3427007839077061" table:style-name="ce133">
            <text:p>3,3<text:s text:c="5"/></text:p>
          </table:table-cell>
          <table:table-cell office:value-type="float" office:value="44" table:style-name="ce134">
            <text:p><text:s/>44</text:p>
          </table:table-cell>
          <table:table-cell office:value-type="float" office:value="1.4473684210526316" table:style-name="ce135">
            <text:p>1,4<text:s text:c="5"/></text:p>
          </table:table-cell>
          <table:table-cell office:value-type="float" office:value="325" table:style-name="ce118">
            <text:p><text:s/>325</text:p>
          </table:table-cell>
          <table:table-cell office:value-type="float" office:value="2.5030807147258161" table:style-name="ce135">
            <text:p>2,5<text:s text:c="5"/></text:p>
          </table:table-cell>
          <table:table-cell office:value-type="float" office:value="182" table:style-name="ce120">
            <text:p>+ 182</text:p>
          </table:table-cell>
          <table:table-cell office:value-type="float" office:value="413.63636363636368" table:style-name="ce121">
            <text:p>+413,6<text:s text:c="3"/></text:p>
          </table:table-cell>
          <table:table-cell office:value-type="float" office:value="-99" table:style-name="ce120">
            <text:p><text:s/>- 99</text:p>
          </table:table-cell>
          <table:table-cell office:value-type="float" office:value="-30.461538461538463" table:style-name="ce121">
            <text:p>-30,5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42" table:style-name="ce116">
            <text:p><text:s/>142</text:p>
          </table:table-cell>
          <table:table-cell office:value-type="float" office:value="2.1002810235172311" table:style-name="ce133">
            <text:p>2,1<text:s text:c="5"/></text:p>
          </table:table-cell>
          <table:table-cell office:value-type="float" office:value="53" table:style-name="ce134">
            <text:p><text:s/>53</text:p>
          </table:table-cell>
          <table:table-cell office:value-type="float" office:value="1.7434210526315788" table:style-name="ce135">
            <text:p>1,7<text:s text:c="5"/></text:p>
          </table:table-cell>
          <table:table-cell office:value-type="float" office:value="184" table:style-name="ce118">
            <text:p><text:s/>184</text:p>
          </table:table-cell>
          <table:table-cell office:value-type="float" office:value="1.4171287738755391" table:style-name="ce135">
            <text:p>1,4<text:s text:c="5"/></text:p>
          </table:table-cell>
          <table:table-cell office:value-type="float" office:value="89" table:style-name="ce120">
            <text:p>+ 89</text:p>
          </table:table-cell>
          <table:table-cell office:value-type="float" office:value="167.9245283018868" table:style-name="ce121">
            <text:p>+167,9<text:s text:c="3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22.826086956521738" table:style-name="ce121">
            <text:p>-22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a madeira e da cortiça</text:p>
          </table:table-cell>
          <table:table-cell office:value-type="float" office:value="43" table:style-name="ce116">
            <text:p><text:s/>43</text:p>
          </table:table-cell>
          <table:table-cell office:value-type="float" office:value="0.63600059162845735" table:style-name="ce133">
            <text:p>0,6<text:s text:c="5"/></text:p>
          </table:table-cell>
          <table:table-cell office:value-type="float" office:value="13" table:style-name="ce134">
            <text:p><text:s/>13</text:p>
          </table:table-cell>
          <table:table-cell office:value-type="float" office:value="0.42763157894736847" table:style-name="ce135">
            <text:p>0,4<text:s text:c="5"/></text:p>
          </table:table-cell>
          <table:table-cell office:value-type="float" office:value="76" table:style-name="ce118">
            <text:p><text:s/>76</text:p>
          </table:table-cell>
          <table:table-cell office:value-type="float" office:value="0.58533579790511392" table:style-name="ce135">
            <text:p>0,6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230.76923076923075" table:style-name="ce121">
            <text:p>+230,8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43.421052631578952" table:style-name="ce121">
            <text:p>-43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27" table:style-name="ce116">
            <text:p><text:s/>27</text:p>
          </table:table-cell>
          <table:table-cell office:value-type="float" office:value="0.39934920869693835" table:style-name="ce133">
            <text:p>0,4<text:s text:c="5"/></text:p>
          </table:table-cell>
          <table:table-cell office:value-type="float" office:value="8" table:style-name="ce134">
            <text:p><text:s/>8</text:p>
          </table:table-cell>
          <table:table-cell office:value-type="float" office:value="0.26315789473684209" table:style-name="ce135">
            <text:p>0,3<text:s text:c="5"/></text:p>
          </table:table-cell>
          <table:table-cell office:value-type="float" office:value="35" table:style-name="ce118">
            <text:p><text:s/>35</text:p>
          </table:table-cell>
          <table:table-cell office:value-type="float" office:value="0.26956253850893408" table:style-name="ce135">
            <text:p>0,3<text:s text:c="5"/></text:p>
          </table:table-cell>
          <table:table-cell office:value-type="float" office:value="19" table:style-name="ce120">
            <text:p>+ 19</text:p>
          </table:table-cell>
          <table:table-cell office:value-type="float" office:value="237.5" table:style-name="ce121">
            <text:p>+237,5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22.857142857142858" table:style-name="ce121">
            <text:p>-22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40" table:style-name="ce116">
            <text:p><text:s/>40</text:p>
          </table:table-cell>
          <table:table-cell office:value-type="float" office:value="0.59162845732879754" table:style-name="ce133">
            <text:p>0,6<text:s text:c="5"/></text:p>
          </table:table-cell>
          <table:table-cell office:value-type="float" office:value="29" table:style-name="ce134">
            <text:p><text:s/>29</text:p>
          </table:table-cell>
          <table:table-cell office:value-type="float" office:value="0.95394736842105265" table:style-name="ce135">
            <text:p>1,0<text:s text:c="5"/></text:p>
          </table:table-cell>
          <table:table-cell office:value-type="float" office:value="72" table:style-name="ce118">
            <text:p><text:s/>72</text:p>
          </table:table-cell>
          <table:table-cell office:value-type="float" office:value="0.55452865064695012" table:style-name="ce135">
            <text:p>0,6<text:s text:c="5"/></text:p>
          </table:table-cell>
          <table:table-cell office:value-type="float" office:value="11" table:style-name="ce120">
            <text:p>+ 11</text:p>
          </table:table-cell>
          <table:table-cell office:value-type="float" office:value="37.931034482758619" table:style-name="ce121">
            <text:p>+37,9<text:s text:c="3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44.444444444444443" table:style-name="ce121">
            <text:p>-44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52" table:style-name="ce116">
            <text:p><text:s/>52</text:p>
          </table:table-cell>
          <table:table-cell office:value-type="float" office:value="0.76911699452743676" table:style-name="ce133">
            <text:p>0,8<text:s text:c="5"/></text:p>
          </table:table-cell>
          <table:table-cell office:value-type="float" office:value="13" table:style-name="ce134">
            <text:p><text:s/>13</text:p>
          </table:table-cell>
          <table:table-cell office:value-type="float" office:value="0.42763157894736847" table:style-name="ce135">
            <text:p>0,4<text:s text:c="5"/></text:p>
          </table:table-cell>
          <table:table-cell office:value-type="float" office:value="101" table:style-name="ce118">
            <text:p><text:s/>101</text:p>
          </table:table-cell>
          <table:table-cell office:value-type="float" office:value="0.77788046826863833" table:style-name="ce135">
            <text:p>0,8<text:s text:c="5"/></text:p>
          </table:table-cell>
          <table:table-cell office:value-type="float" office:value="39" table:style-name="ce120">
            <text:p>+ 39</text:p>
          </table:table-cell>
          <table:table-cell office:value-type="float" office:value="300" table:style-name="ce121">
            <text:p>+300,0<text:s text:c="3"/></text:p>
          </table:table-cell>
          <table:table-cell office:value-type="float" office:value="-49" table:style-name="ce120">
            <text:p><text:s/>- 49</text:p>
          </table:table-cell>
          <table:table-cell office:value-type="float" office:value="-48.514851485148512" table:style-name="ce121">
            <text:p>-48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211" table:style-name="ce116">
            <text:p><text:s/>211</text:p>
          </table:table-cell>
          <table:table-cell office:value-type="float" office:value="3.120840112409407" table:style-name="ce133">
            <text:p>3,1<text:s text:c="5"/></text:p>
          </table:table-cell>
          <table:table-cell office:value-type="float" office:value="51" table:style-name="ce134">
            <text:p><text:s/>51</text:p>
          </table:table-cell>
          <table:table-cell office:value-type="float" office:value="1.6776315789473684" table:style-name="ce135">
            <text:p>1,7<text:s text:c="5"/></text:p>
          </table:table-cell>
          <table:table-cell office:value-type="float" office:value="216" table:style-name="ce118">
            <text:p><text:s/>216</text:p>
          </table:table-cell>
          <table:table-cell office:value-type="float" office:value="1.6635859519408502" table:style-name="ce135">
            <text:p>1,7<text:s text:c="5"/></text:p>
          </table:table-cell>
          <table:table-cell office:value-type="float" office:value="160" table:style-name="ce120">
            <text:p>+ 160</text:p>
          </table:table-cell>
          <table:table-cell office:value-type="float" office:value="313.72549019607845" table:style-name="ce121">
            <text:p>+313,7<text:s text:c="3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2.3148148148148149" table:style-name="ce121">
            <text:p>-2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40" table:style-name="ce116">
            <text:p><text:s/>40</text:p>
          </table:table-cell>
          <table:table-cell office:value-type="float" office:value="0.59162845732879754" table:style-name="ce133">
            <text:p>0,6<text:s text:c="5"/></text:p>
          </table:table-cell>
          <table:table-cell office:value-type="float" office:value="25" table:style-name="ce134">
            <text:p><text:s/>25</text:p>
          </table:table-cell>
          <table:table-cell office:value-type="float" office:value="0.82236842105263153" table:style-name="ce135">
            <text:p>0,8<text:s text:c="5"/></text:p>
          </table:table-cell>
          <table:table-cell office:value-type="float" office:value="97" table:style-name="ce118">
            <text:p><text:s/>97</text:p>
          </table:table-cell>
          <table:table-cell office:value-type="float" office:value="0.74707332101047441" table:style-name="ce135">
            <text:p>0,7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60" table:style-name="ce121">
            <text:p>+60,0<text:s text:c="3"/></text:p>
          </table:table-cell>
          <table:table-cell office:value-type="float" office:value="-57" table:style-name="ce120">
            <text:p><text:s/>- 57</text:p>
          </table:table-cell>
          <table:table-cell office:value-type="float" office:value="-58.762886597938149" table:style-name="ce121">
            <text:p>-58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2" table:style-name="ce116">
            <text:p><text:s/>22</text:p>
          </table:table-cell>
          <table:table-cell office:value-type="float" office:value="0.32539565153083866" table:style-name="ce133">
            <text:p>0,3<text:s text:c="5"/></text:p>
          </table:table-cell>
          <table:table-cell office:value-type="float" office:value="15" table:style-name="ce134">
            <text:p><text:s/>15</text:p>
          </table:table-cell>
          <table:table-cell office:value-type="float" office:value="0.49342105263157893" table:style-name="ce135">
            <text:p>0,5<text:s text:c="5"/></text:p>
          </table:table-cell>
          <table:table-cell office:value-type="float" office:value="81" table:style-name="ce118">
            <text:p><text:s/>81</text:p>
          </table:table-cell>
          <table:table-cell office:value-type="float" office:value="0.62384473197781887" table:style-name="ce135">
            <text:p>0,6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46.666666666666664" table:style-name="ce121">
            <text:p>+46,7<text:s text:c="3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72.839506172839506" table:style-name="ce121">
            <text:p>-7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94" table:style-name="ce116">
            <text:p><text:s/>94</text:p>
          </table:table-cell>
          <table:table-cell office:value-type="float" office:value="1.3903268747226742" table:style-name="ce133">
            <text:p>1,4<text:s text:c="5"/></text:p>
          </table:table-cell>
          <table:table-cell office:value-type="float" office:value="48" table:style-name="ce134">
            <text:p><text:s/>48</text:p>
          </table:table-cell>
          <table:table-cell office:value-type="float" office:value="1.5789473684210527" table:style-name="ce135">
            <text:p>1,6<text:s text:c="5"/></text:p>
          </table:table-cell>
          <table:table-cell office:value-type="float" office:value="239" table:style-name="ce118">
            <text:p><text:s/>239</text:p>
          </table:table-cell>
          <table:table-cell office:value-type="float" office:value="1.8407270486752927" table:style-name="ce135">
            <text:p>1,8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95.833333333333343" table:style-name="ce121">
            <text:p>+95,8<text:s text:c="3"/></text:p>
          </table:table-cell>
          <table:table-cell office:value-type="float" office:value="-145" table:style-name="ce120">
            <text:p><text:s/>- 145</text:p>
          </table:table-cell>
          <table:table-cell office:value-type="float" office:value="-60.669456066945607" table:style-name="ce121">
            <text:p>-60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28" table:style-name="ce116">
            <text:p><text:s/>28</text:p>
          </table:table-cell>
          <table:table-cell office:value-type="float" office:value="0.41413992013015827" table:style-name="ce133">
            <text:p>0,4<text:s text:c="5"/></text:p>
          </table:table-cell>
          <table:table-cell office:value-type="float" office:value="34" table:style-name="ce134">
            <text:p><text:s/>34</text:p>
          </table:table-cell>
          <table:table-cell office:value-type="float" office:value="1.118421052631579" table:style-name="ce135">
            <text:p>1,1<text:s text:c="5"/></text:p>
          </table:table-cell>
          <table:table-cell office:value-type="float" office:value="115" table:style-name="ce118">
            <text:p><text:s/>115</text:p>
          </table:table-cell>
          <table:table-cell office:value-type="float" office:value="0.88570548367221202" table:style-name="ce135">
            <text:p>0,9<text:s text:c="5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7.647058823529413" table:style-name="ce121">
            <text:p>-17,6<text:s text:c="3"/></text:p>
          </table:table-cell>
          <table:table-cell office:value-type="float" office:value="-87" table:style-name="ce120">
            <text:p><text:s/>- 87</text:p>
          </table:table-cell>
          <table:table-cell office:value-type="float" office:value="-75.65217391304347" table:style-name="ce121">
            <text:p>-75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Construção</text:p>
          </table:table-cell>
          <table:table-cell office:value-type="float" office:value="720" table:style-name="ce116">
            <text:p><text:s/>720</text:p>
          </table:table-cell>
          <table:table-cell office:value-type="float" office:value="10.649312231918355" table:style-name="ce133">
            <text:p>10,6<text:s text:c="5"/></text:p>
          </table:table-cell>
          <table:table-cell office:value-type="float" office:value="247" table:style-name="ce134">
            <text:p><text:s/>247</text:p>
          </table:table-cell>
          <table:table-cell office:value-type="float" office:value="8.125" table:style-name="ce135">
            <text:p>8,1<text:s text:c="5"/></text:p>
          </table:table-cell>
          <table:table-cell office:value-type="float" office:value="1091" table:style-name="ce118">
            <text:p>1 091</text:p>
          </table:table-cell>
          <table:table-cell office:value-type="float" office:value="8.4026494146642019" table:style-name="ce135">
            <text:p>8,4<text:s text:c="5"/></text:p>
          </table:table-cell>
          <table:table-cell office:value-type="float" office:value="473" table:style-name="ce120">
            <text:p>+ 473</text:p>
          </table:table-cell>
          <table:table-cell office:value-type="float" office:value="191.49797570850203" table:style-name="ce121">
            <text:p>+191,5<text:s text:c="3"/></text:p>
          </table:table-cell>
          <table:table-cell office:value-type="float" office:value="-371" table:style-name="ce120">
            <text:p><text:s/>- 371</text:p>
          </table:table-cell>
          <table:table-cell office:value-type="float" office:value="-34.005499541704857" table:style-name="ce121">
            <text:p>-34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/>
          <table:table-cell office:value-type="string" table:style-name="ce182">
            <text:p>Serviços</text:p>
          </table:table-cell>
          <table:table-cell office:value-type="float" office:value="4253" table:style-name="ce127">
            <text:p>4 253</text:p>
          </table:table-cell>
          <table:table-cell office:value-type="float" office:value="62.904895725484401" table:style-name="ce128">
            <text:p>62,9<text:s text:c="5"/></text:p>
          </table:table-cell>
          <table:table-cell office:value-type="float" office:value="2157" table:style-name="ce129">
            <text:p>2 157</text:p>
          </table:table-cell>
          <table:table-cell office:value-type="float" office:value="70.953947368421055" table:style-name="ce130">
            <text:p>71,0<text:s text:c="5"/></text:p>
          </table:table-cell>
          <table:table-cell office:value-type="float" office:value="9188" table:style-name="ce129">
            <text:p>9 188</text:p>
          </table:table-cell>
          <table:table-cell office:value-type="float" office:value="70.764017252002461" table:style-name="ce130">
            <text:p>70,8<text:s text:c="5"/></text:p>
          </table:table-cell>
          <table:table-cell office:value-type="float" office:value="2096" table:style-name="ce113">
            <text:p>+2 096</text:p>
          </table:table-cell>
          <table:table-cell office:value-type="float" office:value="97.171998145572559" table:style-name="ce114">
            <text:p>+97,2<text:s text:c="3"/></text:p>
          </table:table-cell>
          <table:table-cell office:value-type="float" office:value="-4935" table:style-name="ce113">
            <text:p><text:s/>-4 935</text:p>
          </table:table-cell>
          <table:table-cell office:value-type="float" office:value="-53.71136264693078" table:style-name="ce114">
            <text:p>-53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68" table:style-name="ce116">
            <text:p><text:s/>68</text:p>
          </table:table-cell>
          <table:table-cell office:value-type="float" office:value="1.0057683774589556" table:style-name="ce133">
            <text:p>1,0<text:s text:c="5"/></text:p>
          </table:table-cell>
          <table:table-cell office:value-type="float" office:value="31" table:style-name="ce134">
            <text:p><text:s/>31</text:p>
          </table:table-cell>
          <table:table-cell office:value-type="float" office:value="1.0197368421052633" table:style-name="ce135">
            <text:p>1,0<text:s text:c="5"/></text:p>
          </table:table-cell>
          <table:table-cell office:value-type="float" office:value="209" table:style-name="ce134">
            <text:p><text:s/>209</text:p>
          </table:table-cell>
          <table:table-cell office:value-type="float" office:value="1.6096734442390637" table:style-name="ce135">
            <text:p>1,6<text:s text:c="5"/></text:p>
          </table:table-cell>
          <table:table-cell office:value-type="float" office:value="37" table:style-name="ce120">
            <text:p>+ 37</text:p>
          </table:table-cell>
          <table:table-cell office:value-type="float" office:value="119.35483870967742" table:style-name="ce121">
            <text:p>+119,4<text:s text:c="3"/></text:p>
          </table:table-cell>
          <table:table-cell office:value-type="float" office:value="-141" table:style-name="ce120">
            <text:p><text:s/>- 141</text:p>
          </table:table-cell>
          <table:table-cell office:value-type="float" office:value="-67.464114832535884" table:style-name="ce121">
            <text:p>-67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3">
            <text:p>Comércio por grosso e a retalho</text:p>
          </table:table-cell>
          <table:table-cell office:value-type="float" office:value="746" table:style-name="ce116">
            <text:p><text:s/>746</text:p>
          </table:table-cell>
          <table:table-cell office:value-type="float" office:value="11.033870729182075" table:style-name="ce133">
            <text:p>11,0<text:s text:c="5"/></text:p>
          </table:table-cell>
          <table:table-cell office:value-type="float" office:value="277" table:style-name="ce134">
            <text:p><text:s/>277</text:p>
          </table:table-cell>
          <table:table-cell office:value-type="float" office:value="9.1118421052631593" table:style-name="ce135">
            <text:p>9,1<text:s text:c="5"/></text:p>
          </table:table-cell>
          <table:table-cell office:value-type="float" office:value="1469" table:style-name="ce134">
            <text:p>1 469</text:p>
          </table:table-cell>
          <table:table-cell office:value-type="float" office:value="11.313924830560691" table:style-name="ce135">
            <text:p>11,3<text:s text:c="5"/></text:p>
          </table:table-cell>
          <table:table-cell office:value-type="float" office:value="469" table:style-name="ce120">
            <text:p>+ 469</text:p>
          </table:table-cell>
          <table:table-cell office:value-type="float" office:value="169.31407942238269" table:style-name="ce121">
            <text:p>+169,3<text:s text:c="3"/></text:p>
          </table:table-cell>
          <table:table-cell office:value-type="float" office:value="-723" table:style-name="ce120">
            <text:p><text:s/>- 723</text:p>
          </table:table-cell>
          <table:table-cell office:value-type="float" office:value="-49.21715452688904" table:style-name="ce121">
            <text:p>-49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Transportes e armazenagem</text:p>
          </table:table-cell>
          <table:table-cell office:value-type="float" office:value="91" table:style-name="ce116">
            <text:p><text:s/>91</text:p>
          </table:table-cell>
          <table:table-cell office:value-type="float" office:value="1.3459547404230143" table:style-name="ce152">
            <text:p>1,3<text:s text:c="5"/></text:p>
          </table:table-cell>
          <table:table-cell office:value-type="float" office:value="28" table:style-name="ce134">
            <text:p><text:s/>28</text:p>
          </table:table-cell>
          <table:table-cell office:value-type="float" office:value="0.92105263157894723" table:style-name="ce154">
            <text:p>0,9<text:s text:c="5"/></text:p>
          </table:table-cell>
          <table:table-cell office:value-type="float" office:value="310" table:style-name="ce134">
            <text:p><text:s/>310</text:p>
          </table:table-cell>
          <table:table-cell office:value-type="float" office:value="2.3875539125077019" table:style-name="ce154">
            <text:p>2,4<text:s text:c="5"/></text:p>
          </table:table-cell>
          <table:table-cell office:value-type="float" office:value="63" table:style-name="ce120">
            <text:p>+ 63</text:p>
          </table:table-cell>
          <table:table-cell office:value-type="float" office:value="225" table:style-name="ce121">
            <text:p>+225,0<text:s text:c="3"/></text:p>
          </table:table-cell>
          <table:table-cell office:value-type="float" office:value="-219" table:style-name="ce120">
            <text:p><text:s/>- 219</text:p>
          </table:table-cell>
          <table:table-cell office:value-type="float" office:value="-70.645161290322577" table:style-name="ce121">
            <text:p>-70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lojamento, restauração e similares</text:p>
          </table:table-cell>
          <table:table-cell office:value-type="float" office:value="224" table:style-name="ce116">
            <text:p><text:s/>224</text:p>
          </table:table-cell>
          <table:table-cell office:value-type="float" office:value="3.3131193610412661" table:style-name="ce133">
            <text:p>3,3<text:s text:c="5"/></text:p>
          </table:table-cell>
          <table:table-cell office:value-type="float" office:value="54" table:style-name="ce134">
            <text:p><text:s/>54</text:p>
          </table:table-cell>
          <table:table-cell office:value-type="float" office:value="1.7763157894736841" table:style-name="ce135">
            <text:p>1,8<text:s text:c="5"/></text:p>
          </table:table-cell>
          <table:table-cell office:value-type="float" office:value="1598" table:style-name="ce134">
            <text:p>1 598</text:p>
          </table:table-cell>
          <table:table-cell office:value-type="float" office:value="12.307455329636475" table:style-name="ce135">
            <text:p>12,3<text:s text:c="5"/></text:p>
          </table:table-cell>
          <table:table-cell office:value-type="float" office:value="170" table:style-name="ce120">
            <text:p>+ 170</text:p>
          </table:table-cell>
          <table:table-cell office:value-type="float" office:value="314.81481481481484" table:style-name="ce121">
            <text:p>+314,8<text:s text:c="3"/></text:p>
          </table:table-cell>
          <table:table-cell office:value-type="float" office:value="-1374" table:style-name="ce120">
            <text:p><text:s/>-1 374</text:p>
          </table:table-cell>
          <table:table-cell office:value-type="float" office:value="-85.982478097622021" table:style-name="ce121">
            <text:p>-86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12" table:style-name="ce116">
            <text:p><text:s/>112</text:p>
          </table:table-cell>
          <table:table-cell office:value-type="float" office:value="1.6565596805206331" table:style-name="ce133">
            <text:p>1,7<text:s text:c="5"/></text:p>
          </table:table-cell>
          <table:table-cell office:value-type="float" office:value="89" table:style-name="ce134">
            <text:p><text:s/>89</text:p>
          </table:table-cell>
          <table:table-cell office:value-type="float" office:value="2.9276315789473686" table:style-name="ce135">
            <text:p>2,9<text:s text:c="5"/></text:p>
          </table:table-cell>
          <table:table-cell office:value-type="float" office:value="251" table:style-name="ce134">
            <text:p><text:s/>251</text:p>
          </table:table-cell>
          <table:table-cell office:value-type="float" office:value="1.9331484904497844" table:style-name="ce135">
            <text:p>1,9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25.842696629213485" table:style-name="ce121">
            <text:p>+25,8<text:s text:c="3"/></text:p>
          </table:table-cell>
          <table:table-cell office:value-type="float" office:value="-139" table:style-name="ce120">
            <text:p><text:s/>- 139</text:p>
          </table:table-cell>
          <table:table-cell office:value-type="float" office:value="-55.378486055776889" table:style-name="ce121">
            <text:p>-55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financeiras e de seguros</text:p>
          </table:table-cell>
          <table:table-cell office:value-type="float" office:value="32" table:style-name="ce116">
            <text:p><text:s/>32</text:p>
          </table:table-cell>
          <table:table-cell office:value-type="float" office:value="0.47330276586303799" table:style-name="ce133">
            <text:p>0,5<text:s text:c="5"/></text:p>
          </table:table-cell>
          <table:table-cell office:value-type="float" office:value="34" table:style-name="ce134">
            <text:p><text:s/>34</text:p>
          </table:table-cell>
          <table:table-cell office:value-type="float" office:value="1.118421052631579" table:style-name="ce135">
            <text:p>1,1<text:s text:c="5"/></text:p>
          </table:table-cell>
          <table:table-cell office:value-type="float" office:value="46" table:style-name="ce134">
            <text:p><text:s/>46</text:p>
          </table:table-cell>
          <table:table-cell office:value-type="float" office:value="0.35428219346888479" table:style-name="ce135">
            <text:p>0,4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5.8823529411764701" table:style-name="ce121">
            <text:p>-5,9<text:s text:c="3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30.434782608695656" table:style-name="ce121">
            <text:p>-30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968" table:style-name="ce116">
            <text:p>1 968</text:p>
          </table:table-cell>
          <table:table-cell office:value-type="float" office:value="29.108120100576841" table:style-name="ce133">
            <text:p>29,1<text:s text:c="5"/></text:p>
          </table:table-cell>
          <table:table-cell office:value-type="float" office:value="999" table:style-name="ce134">
            <text:p><text:s/>999</text:p>
          </table:table-cell>
          <table:table-cell office:value-type="float" office:value="32.861842105263158" table:style-name="ce135">
            <text:p>32,9<text:s text:c="5"/></text:p>
          </table:table-cell>
          <table:table-cell office:value-type="float" office:value="2824" table:style-name="ce134">
            <text:p>2 824</text:p>
          </table:table-cell>
          <table:table-cell office:value-type="float" office:value="21.749845964263709" table:style-name="ce135">
            <text:p>21,7<text:s text:c="5"/></text:p>
          </table:table-cell>
          <table:table-cell office:value-type="float" office:value="969" table:style-name="ce120">
            <text:p>+ 969</text:p>
          </table:table-cell>
          <table:table-cell office:value-type="float" office:value="96.996996996996998" table:style-name="ce121">
            <text:p>+97,0<text:s text:c="3"/></text:p>
          </table:table-cell>
          <table:table-cell office:value-type="float" office:value="-856" table:style-name="ce120">
            <text:p><text:s/>- 856</text:p>
          </table:table-cell>
          <table:table-cell office:value-type="float" office:value="-30.31161473087819" table:style-name="ce121">
            <text:p>-30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278" table:style-name="ce116">
            <text:p><text:s/>278</text:p>
          </table:table-cell>
          <table:table-cell office:value-type="float" office:value="4.1118177784351433" table:style-name="ce133">
            <text:p>4,1<text:s text:c="5"/></text:p>
          </table:table-cell>
          <table:table-cell office:value-type="float" office:value="182" table:style-name="ce134">
            <text:p><text:s/>182</text:p>
          </table:table-cell>
          <table:table-cell office:value-type="float" office:value="5.9868421052631575" table:style-name="ce135">
            <text:p>6,0<text:s text:c="5"/></text:p>
          </table:table-cell>
          <table:table-cell office:value-type="float" office:value="584" table:style-name="ce134">
            <text:p><text:s/>584</text:p>
          </table:table-cell>
          <table:table-cell office:value-type="float" office:value="4.4978434996919292" table:style-name="ce135">
            <text:p>4,5<text:s text:c="5"/></text:p>
          </table:table-cell>
          <table:table-cell office:value-type="float" office:value="96" table:style-name="ce120">
            <text:p>+ 96</text:p>
          </table:table-cell>
          <table:table-cell office:value-type="float" office:value="52.747252747252752" table:style-name="ce121">
            <text:p>+52,7<text:s text:c="3"/></text:p>
          </table:table-cell>
          <table:table-cell office:value-type="float" office:value="-306" table:style-name="ce120">
            <text:p><text:s/>- 306</text:p>
          </table:table-cell>
          <table:table-cell office:value-type="float" office:value="-52.397260273972599" table:style-name="ce121">
            <text:p>-52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570" table:style-name="ce116">
            <text:p><text:s/>570</text:p>
          </table:table-cell>
          <table:table-cell office:value-type="float" office:value="8.4307055169353653" table:style-name="ce133">
            <text:p>8,4<text:s text:c="5"/></text:p>
          </table:table-cell>
          <table:table-cell office:value-type="float" office:value="378" table:style-name="ce134">
            <text:p><text:s/>378</text:p>
          </table:table-cell>
          <table:table-cell office:value-type="float" office:value="12.434210526315789" table:style-name="ce135">
            <text:p>12,4<text:s text:c="5"/></text:p>
          </table:table-cell>
          <table:table-cell office:value-type="float" office:value="1525" table:style-name="ce134">
            <text:p>1 525</text:p>
          </table:table-cell>
          <table:table-cell office:value-type="float" office:value="11.745224892174985" table:style-name="ce135">
            <text:p>11,7<text:s text:c="5"/></text:p>
          </table:table-cell>
          <table:table-cell office:value-type="float" office:value="192" table:style-name="ce120">
            <text:p>+ 192</text:p>
          </table:table-cell>
          <table:table-cell office:value-type="float" office:value="50.793650793650791" table:style-name="ce121">
            <text:p>+50,8<text:s text:c="3"/></text:p>
          </table:table-cell>
          <table:table-cell office:value-type="float" office:value="-955" table:style-name="ce120">
            <text:p><text:s/>- 955</text:p>
          </table:table-cell>
          <table:table-cell office:value-type="float" office:value="-62.622950819672127" table:style-name="ce121">
            <text:p>-62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Outras atividades de serviços</text:p>
          </table:table-cell>
          <table:table-cell office:value-type="float" office:value="164" table:style-name="ce116">
            <text:p><text:s/>164</text:p>
          </table:table-cell>
          <table:table-cell office:value-type="float" office:value="2.4256766750480696" table:style-name="ce133">
            <text:p>2,4<text:s text:c="5"/></text:p>
          </table:table-cell>
          <table:table-cell office:value-type="float" office:value="85" table:style-name="ce134">
            <text:p><text:s/>85</text:p>
          </table:table-cell>
          <table:table-cell office:value-type="float" office:value="2.7960526315789473" table:style-name="ce135">
            <text:p>2,8<text:s text:c="5"/></text:p>
          </table:table-cell>
          <table:table-cell office:value-type="float" office:value="372" table:style-name="ce134">
            <text:p><text:s/>372</text:p>
          </table:table-cell>
          <table:table-cell office:value-type="float" office:value="2.865064695009242" table:style-name="ce135">
            <text:p>2,9<text:s text:c="5"/></text:p>
          </table:table-cell>
          <table:table-cell office:value-type="float" office:value="79" table:style-name="ce120">
            <text:p>+ 79</text:p>
          </table:table-cell>
          <table:table-cell office:value-type="float" office:value="92.941176470588232" table:style-name="ce121">
            <text:p>+92,9<text:s text:c="3"/></text:p>
          </table:table-cell>
          <table:table-cell office:value-type="float" office:value="-208" table:style-name="ce120">
            <text:p><text:s/>- 208</text:p>
          </table:table-cell>
          <table:table-cell office:value-type="float" office:value="-55.913978494623649" table:style-name="ce121">
            <text:p>-55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252">
            <text:p>+0,0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252">
            <text:p>+0,0<text:s text:c="3"/>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31" table:default-cell-style-name="ce1" table:visibility="collapse"/>
        <table:table-column table:style-name="co32" table:default-cell-style-name="ce1"/>
        <table:table-column table:style-name="co26" table:default-cell-style-name="ce1"/>
        <table:table-column table:style-name="co33" table:default-cell-style-name="ce1"/>
        <table:table-column table:style-name="co26" table:default-cell-style-name="ce58"/>
        <table:table-column table:style-name="co6" table:default-cell-style-name="ce58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34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MAIO 2020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0"/>
          <table:table-cell table:style-name="ce231"/>
          <table:table-cell table:style-name="ce221"/>
          <table:table-cell table:style-name="ce235"/>
          <table:table-cell table:style-name="ce222"/>
          <table:table-cell table:style-name="ce235"/>
          <table:table-cell table:style-name="ce222"/>
          <table:table-cell table:style-name="ce223"/>
          <table:table-cell table:number-columns-repeated="3" table:style-name="ce224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5">
            <text:p>PORTUGAL</text:p>
          </table:table-cell>
          <table:table-cell office:value-type="float" office:value="4467" table:style-name="ce232">
            <text:p>4 467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2331" table:style-name="ce236">
            <text:p>2 331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7907" table:style-name="ce236">
            <text:p>7 907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2136" table:style-name="ce113">
            <text:p>+2 136</text:p>
          </table:table-cell>
          <table:table-cell office:value-type="float" office:value="91.634491634491638" table:style-name="ce114">
            <text:p>+91,6<text:s text:c="3"/></text:p>
          </table:table-cell>
          <table:table-cell office:value-type="float" office:value="-3440" table:style-name="ce113">
            <text:p><text:s/>-3 440</text:p>
          </table:table-cell>
          <table:table-cell office:value-type="float" office:value="-43.505754394840011" table:style-name="ce114">
            <text:p>-43,5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39">
            <text:p>CONTINENTE</text:p>
          </table:table-cell>
          <table:table-cell office:value-type="float" office:value="4287" table:style-name="ce232">
            <text:p>4 287</text:p>
          </table:table-cell>
          <table:table-cell office:value-type="float" office:value="95.970449966420418" table:style-name="ce214">
            <text:p>96,0<text:s text:c="5"/></text:p>
          </table:table-cell>
          <table:table-cell office:value-type="float" office:value="2233" table:style-name="ce236">
            <text:p>2 233</text:p>
          </table:table-cell>
          <table:table-cell office:value-type="float" office:value="95.795795795795797" table:style-name="ce215">
            <text:p>95,8<text:s text:c="5"/></text:p>
          </table:table-cell>
          <table:table-cell office:value-type="float" office:value="7496" table:style-name="ce236">
            <text:p>7 496</text:p>
          </table:table-cell>
          <table:table-cell office:value-type="float" office:value="94.80207411154673" table:style-name="ce216">
            <text:p>94,8<text:s text:c="5"/></text:p>
          </table:table-cell>
          <table:table-cell office:value-type="float" office:value="2054" table:style-name="ce113">
            <text:p>+2 054</text:p>
          </table:table-cell>
          <table:table-cell office:value-type="float" office:value="91.983878190774732" table:style-name="ce114">
            <text:p>+92,0<text:s text:c="3"/></text:p>
          </table:table-cell>
          <table:table-cell office:value-type="float" office:value="-3209" table:style-name="ce113">
            <text:p><text:s/>-3 209</text:p>
          </table:table-cell>
          <table:table-cell office:value-type="float" office:value="-42.809498399146214" table:style-name="ce114">
            <text:p>-42,8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40">
            <text:p>Norte</text:p>
          </table:table-cell>
          <table:table-cell office:value-type="float" office:value="1316" table:style-name="ce233">
            <text:p>1 316</text:p>
          </table:table-cell>
          <table:table-cell office:value-type="float" office:value="29.460488023281844" table:style-name="ce217">
            <text:p>29,5<text:s text:c="5"/></text:p>
          </table:table-cell>
          <table:table-cell office:value-type="float" office:value="842" table:style-name="ce237">
            <text:p><text:s/>842</text:p>
          </table:table-cell>
          <table:table-cell office:value-type="float" office:value="36.121836121836118" table:style-name="ce218">
            <text:p>36,1<text:s text:c="5"/></text:p>
          </table:table-cell>
          <table:table-cell office:value-type="float" office:value="2272" table:style-name="ce237">
            <text:p>2 272</text:p>
          </table:table-cell>
          <table:table-cell office:value-type="float" office:value="28.734033135196661" table:style-name="ce219">
            <text:p>28,7<text:s text:c="5"/></text:p>
          </table:table-cell>
          <table:table-cell office:value-type="float" office:value="474" table:style-name="ce120">
            <text:p>+ 474</text:p>
          </table:table-cell>
          <table:table-cell office:value-type="float" office:value="56.294536817102134" table:style-name="ce121">
            <text:p>+56,3<text:s text:c="3"/></text:p>
          </table:table-cell>
          <table:table-cell office:value-type="float" office:value="-956" table:style-name="ce120">
            <text:p><text:s/>- 956</text:p>
          </table:table-cell>
          <table:table-cell office:value-type="float" office:value="-42.077464788732392" table:style-name="ce121">
            <text:p>-42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0">
            <text:p>Centro</text:p>
          </table:table-cell>
          <table:table-cell office:value-type="float" office:value="1355" table:style-name="ce233">
            <text:p>1 355</text:p>
          </table:table-cell>
          <table:table-cell office:value-type="float" office:value="30.333557197224088" table:style-name="ce217">
            <text:p>30,3<text:s text:c="5"/></text:p>
          </table:table-cell>
          <table:table-cell office:value-type="float" office:value="677" table:style-name="ce237">
            <text:p><text:s/>677</text:p>
          </table:table-cell>
          <table:table-cell office:value-type="float" office:value="29.043329043329042" table:style-name="ce218">
            <text:p>29,0<text:s text:c="5"/></text:p>
          </table:table-cell>
          <table:table-cell office:value-type="float" office:value="1969" table:style-name="ce237">
            <text:p>1 969</text:p>
          </table:table-cell>
          <table:table-cell office:value-type="float" office:value="24.901985582395344" table:style-name="ce219">
            <text:p>24,9<text:s text:c="5"/></text:p>
          </table:table-cell>
          <table:table-cell office:value-type="float" office:value="678" table:style-name="ce120">
            <text:p>+ 678</text:p>
          </table:table-cell>
          <table:table-cell office:value-type="float" office:value="100.14771048744461" table:style-name="ce121">
            <text:p>+100,1<text:s text:c="3"/></text:p>
          </table:table-cell>
          <table:table-cell office:value-type="float" office:value="-614" table:style-name="ce120">
            <text:p><text:s/>- 614</text:p>
          </table:table-cell>
          <table:table-cell office:value-type="float" office:value="-31.183341797866937" table:style-name="ce121">
            <text:p>-31,2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0">
            <text:p>Lisboa V. Tejo</text:p>
          </table:table-cell>
          <table:table-cell office:value-type="float" office:value="1282" table:style-name="ce233">
            <text:p>1 282</text:p>
          </table:table-cell>
          <table:table-cell office:value-type="float" office:value="28.69935079471681" table:style-name="ce217">
            <text:p>28,7<text:s text:c="5"/></text:p>
          </table:table-cell>
          <table:table-cell office:value-type="float" office:value="515" table:style-name="ce237">
            <text:p><text:s/>515</text:p>
          </table:table-cell>
          <table:table-cell office:value-type="float" office:value="22.093522093522093" table:style-name="ce218">
            <text:p>22,1<text:s text:c="5"/></text:p>
          </table:table-cell>
          <table:table-cell office:value-type="float" office:value="2137" table:style-name="ce237">
            <text:p>2 137</text:p>
          </table:table-cell>
          <table:table-cell office:value-type="float" office:value="27.026685215631719" table:style-name="ce219">
            <text:p>27,0<text:s text:c="5"/></text:p>
          </table:table-cell>
          <table:table-cell office:value-type="float" office:value="767" table:style-name="ce120">
            <text:p>+ 767</text:p>
          </table:table-cell>
          <table:table-cell office:value-type="float" office:value="148.93203883495144" table:style-name="ce121">
            <text:p>+148,9<text:s text:c="3"/></text:p>
          </table:table-cell>
          <table:table-cell office:value-type="float" office:value="-855" table:style-name="ce120">
            <text:p><text:s/>- 855</text:p>
          </table:table-cell>
          <table:table-cell office:value-type="float" office:value="-40.009358914365933" table:style-name="ce121">
            <text:p>-40,0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entejo</text:p>
          </table:table-cell>
          <table:table-cell office:value-type="float" office:value="266" table:style-name="ce233">
            <text:p><text:s/>266</text:p>
          </table:table-cell>
          <table:table-cell office:value-type="float" office:value="5.9547794940676066" table:style-name="ce217">
            <text:p>6,0<text:s text:c="5"/></text:p>
          </table:table-cell>
          <table:table-cell office:value-type="float" office:value="160" table:style-name="ce237">
            <text:p><text:s/>160</text:p>
          </table:table-cell>
          <table:table-cell office:value-type="float" office:value="6.8640068640068632" table:style-name="ce218">
            <text:p>6,9<text:s text:c="5"/></text:p>
          </table:table-cell>
          <table:table-cell office:value-type="float" office:value="528" table:style-name="ce237">
            <text:p><text:s/>528</text:p>
          </table:table-cell>
          <table:table-cell office:value-type="float" office:value="6.6776274187428859" table:style-name="ce219">
            <text:p>6,7<text:s text:c="5"/></text:p>
          </table:table-cell>
          <table:table-cell office:value-type="float" office:value="106" table:style-name="ce120">
            <text:p>+ 106</text:p>
          </table:table-cell>
          <table:table-cell office:value-type="float" office:value="66.25" table:style-name="ce121">
            <text:p>+66,3<text:s text:c="3"/></text:p>
          </table:table-cell>
          <table:table-cell office:value-type="float" office:value="-262" table:style-name="ce120">
            <text:p><text:s/>- 262</text:p>
          </table:table-cell>
          <table:table-cell office:value-type="float" office:value="-49.621212121212125" table:style-name="ce121">
            <text:p>-49,6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0">
            <text:p>Algarve</text:p>
          </table:table-cell>
          <table:table-cell office:value-type="float" office:value="68" table:style-name="ce233">
            <text:p><text:s/>68</text:p>
          </table:table-cell>
          <table:table-cell office:value-type="float" office:value="1.5222744571300648" table:style-name="ce217">
            <text:p>1,5<text:s text:c="5"/></text:p>
          </table:table-cell>
          <table:table-cell office:value-type="float" office:value="39" table:style-name="ce237">
            <text:p><text:s/>39</text:p>
          </table:table-cell>
          <table:table-cell office:value-type="float" office:value="1.673101673101673" table:style-name="ce218">
            <text:p>1,7<text:s text:c="5"/></text:p>
          </table:table-cell>
          <table:table-cell office:value-type="float" office:value="590" table:style-name="ce237">
            <text:p><text:s/>590</text:p>
          </table:table-cell>
          <table:table-cell office:value-type="float" office:value="7.4617427595801189" table:style-name="ce219">
            <text:p>7,5<text:s text:c="5"/></text:p>
          </table:table-cell>
          <table:table-cell office:value-type="float" office:value="29" table:style-name="ce120">
            <text:p>+ 29</text:p>
          </table:table-cell>
          <table:table-cell office:value-type="float" office:value="74.358974358974365" table:style-name="ce121">
            <text:p>+74,4<text:s text:c="3"/></text:p>
          </table:table-cell>
          <table:table-cell office:value-type="float" office:value="-522" table:style-name="ce120">
            <text:p><text:s/>- 522</text:p>
          </table:table-cell>
          <table:table-cell office:value-type="float" office:value="-88.47457627118645" table:style-name="ce121">
            <text:p>-88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39">
            <text:p>REG.AUTÓNOMAS</text:p>
          </table:table-cell>
          <table:table-cell office:value-type="float" office:value="180" table:style-name="ce232">
            <text:p><text:s/>180</text:p>
          </table:table-cell>
          <table:table-cell office:value-type="float" office:value="4.0295500335795831" table:style-name="ce214">
            <text:p>4,0<text:s text:c="5"/></text:p>
          </table:table-cell>
          <table:table-cell office:value-type="float" office:value="98" table:style-name="ce236">
            <text:p><text:s/>98</text:p>
          </table:table-cell>
          <table:table-cell office:value-type="float" office:value="4.2042042042042045" table:style-name="ce215">
            <text:p>4,2<text:s text:c="5"/></text:p>
          </table:table-cell>
          <table:table-cell office:value-type="float" office:value="411" table:style-name="ce236">
            <text:p><text:s/>411</text:p>
          </table:table-cell>
          <table:table-cell office:value-type="float" office:value="5.1979258884532689" table:style-name="ce216">
            <text:p>5,2<text:s text:c="5"/></text:p>
          </table:table-cell>
          <table:table-cell office:value-type="float" office:value="82" table:style-name="ce113">
            <text:p>+ 82</text:p>
          </table:table-cell>
          <table:table-cell office:value-type="float" office:value="83.673469387755105" table:style-name="ce114">
            <text:p>+83,7<text:s text:c="3"/></text:p>
          </table:table-cell>
          <table:table-cell office:value-type="float" office:value="-231" table:style-name="ce113">
            <text:p><text:s/>- 231</text:p>
          </table:table-cell>
          <table:table-cell office:value-type="float" office:value="-56.20437956204379" table:style-name="ce114">
            <text:p>-56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0">
            <text:p>Açores</text:p>
          </table:table-cell>
          <table:table-cell office:value-type="float" office:value="105" table:style-name="ce233">
            <text:p><text:s/>105</text:p>
          </table:table-cell>
          <table:table-cell office:value-type="float" office:value="2.350570852921424" table:style-name="ce217">
            <text:p>2,4<text:s text:c="5"/></text:p>
          </table:table-cell>
          <table:table-cell office:value-type="float" office:value="85" table:style-name="ce237">
            <text:p><text:s/>85</text:p>
          </table:table-cell>
          <table:table-cell office:value-type="float" office:value="3.6465036465036467" table:style-name="ce218">
            <text:p>3,6<text:s text:c="5"/></text:p>
          </table:table-cell>
          <table:table-cell office:value-type="float" office:value="199" table:style-name="ce237">
            <text:p><text:s/>199</text:p>
          </table:table-cell>
          <table:table-cell office:value-type="float" office:value="2.5167573036549893" table:style-name="ce219">
            <text:p>2,5<text:s text:c="5"/></text:p>
          </table:table-cell>
          <table:table-cell office:value-type="float" office:value="20" table:style-name="ce120">
            <text:p>+ 20</text:p>
          </table:table-cell>
          <table:table-cell office:value-type="float" office:value="23.52941176470588" table:style-name="ce121">
            <text:p>+23,5<text:s text:c="3"/></text:p>
          </table:table-cell>
          <table:table-cell office:value-type="float" office:value="-94" table:style-name="ce120">
            <text:p><text:s/>- 94</text:p>
          </table:table-cell>
          <table:table-cell office:value-type="float" office:value="-47.236180904522612" table:style-name="ce121">
            <text:p>-47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0">
            <text:p>Madeira</text:p>
          </table:table-cell>
          <table:table-cell office:value-type="float" office:value="75" table:style-name="ce233">
            <text:p><text:s/>75</text:p>
          </table:table-cell>
          <table:table-cell office:value-type="float" office:value="1.6789791806581598" table:style-name="ce217">
            <text:p>1,7<text:s text:c="5"/></text:p>
          </table:table-cell>
          <table:table-cell office:value-type="float" office:value="13" table:style-name="ce237">
            <text:p><text:s/>13</text:p>
          </table:table-cell>
          <table:table-cell office:value-type="float" office:value="0.55770055770055771" table:style-name="ce218">
            <text:p>0,6<text:s text:c="5"/></text:p>
          </table:table-cell>
          <table:table-cell office:value-type="float" office:value="212" table:style-name="ce237">
            <text:p><text:s/>212</text:p>
          </table:table-cell>
          <table:table-cell office:value-type="float" office:value="2.68116858479828" table:style-name="ce219">
            <text:p>2,7<text:s text:c="5"/></text:p>
          </table:table-cell>
          <table:table-cell office:value-type="float" office:value="62" table:style-name="ce120">
            <text:p>+ 62</text:p>
          </table:table-cell>
          <table:table-cell office:value-type="float" office:value="476.92307692307691" table:style-name="ce121">
            <text:p>+476,9<text:s text:c="3"/></text:p>
          </table:table-cell>
          <table:table-cell office:value-type="float" office:value="-137" table:style-name="ce120">
            <text:p><text:s/>- 137</text:p>
          </table:table-cell>
          <table:table-cell office:value-type="float" office:value="-64.622641509433961" table:style-name="ce121">
            <text:p>-64,6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6"/>
          <table:table-cell table:style-name="ce234"/>
          <table:table-cell table:style-name="ce202"/>
          <table:table-cell table:style-name="ce238"/>
          <table:table-cell table:style-name="ce227"/>
          <table:table-cell table:style-name="ce238"/>
          <table:table-cell table:style-name="ce228"/>
          <table:table-cell table:style-name="ce229"/>
          <table:table-cell table:style-name="ce230"/>
          <table:table-cell table:style-name="ce229"/>
          <table:table-cell table:style-name="ce230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5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7"/>
          <table:table-cell table:style-name="ce198"/>
          <table:table-cell table:style-name="ce197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4287" table:style-name="ce109">
            <text:p>4 28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233" table:style-name="ce149">
            <text:p>2 23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496" table:style-name="ce111">
            <text:p>7 496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2054" table:style-name="ce194">
            <text:p>+2 054</text:p>
          </table:table-cell>
          <table:table-cell office:value-type="float" office:value="91.983878190774732" table:style-name="ce114">
            <text:p>+92,0<text:s text:c="3"/></text:p>
          </table:table-cell>
          <table:table-cell office:value-type="float" office:value="-3209" table:style-name="ce194">
            <text:p><text:s/>-3 209</text:p>
          </table:table-cell>
          <table:table-cell office:value-type="float" office:value="-42.809498399146214" table:style-name="ce114">
            <text:p>-42,8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15" table:style-name="ce116">
            <text:p><text:s/>15</text:p>
          </table:table-cell>
          <table:table-cell office:value-type="float" office:value="0.34989503149055284" table:style-name="ce117">
            <text:p>0,3<text:s text:c="5"/></text:p>
          </table:table-cell>
          <table:table-cell office:value-type="float" office:value="13" table:style-name="ce150">
            <text:p><text:s/>13</text:p>
          </table:table-cell>
          <table:table-cell office:value-type="float" office:value="0.58217644424540982" table:style-name="ce151">
            <text:p>0,6<text:s text:c="5"/></text:p>
          </table:table-cell>
          <table:table-cell office:value-type="float" office:value="26" table:style-name="ce118">
            <text:p><text:s/>26</text:p>
          </table:table-cell>
          <table:table-cell office:value-type="float" office:value="0.34685165421558162" table:style-name="ce119">
            <text:p>0,3<text:s text:c="5"/></text:p>
          </table:table-cell>
          <table:table-cell office:value-type="float" office:value="2" table:style-name="ce195">
            <text:p>+ 2</text:p>
          </table:table-cell>
          <table:table-cell office:value-type="float" office:value="15.384615384615385" table:style-name="ce121">
            <text:p>+15,4<text:s text:c="3"/></text:p>
          </table:table-cell>
          <table:table-cell office:value-type="float" office:value="-11" table:style-name="ce195">
            <text:p><text:s/>- 11</text:p>
          </table:table-cell>
          <table:table-cell office:value-type="float" office:value="-42.307692307692307" table:style-name="ce121">
            <text:p>-4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269" table:style-name="ce116">
            <text:p><text:s/>269</text:p>
          </table:table-cell>
          <table:table-cell office:value-type="float" office:value="6.2747842313972475" table:style-name="ce117">
            <text:p>6,3<text:s text:c="5"/></text:p>
          </table:table-cell>
          <table:table-cell office:value-type="float" office:value="264" table:style-name="ce150">
            <text:p><text:s/>264</text:p>
          </table:table-cell>
          <table:table-cell office:value-type="float" office:value="11.822660098522167" table:style-name="ce151">
            <text:p>11,8<text:s text:c="5"/></text:p>
          </table:table-cell>
          <table:table-cell office:value-type="float" office:value="387" table:style-name="ce118">
            <text:p><text:s/>387</text:p>
          </table:table-cell>
          <table:table-cell office:value-type="float" office:value="5.1627534685165424" table:style-name="ce119">
            <text:p>5,2<text:s text:c="5"/></text:p>
          </table:table-cell>
          <table:table-cell office:value-type="float" office:value="5" table:style-name="ce195">
            <text:p>+ 5</text:p>
          </table:table-cell>
          <table:table-cell office:value-type="float" office:value="1.893939393939394" table:style-name="ce121">
            <text:p>+1,9<text:s text:c="3"/></text:p>
          </table:table-cell>
          <table:table-cell office:value-type="float" office:value="-118" table:style-name="ce195">
            <text:p><text:s/>- 118</text:p>
          </table:table-cell>
          <table:table-cell office:value-type="float" office:value="-30.490956072351423" table:style-name="ce121">
            <text:p>-3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210" table:style-name="ce116">
            <text:p><text:s/>210</text:p>
          </table:table-cell>
          <table:table-cell office:value-type="float" office:value="4.8985304408677397" table:style-name="ce117">
            <text:p>4,9<text:s text:c="5"/></text:p>
          </table:table-cell>
          <table:table-cell office:value-type="float" office:value="124" table:style-name="ce150">
            <text:p><text:s/>124</text:p>
          </table:table-cell>
          <table:table-cell office:value-type="float" office:value="5.5530676220331392" table:style-name="ce151">
            <text:p>5,6<text:s text:c="5"/></text:p>
          </table:table-cell>
          <table:table-cell office:value-type="float" office:value="408" table:style-name="ce118">
            <text:p><text:s/>408</text:p>
          </table:table-cell>
          <table:table-cell office:value-type="float" office:value="5.4429028815368197" table:style-name="ce119">
            <text:p>5,4<text:s text:c="5"/></text:p>
          </table:table-cell>
          <table:table-cell office:value-type="float" office:value="86" table:style-name="ce195">
            <text:p>+ 86</text:p>
          </table:table-cell>
          <table:table-cell office:value-type="float" office:value="69.354838709677423" table:style-name="ce121">
            <text:p>+69,4<text:s text:c="3"/></text:p>
          </table:table-cell>
          <table:table-cell office:value-type="float" office:value="-198" table:style-name="ce195">
            <text:p><text:s/>- 198</text:p>
          </table:table-cell>
          <table:table-cell office:value-type="float" office:value="-48.529411764705884" table:style-name="ce121">
            <text:p>-48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359" table:style-name="ce116">
            <text:p><text:s/>359</text:p>
          </table:table-cell>
          <table:table-cell office:value-type="float" office:value="8.3741544203405649" table:style-name="ce117">
            <text:p>8,4<text:s text:c="5"/></text:p>
          </table:table-cell>
          <table:table-cell office:value-type="float" office:value="241" table:style-name="ce150">
            <text:p><text:s/>241</text:p>
          </table:table-cell>
          <table:table-cell office:value-type="float" office:value="10.792655620241828" table:style-name="ce151">
            <text:p>10,8<text:s text:c="5"/></text:p>
          </table:table-cell>
          <table:table-cell office:value-type="float" office:value="769" table:style-name="ce118">
            <text:p><text:s/>769</text:p>
          </table:table-cell>
          <table:table-cell office:value-type="float" office:value="10.25880469583778" table:style-name="ce119">
            <text:p>10,3<text:s text:c="5"/></text:p>
          </table:table-cell>
          <table:table-cell office:value-type="float" office:value="118" table:style-name="ce195">
            <text:p>+ 118</text:p>
          </table:table-cell>
          <table:table-cell office:value-type="float" office:value="48.962655601659748" table:style-name="ce121">
            <text:p>+49,0<text:s text:c="3"/></text:p>
          </table:table-cell>
          <table:table-cell office:value-type="float" office:value="-410" table:style-name="ce195">
            <text:p><text:s/>- 410</text:p>
          </table:table-cell>
          <table:table-cell office:value-type="float" office:value="-53.315994798439533" table:style-name="ce121">
            <text:p>-53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519" table:style-name="ce116">
            <text:p><text:s/>519</text:p>
          </table:table-cell>
          <table:table-cell office:value-type="float" office:value="12.106368089573127" table:style-name="ce117">
            <text:p>12,1<text:s text:c="5"/></text:p>
          </table:table-cell>
          <table:table-cell office:value-type="float" office:value="287" table:style-name="ce150">
            <text:p><text:s/>287</text:p>
          </table:table-cell>
          <table:table-cell office:value-type="float" office:value="12.852664576802509" table:style-name="ce151">
            <text:p>12,9<text:s text:c="5"/></text:p>
          </table:table-cell>
          <table:table-cell office:value-type="float" office:value="1548" table:style-name="ce118">
            <text:p>1 548</text:p>
          </table:table-cell>
          <table:table-cell office:value-type="float" office:value="20.65101387406617" table:style-name="ce119">
            <text:p>20,7<text:s text:c="5"/></text:p>
          </table:table-cell>
          <table:table-cell office:value-type="float" office:value="232" table:style-name="ce195">
            <text:p>+ 232</text:p>
          </table:table-cell>
          <table:table-cell office:value-type="float" office:value="80.836236933797906" table:style-name="ce121">
            <text:p>+80,8<text:s text:c="3"/></text:p>
          </table:table-cell>
          <table:table-cell office:value-type="float" office:value="-1029" table:style-name="ce195">
            <text:p><text:s/>-1 029</text:p>
          </table:table-cell>
          <table:table-cell office:value-type="float" office:value="-66.472868217054256" table:style-name="ce121">
            <text:p>-66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251" table:style-name="ce116">
            <text:p><text:s/>251</text:p>
          </table:table-cell>
          <table:table-cell office:value-type="float" office:value="5.8549101936085837" table:style-name="ce117">
            <text:p>5,9<text:s text:c="5"/></text:p>
          </table:table-cell>
          <table:table-cell office:value-type="float" office:value="89" table:style-name="ce150">
            <text:p><text:s/>89</text:p>
          </table:table-cell>
          <table:table-cell office:value-type="float" office:value="3.9856695029108824" table:style-name="ce151">
            <text:p>4,0<text:s text:c="5"/></text:p>
          </table:table-cell>
          <table:table-cell office:value-type="float" office:value="236" table:style-name="ce118">
            <text:p><text:s/>236</text:p>
          </table:table-cell>
          <table:table-cell office:value-type="float" office:value="3.1483457844183564" table:style-name="ce119">
            <text:p>3,1<text:s text:c="5"/></text:p>
          </table:table-cell>
          <table:table-cell office:value-type="float" office:value="162" table:style-name="ce195">
            <text:p>+ 162</text:p>
          </table:table-cell>
          <table:table-cell office:value-type="float" office:value="182.02247191011236" table:style-name="ce121">
            <text:p>+182,0<text:s text:c="3"/></text:p>
          </table:table-cell>
          <table:table-cell office:value-type="float" office:value="15" table:style-name="ce195">
            <text:p>+ 15</text:p>
          </table:table-cell>
          <table:table-cell office:value-type="float" office:value="6.3559322033898304" table:style-name="ce121">
            <text:p>+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745" table:style-name="ce116">
            <text:p><text:s/>745</text:p>
          </table:table-cell>
          <table:table-cell office:value-type="float" office:value="17.378119897364126" table:style-name="ce117">
            <text:p>17,4<text:s text:c="5"/></text:p>
          </table:table-cell>
          <table:table-cell office:value-type="float" office:value="303" table:style-name="ce150">
            <text:p><text:s/>303</text:p>
          </table:table-cell>
          <table:table-cell office:value-type="float" office:value="13.569189431258396" table:style-name="ce151">
            <text:p>13,6<text:s text:c="5"/></text:p>
          </table:table-cell>
          <table:table-cell office:value-type="float" office:value="1005" table:style-name="ce118">
            <text:p>1 005</text:p>
          </table:table-cell>
          <table:table-cell office:value-type="float" office:value="13.407150480256135" table:style-name="ce119">
            <text:p>13,4<text:s text:c="5"/></text:p>
          </table:table-cell>
          <table:table-cell office:value-type="float" office:value="442" table:style-name="ce195">
            <text:p>+ 442</text:p>
          </table:table-cell>
          <table:table-cell office:value-type="float" office:value="145.87458745874585" table:style-name="ce121">
            <text:p>+145,9<text:s text:c="3"/></text:p>
          </table:table-cell>
          <table:table-cell office:value-type="float" office:value="-260" table:style-name="ce195">
            <text:p><text:s/>- 260</text:p>
          </table:table-cell>
          <table:table-cell office:value-type="float" office:value="-25.870646766169152" table:style-name="ce121">
            <text:p>-25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495" table:style-name="ce116">
            <text:p><text:s/>495</text:p>
          </table:table-cell>
          <table:table-cell office:value-type="float" office:value="11.546536039188243" table:style-name="ce117">
            <text:p>11,5<text:s text:c="5"/></text:p>
          </table:table-cell>
          <table:table-cell office:value-type="float" office:value="148" table:style-name="ce150">
            <text:p><text:s/>148</text:p>
          </table:table-cell>
          <table:table-cell office:value-type="float" office:value="6.6278549037169734" table:style-name="ce151">
            <text:p>6,6<text:s text:c="5"/></text:p>
          </table:table-cell>
          <table:table-cell office:value-type="float" office:value="780" table:style-name="ce118">
            <text:p><text:s/>780</text:p>
          </table:table-cell>
          <table:table-cell office:value-type="float" office:value="10.405549626467449" table:style-name="ce119">
            <text:p>10,4<text:s text:c="5"/></text:p>
          </table:table-cell>
          <table:table-cell office:value-type="float" office:value="347" table:style-name="ce195">
            <text:p>+ 347</text:p>
          </table:table-cell>
          <table:table-cell office:value-type="float" office:value="234.45945945945948" table:style-name="ce121">
            <text:p>+234,5<text:s text:c="3"/></text:p>
          </table:table-cell>
          <table:table-cell office:value-type="float" office:value="-285" table:style-name="ce195">
            <text:p><text:s/>- 285</text:p>
          </table:table-cell>
          <table:table-cell office:value-type="float" office:value="-36.538461538461533" table:style-name="ce121">
            <text:p>-36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1424" table:style-name="ce116">
            <text:p>1 424</text:p>
          </table:table-cell>
          <table:table-cell office:value-type="float" office:value="33.216701656169818" table:style-name="ce117">
            <text:p>33,2<text:s text:c="5"/></text:p>
          </table:table-cell>
          <table:table-cell office:value-type="float" office:value="764" table:style-name="ce150">
            <text:p><text:s/>764</text:p>
          </table:table-cell>
          <table:table-cell office:value-type="float" office:value="34.214061800268695" table:style-name="ce151">
            <text:p>34,2<text:s text:c="5"/></text:p>
          </table:table-cell>
          <table:table-cell office:value-type="float" office:value="2332" table:style-name="ce118">
            <text:p>2 332</text:p>
          </table:table-cell>
          <table:table-cell office:value-type="float" office:value="31.109925293489859" table:style-name="ce119">
            <text:p>31,1<text:s text:c="5"/></text:p>
          </table:table-cell>
          <table:table-cell office:value-type="float" office:value="660" table:style-name="ce195">
            <text:p>+ 660</text:p>
          </table:table-cell>
          <table:table-cell office:value-type="float" office:value="86.387434554973822" table:style-name="ce121">
            <text:p>+86,4<text:s text:c="3"/></text:p>
          </table:table-cell>
          <table:table-cell office:value-type="float" office:value="-908" table:style-name="ce195">
            <text:p><text:s/>- 908</text:p>
          </table:table-cell>
          <table:table-cell office:value-type="float" office:value="-38.936535162950257" table:style-name="ce121">
            <text:p>-38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6.6702241195304157E-2" table:style-name="ce119">
            <text:p>0,1<text:s text:c="5"/></text:p>
          </table:table-cell>
          <table:table-cell office:value-type="float" office:value="0" table:style-name="ce195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0" table:style-name="ce195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0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5">
            <text:p>+ 0</text:p>
          </table:table-cell>
          <table:table-cell office:value-type="float" office:value="0" table:style-name="ce253">
            <text:p>+0,0<text:s text:c="3"/></text:p>
          </table:table-cell>
          <table:table-cell office:value-type="float" office:value="0" table:style-name="ce195">
            <text:p>+ 0</text:p>
          </table:table-cell>
          <table:table-cell office:value-type="float" office:value="0" table:style-name="ce253">
            <text:p>+0,0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6"/>
          <table:table-cell table:style-name="ce199"/>
          <table:table-cell table:style-name="ce196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35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36" table:default-cell-style-name="ce1"/>
        <table:table-column table:style-name="co6" table:default-cell-style-name="ce1"/>
        <table:table-column table:style-name="co37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65238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3583in" svg:y="0.23291in" svg:width="2.02386in" svg:height="0.51942in">
                <draw:text-box>
                  <text:p text:style-name="a122" text:class-names="" text:cond-style-name=""><text:span text:style-name="a120" text:class-names="">MAIO 2020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64042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9">
            <text:p>Quadro 13 <text:s/>- <text:s/>COLOCAÇÕES EFETUADAS, <text:s text:c="2"/>POR <text:s/>ATIVIDADE <text:s/>ECONÓMICA</text:p>
          </table:table-cell>
          <table:table-cell table:number-columns-repeated="8" table:style-name="ce159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MAIO 2020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ABRIL 2020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MAIO 2019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8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4287" table:style-name="ce109">
            <text:p>4 28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233" table:style-name="ce111">
            <text:p>2 233</text:p>
          </table:table-cell>
          <table:table-cell office:value-type="float" office:value="100.00000000000001" table:style-name="ce112">
            <text:p>100,0<text:s text:c="5"/></text:p>
          </table:table-cell>
          <table:table-cell office:value-type="float" office:value="7496" table:style-name="ce111">
            <text:p>7 49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054" table:style-name="ce113">
            <text:p>+2 054</text:p>
          </table:table-cell>
          <table:table-cell office:value-type="float" office:value="91.983878190774732" table:style-name="ce114">
            <text:p>+92,0<text:s text:c="3"/></text:p>
          </table:table-cell>
          <table:table-cell office:value-type="float" office:value="-3209" table:style-name="ce113">
            <text:p><text:s/>-3 209</text:p>
          </table:table-cell>
          <table:table-cell office:value-type="float" office:value="-42.809498399146214" table:style-name="ce114">
            <text:p>-42,8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239" table:style-name="ce109">
            <text:p><text:s/>239</text:p>
          </table:table-cell>
          <table:table-cell office:value-type="float" office:value="5.5749941684161417" table:style-name="ce110">
            <text:p>5,6<text:s text:c="5"/></text:p>
          </table:table-cell>
          <table:table-cell office:value-type="float" office:value="162" table:style-name="ce111">
            <text:p><text:s/>162</text:p>
          </table:table-cell>
          <table:table-cell office:value-type="float" office:value="7.254814151365875" table:style-name="ce112">
            <text:p>7,3<text:s text:c="5"/></text:p>
          </table:table-cell>
          <table:table-cell office:value-type="float" office:value="271" table:style-name="ce111">
            <text:p><text:s/>271</text:p>
          </table:table-cell>
          <table:table-cell office:value-type="float" office:value="3.6152614727854857" table:style-name="ce112">
            <text:p>3,6<text:s text:c="5"/></text:p>
          </table:table-cell>
          <table:table-cell office:value-type="float" office:value="77" table:style-name="ce113">
            <text:p>+ 77</text:p>
          </table:table-cell>
          <table:table-cell office:value-type="float" office:value="47.530864197530867" table:style-name="ce114">
            <text:p>+47,5<text:s text:c="3"/></text:p>
          </table:table-cell>
          <table:table-cell office:value-type="float" office:value="-32" table:style-name="ce113">
            <text:p><text:s/>- 32</text:p>
          </table:table-cell>
          <table:table-cell office:value-type="float" office:value="-11.808118081180812" table:style-name="ce114">
            <text:p>-11,8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7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102" table:style-name="ce127">
            <text:p>1 102</text:p>
          </table:table-cell>
          <table:table-cell office:value-type="float" office:value="25.705621646839283" table:style-name="ce128">
            <text:p>25,7<text:s text:c="5"/></text:p>
          </table:table-cell>
          <table:table-cell office:value-type="float" office:value="460" table:style-name="ce111">
            <text:p><text:s/>460</text:p>
          </table:table-cell>
          <table:table-cell office:value-type="float" office:value="20.600089565606808" table:style-name="ce112">
            <text:p>20,6<text:s text:c="5"/></text:p>
          </table:table-cell>
          <table:table-cell office:value-type="float" office:value="1809" table:style-name="ce111">
            <text:p>1 809</text:p>
          </table:table-cell>
          <table:table-cell office:value-type="float" office:value="24.132870864461044" table:style-name="ce112">
            <text:p>24,1<text:s text:c="5"/></text:p>
          </table:table-cell>
          <table:table-cell office:value-type="float" office:value="642" table:style-name="ce113">
            <text:p>+ 642</text:p>
          </table:table-cell>
          <table:table-cell office:value-type="float" office:value="139.56521739130434" table:style-name="ce114">
            <text:p>+139,6<text:s text:c="3"/></text:p>
          </table:table-cell>
          <table:table-cell office:value-type="float" office:value="-707" table:style-name="ce113">
            <text:p><text:s/>- 707</text:p>
          </table:table-cell>
          <table:table-cell office:value-type="float" office:value="-39.082365948037591" table:style-name="ce114">
            <text:p>-39,1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8" table:style-name="ce116">
            <text:p><text:s/>8</text:p>
          </table:table-cell>
          <table:table-cell office:value-type="float" office:value="0.18661068346162818" table:style-name="ce117">
            <text:p>0,2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8.9565606806986109E-2" table:style-name="ce119">
            <text:p>0,1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6.6702241195304157E-2" table:style-name="ce119">
            <text:p>0,1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300" table:style-name="ce121">
            <text:p>+300,0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60" table:style-name="ce121">
            <text:p>+60,0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178" table:style-name="ce116">
            <text:p><text:s/>178</text:p>
          </table:table-cell>
          <table:table-cell office:value-type="float" office:value="4.1520877070212272" table:style-name="ce117">
            <text:p>4,2<text:s text:c="5"/></text:p>
          </table:table-cell>
          <table:table-cell office:value-type="float" office:value="89" table:style-name="ce118">
            <text:p><text:s/>89</text:p>
          </table:table-cell>
          <table:table-cell office:value-type="float" office:value="3.9856695029108824" table:style-name="ce119">
            <text:p>4,0<text:s text:c="5"/></text:p>
          </table:table-cell>
          <table:table-cell office:value-type="float" office:value="358" table:style-name="ce118">
            <text:p><text:s/>358</text:p>
          </table:table-cell>
          <table:table-cell office:value-type="float" office:value="4.775880469583778" table:style-name="ce119">
            <text:p>4,8<text:s text:c="5"/></text:p>
          </table:table-cell>
          <table:table-cell office:value-type="float" office:value="89" table:style-name="ce120">
            <text:p>+ 89</text:p>
          </table:table-cell>
          <table:table-cell office:value-type="float" office:value="100" table:style-name="ce121">
            <text:p>+100,0<text:s text:c="3"/></text:p>
          </table:table-cell>
          <table:table-cell office:value-type="float" office:value="-180" table:style-name="ce120">
            <text:p><text:s/>- 180</text:p>
          </table:table-cell>
          <table:table-cell office:value-type="float" office:value="-50.279329608938554" table:style-name="ce121">
            <text:p>-50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4">
            <text:p>Fabricação de têxteis</text:p>
          </table:table-cell>
          <table:table-cell office:value-type="float" office:value="21" table:style-name="ce116">
            <text:p><text:s/>21</text:p>
          </table:table-cell>
          <table:table-cell office:value-type="float" office:value="0.48985304408677399" table:style-name="ce152">
            <text:p>0,5<text:s text:c="5"/></text:p>
          </table:table-cell>
          <table:table-cell office:value-type="float" office:value="13" table:style-name="ce153">
            <text:p><text:s/>13</text:p>
          </table:table-cell>
          <table:table-cell office:value-type="float" office:value="0.58217644424540982" table:style-name="ce154">
            <text:p>0,6<text:s text:c="5"/></text:p>
          </table:table-cell>
          <table:table-cell office:value-type="float" office:value="84" table:style-name="ce118">
            <text:p><text:s/>84</text:p>
          </table:table-cell>
          <table:table-cell office:value-type="float" office:value="1.1205976520811098" table:style-name="ce154">
            <text:p>1,1<text:s text:c="5"/></text:p>
          </table:table-cell>
          <table:table-cell office:value-type="float" office:value="8" table:style-name="ce120">
            <text:p>+ 8</text:p>
          </table:table-cell>
          <table:table-cell office:value-type="float" office:value="61.53846153846154" table:style-name="ce121">
            <text:p>+61,5<text:s text:c="3"/></text:p>
          </table:table-cell>
          <table:table-cell office:value-type="float" office:value="-63" table:style-name="ce120">
            <text:p><text:s/>- 63</text:p>
          </table:table-cell>
          <table:table-cell office:value-type="float" office:value="-75" table:style-name="ce121">
            <text:p>-75,0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Indústria do vestuário</text:p>
          </table:table-cell>
          <table:table-cell office:value-type="float" office:value="101" table:style-name="ce116">
            <text:p><text:s/>101</text:p>
          </table:table-cell>
          <table:table-cell office:value-type="float" office:value="2.3559598787030556" table:style-name="ce133">
            <text:p>2,4<text:s text:c="5"/></text:p>
          </table:table-cell>
          <table:table-cell office:value-type="float" office:value="21" table:style-name="ce134">
            <text:p><text:s/>21</text:p>
          </table:table-cell>
          <table:table-cell office:value-type="float" office:value="0.94043887147335425" table:style-name="ce135">
            <text:p>0,9<text:s text:c="5"/></text:p>
          </table:table-cell>
          <table:table-cell office:value-type="float" office:value="269" table:style-name="ce118">
            <text:p><text:s/>269</text:p>
          </table:table-cell>
          <table:table-cell office:value-type="float" office:value="3.5885805763073639" table:style-name="ce135">
            <text:p>3,6<text:s text:c="5"/></text:p>
          </table:table-cell>
          <table:table-cell office:value-type="float" office:value="80" table:style-name="ce120">
            <text:p>+ 80</text:p>
          </table:table-cell>
          <table:table-cell office:value-type="float" office:value="380.95238095238091" table:style-name="ce121">
            <text:p>+381,0<text:s text:c="3"/></text:p>
          </table:table-cell>
          <table:table-cell office:value-type="float" office:value="-168" table:style-name="ce120">
            <text:p><text:s/>- 168</text:p>
          </table:table-cell>
          <table:table-cell office:value-type="float" office:value="-62.45353159851301" table:style-name="ce121">
            <text:p>-62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03" table:style-name="ce116">
            <text:p><text:s/>103</text:p>
          </table:table-cell>
          <table:table-cell office:value-type="float" office:value="2.4026125495684627" table:style-name="ce133">
            <text:p>2,4<text:s text:c="5"/></text:p>
          </table:table-cell>
          <table:table-cell office:value-type="float" office:value="43" table:style-name="ce134">
            <text:p><text:s/>43</text:p>
          </table:table-cell>
          <table:table-cell office:value-type="float" office:value="1.9256605463502015" table:style-name="ce135">
            <text:p>1,9<text:s text:c="5"/></text:p>
          </table:table-cell>
          <table:table-cell office:value-type="float" office:value="123" table:style-name="ce118">
            <text:p><text:s/>123</text:p>
          </table:table-cell>
          <table:table-cell office:value-type="float" office:value="1.6408751334044822" table:style-name="ce135">
            <text:p>1,6<text:s text:c="5"/></text:p>
          </table:table-cell>
          <table:table-cell office:value-type="float" office:value="60" table:style-name="ce120">
            <text:p>+ 60</text:p>
          </table:table-cell>
          <table:table-cell office:value-type="float" office:value="139.53488372093022" table:style-name="ce121">
            <text:p>+139,5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16.260162601626014" table:style-name="ce121">
            <text:p>-16,3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a madeira e da cortiça</text:p>
          </table:table-cell>
          <table:table-cell office:value-type="float" office:value="14" table:style-name="ce116">
            <text:p><text:s/>14</text:p>
          </table:table-cell>
          <table:table-cell office:value-type="float" office:value="0.32656869605784933" table:style-name="ce133">
            <text:p>0,3<text:s text:c="5"/></text:p>
          </table:table-cell>
          <table:table-cell office:value-type="float" office:value="14" table:style-name="ce134">
            <text:p><text:s/>14</text:p>
          </table:table-cell>
          <table:table-cell office:value-type="float" office:value="0.62695924764890276" table:style-name="ce135">
            <text:p>0,6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62700106723585913" table:style-name="ce135">
            <text:p>0,6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70.212765957446805" table:style-name="ce121">
            <text:p>-70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5" table:style-name="ce116">
            <text:p><text:s/>15</text:p>
          </table:table-cell>
          <table:table-cell office:value-type="float" office:value="0.34989503149055284" table:style-name="ce133">
            <text:p>0,3<text:s text:c="5"/></text:p>
          </table:table-cell>
          <table:table-cell office:value-type="float" office:value="5" table:style-name="ce134">
            <text:p><text:s/>5</text:p>
          </table:table-cell>
          <table:table-cell office:value-type="float" office:value="0.22391401701746527" table:style-name="ce135">
            <text:p>0,2<text:s text:c="5"/></text:p>
          </table:table-cell>
          <table:table-cell office:value-type="float" office:value="18" table:style-name="ce118">
            <text:p><text:s/>18</text:p>
          </table:table-cell>
          <table:table-cell office:value-type="float" office:value="0.24012806830309499" table:style-name="ce135">
            <text:p>0,2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200" table:style-name="ce121">
            <text:p>+200,0<text:s text:c="3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16.666666666666664" table:style-name="ce121">
            <text:p>-16,7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44" table:style-name="ce116">
            <text:p><text:s/>44</text:p>
          </table:table-cell>
          <table:table-cell office:value-type="float" office:value="1.0263587590389549" table:style-name="ce133">
            <text:p>1,0<text:s text:c="5"/></text:p>
          </table:table-cell>
          <table:table-cell office:value-type="float" office:value="33" table:style-name="ce134">
            <text:p><text:s/>33</text:p>
          </table:table-cell>
          <table:table-cell office:value-type="float" office:value="1.4778325123152709" table:style-name="ce135">
            <text:p>1,5<text:s text:c="5"/></text:p>
          </table:table-cell>
          <table:table-cell office:value-type="float" office:value="56" table:style-name="ce118">
            <text:p><text:s/>56</text:p>
          </table:table-cell>
          <table:table-cell office:value-type="float" office:value="0.74706510138740656" table:style-name="ce135">
            <text:p>0,7<text:s text:c="5"/></text:p>
          </table:table-cell>
          <table:table-cell office:value-type="float" office:value="11" table:style-name="ce120">
            <text:p>+ 11</text:p>
          </table:table-cell>
          <table:table-cell office:value-type="float" office:value="33.333333333333329" table:style-name="ce121">
            <text:p>+33,3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21.428571428571427" table:style-name="ce121">
            <text:p>-21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31" table:style-name="ce116">
            <text:p><text:s/>31</text:p>
          </table:table-cell>
          <table:table-cell office:value-type="float" office:value="0.72311639841380915" table:style-name="ce133">
            <text:p>0,7<text:s text:c="5"/></text:p>
          </table:table-cell>
          <table:table-cell office:value-type="float" office:value="12" table:style-name="ce134">
            <text:p><text:s/>12</text:p>
          </table:table-cell>
          <table:table-cell office:value-type="float" office:value="0.53739364084191665" table:style-name="ce135">
            <text:p>0,5<text:s text:c="5"/></text:p>
          </table:table-cell>
          <table:table-cell office:value-type="float" office:value="54" table:style-name="ce118">
            <text:p><text:s/>54</text:p>
          </table:table-cell>
          <table:table-cell office:value-type="float" office:value="0.72038420490928501" table:style-name="ce135">
            <text:p>0,7<text:s text:c="5"/></text:p>
          </table:table-cell>
          <table:table-cell office:value-type="float" office:value="19" table:style-name="ce120">
            <text:p>+ 19</text:p>
          </table:table-cell>
          <table:table-cell office:value-type="float" office:value="158.33333333333331" table:style-name="ce121">
            <text:p>+158,3<text:s text:c="3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42.592592592592595" table:style-name="ce121">
            <text:p>-42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41" table:style-name="ce116">
            <text:p><text:s/>141</text:p>
          </table:table-cell>
          <table:table-cell office:value-type="float" office:value="3.2890132960111966" table:style-name="ce133">
            <text:p>3,3<text:s text:c="5"/></text:p>
          </table:table-cell>
          <table:table-cell office:value-type="float" office:value="29" table:style-name="ce134">
            <text:p><text:s/>29</text:p>
          </table:table-cell>
          <table:table-cell office:value-type="float" office:value="1.2987012987012987" table:style-name="ce135">
            <text:p>1,3<text:s text:c="5"/></text:p>
          </table:table-cell>
          <table:table-cell office:value-type="float" office:value="106" table:style-name="ce118">
            <text:p><text:s/>106</text:p>
          </table:table-cell>
          <table:table-cell office:value-type="float" office:value="1.4140875133404482" table:style-name="ce135">
            <text:p>1,4<text:s text:c="5"/></text:p>
          </table:table-cell>
          <table:table-cell office:value-type="float" office:value="112" table:style-name="ce120">
            <text:p>+ 112</text:p>
          </table:table-cell>
          <table:table-cell office:value-type="float" office:value="386.20689655172413" table:style-name="ce121">
            <text:p>+386,2<text:s text:c="3"/></text:p>
          </table:table-cell>
          <table:table-cell office:value-type="float" office:value="35" table:style-name="ce120">
            <text:p>+ 35</text:p>
          </table:table-cell>
          <table:table-cell office:value-type="float" office:value="33.018867924528301" table:style-name="ce121">
            <text:p>+33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4" table:style-name="ce116">
            <text:p><text:s/>24</text:p>
          </table:table-cell>
          <table:table-cell office:value-type="float" office:value="0.55983205038488448" table:style-name="ce133">
            <text:p>0,6<text:s text:c="5"/></text:p>
          </table:table-cell>
          <table:table-cell office:value-type="float" office:value="10" table:style-name="ce134">
            <text:p><text:s/>10</text:p>
          </table:table-cell>
          <table:table-cell office:value-type="float" office:value="0.44782803403493054" table:style-name="ce135">
            <text:p>0,4<text:s text:c="5"/></text:p>
          </table:table-cell>
          <table:table-cell office:value-type="float" office:value="58" table:style-name="ce118">
            <text:p><text:s/>58</text:p>
          </table:table-cell>
          <table:table-cell office:value-type="float" office:value="0.77374599786552833" table:style-name="ce135">
            <text:p>0,8<text:s text:c="5"/></text:p>
          </table:table-cell>
          <table:table-cell office:value-type="float" office:value="14" table:style-name="ce120">
            <text:p>+ 14</text:p>
          </table:table-cell>
          <table:table-cell office:value-type="float" office:value="140" table:style-name="ce121">
            <text:p>+140,0<text:s text:c="3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58.620689655172406" table:style-name="ce121">
            <text:p>-58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18" table:style-name="ce116">
            <text:p><text:s/>18</text:p>
          </table:table-cell>
          <table:table-cell office:value-type="float" office:value="0.41987403778866339" table:style-name="ce133">
            <text:p>0,4<text:s text:c="5"/></text:p>
          </table:table-cell>
          <table:table-cell office:value-type="float" office:value="12" table:style-name="ce134">
            <text:p><text:s/>12</text:p>
          </table:table-cell>
          <table:table-cell office:value-type="float" office:value="0.53739364084191665" table:style-name="ce135">
            <text:p>0,5<text:s text:c="5"/></text:p>
          </table:table-cell>
          <table:table-cell office:value-type="float" office:value="77" table:style-name="ce118">
            <text:p><text:s/>77</text:p>
          </table:table-cell>
          <table:table-cell office:value-type="float" office:value="1.0272145144076841" table:style-name="ce135">
            <text:p>1,0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50" table:style-name="ce121">
            <text:p>+50,0<text:s text:c="3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76.623376623376629" table:style-name="ce121">
            <text:p>-76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65" table:style-name="ce116">
            <text:p><text:s/>65</text:p>
          </table:table-cell>
          <table:table-cell office:value-type="float" office:value="1.5162118031257288" table:style-name="ce133">
            <text:p>1,5<text:s text:c="5"/></text:p>
          </table:table-cell>
          <table:table-cell office:value-type="float" office:value="42" table:style-name="ce134">
            <text:p><text:s/>42</text:p>
          </table:table-cell>
          <table:table-cell office:value-type="float" office:value="1.8808777429467085" table:style-name="ce135">
            <text:p>1,9<text:s text:c="5"/></text:p>
          </table:table-cell>
          <table:table-cell office:value-type="float" office:value="109" table:style-name="ce118">
            <text:p><text:s/>109</text:p>
          </table:table-cell>
          <table:table-cell office:value-type="float" office:value="1.4541088580576309" table:style-name="ce135">
            <text:p>1,5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54.761904761904766" table:style-name="ce121">
            <text:p>+54,8<text:s text:c="3"/></text:p>
          </table:table-cell>
          <table:table-cell office:value-type="float" office:value="-44" table:style-name="ce120">
            <text:p><text:s/>- 44</text:p>
          </table:table-cell>
          <table:table-cell office:value-type="float" office:value="-40.366972477064223" table:style-name="ce121">
            <text:p>-40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5" table:style-name="ce116">
            <text:p><text:s/>15</text:p>
          </table:table-cell>
          <table:table-cell office:value-type="float" office:value="0.34989503149055284" table:style-name="ce133">
            <text:p>0,3<text:s text:c="5"/></text:p>
          </table:table-cell>
          <table:table-cell office:value-type="float" office:value="18" table:style-name="ce134">
            <text:p><text:s/>18</text:p>
          </table:table-cell>
          <table:table-cell office:value-type="float" office:value="0.80609046126287509" table:style-name="ce135">
            <text:p>0,8<text:s text:c="5"/></text:p>
          </table:table-cell>
          <table:table-cell office:value-type="float" office:value="82" table:style-name="ce118">
            <text:p><text:s/>82</text:p>
          </table:table-cell>
          <table:table-cell office:value-type="float" office:value="1.0939167556029883" table:style-name="ce135">
            <text:p>1,1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16.666666666666664" table:style-name="ce121">
            <text:p>-16,7<text:s text:c="3"/></text:p>
          </table:table-cell>
          <table:table-cell office:value-type="float" office:value="-67" table:style-name="ce120">
            <text:p><text:s/>- 67</text:p>
          </table:table-cell>
          <table:table-cell office:value-type="float" office:value="-81.707317073170728" table:style-name="ce121">
            <text:p>-8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6">
            <text:p>Construção</text:p>
          </table:table-cell>
          <table:table-cell office:value-type="float" office:value="324" table:style-name="ce116">
            <text:p><text:s/>324</text:p>
          </table:table-cell>
          <table:table-cell office:value-type="float" office:value="7.5577326801959419" table:style-name="ce133">
            <text:p>7,6<text:s text:c="5"/></text:p>
          </table:table-cell>
          <table:table-cell office:value-type="float" office:value="117" table:style-name="ce134">
            <text:p><text:s/>117</text:p>
          </table:table-cell>
          <table:table-cell office:value-type="float" office:value="5.2395879982086875" table:style-name="ce135">
            <text:p>5,2<text:s text:c="5"/></text:p>
          </table:table-cell>
          <table:table-cell office:value-type="float" office:value="363" table:style-name="ce118">
            <text:p><text:s/>363</text:p>
          </table:table-cell>
          <table:table-cell office:value-type="float" office:value="4.842582710779082" table:style-name="ce135">
            <text:p>4,8<text:s text:c="5"/></text:p>
          </table:table-cell>
          <table:table-cell office:value-type="float" office:value="207" table:style-name="ce120">
            <text:p>+ 207</text:p>
          </table:table-cell>
          <table:table-cell office:value-type="float" office:value="176.92307692307691" table:style-name="ce121">
            <text:p>+176,9<text:s text:c="3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10.743801652892563" table:style-name="ce121">
            <text:p>-10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2">
            <text:p>Serviços</text:p>
          </table:table-cell>
          <table:table-cell office:value-type="float" office:value="2946" table:style-name="ce127">
            <text:p>2 946</text:p>
          </table:table-cell>
          <table:table-cell office:value-type="float" office:value="68.719384184744584" table:style-name="ce128">
            <text:p>68,7<text:s text:c="5"/></text:p>
          </table:table-cell>
          <table:table-cell office:value-type="float" office:value="1611" table:style-name="ce129">
            <text:p>1 611</text:p>
          </table:table-cell>
          <table:table-cell office:value-type="float" office:value="72.145096283027328" table:style-name="ce130">
            <text:p>72,1<text:s text:c="5"/></text:p>
          </table:table-cell>
          <table:table-cell office:value-type="float" office:value="5416" table:style-name="ce129">
            <text:p>5 416</text:p>
          </table:table-cell>
          <table:table-cell office:value-type="float" office:value="72.251867662753469" table:style-name="ce130">
            <text:p>72,3<text:s text:c="5"/></text:p>
          </table:table-cell>
          <table:table-cell office:value-type="float" office:value="1335" table:style-name="ce113">
            <text:p>+1 335</text:p>
          </table:table-cell>
          <table:table-cell office:value-type="float" office:value="82.86778398510242" table:style-name="ce114">
            <text:p>+82,9<text:s text:c="3"/></text:p>
          </table:table-cell>
          <table:table-cell office:value-type="float" office:value="-2470" table:style-name="ce113">
            <text:p><text:s/>-2 470</text:p>
          </table:table-cell>
          <table:table-cell office:value-type="float" office:value="-45.605612998522894" table:style-name="ce114">
            <text:p>-45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35" table:style-name="ce116">
            <text:p><text:s/>35</text:p>
          </table:table-cell>
          <table:table-cell office:value-type="float" office:value="0.81642174014462332" table:style-name="ce133">
            <text:p>0,8<text:s text:c="5"/></text:p>
          </table:table-cell>
          <table:table-cell office:value-type="float" office:value="26" table:style-name="ce134">
            <text:p><text:s/>26</text:p>
          </table:table-cell>
          <table:table-cell office:value-type="float" office:value="1.1643528884908196" table:style-name="ce135">
            <text:p>1,2<text:s text:c="5"/></text:p>
          </table:table-cell>
          <table:table-cell office:value-type="float" office:value="103" table:style-name="ce134">
            <text:p><text:s/>103</text:p>
          </table:table-cell>
          <table:table-cell office:value-type="float" office:value="1.3740661686232658" table:style-name="ce135">
            <text:p>1,4<text:s text:c="5"/></text:p>
          </table:table-cell>
          <table:table-cell office:value-type="float" office:value="9" table:style-name="ce120">
            <text:p>+ 9</text:p>
          </table:table-cell>
          <table:table-cell office:value-type="float" office:value="34.615384615384613" table:style-name="ce121">
            <text:p>+34,6<text:s text:c="3"/></text:p>
          </table:table-cell>
          <table:table-cell office:value-type="float" office:value="-68" table:style-name="ce120">
            <text:p><text:s/>- 68</text:p>
          </table:table-cell>
          <table:table-cell office:value-type="float" office:value="-66.019417475728162" table:style-name="ce121">
            <text:p>-66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3">
            <text:p>Comércio por grosso e a retalho</text:p>
          </table:table-cell>
          <table:table-cell office:value-type="float" office:value="475" table:style-name="ce116">
            <text:p><text:s/>475</text:p>
          </table:table-cell>
          <table:table-cell office:value-type="float" office:value="11.080009330534173" table:style-name="ce133">
            <text:p>11,1<text:s text:c="5"/></text:p>
          </table:table-cell>
          <table:table-cell office:value-type="float" office:value="200" table:style-name="ce134">
            <text:p><text:s/>200</text:p>
          </table:table-cell>
          <table:table-cell office:value-type="float" office:value="8.9565606806986118" table:style-name="ce135">
            <text:p>9,0<text:s text:c="5"/></text:p>
          </table:table-cell>
          <table:table-cell office:value-type="float" office:value="907" table:style-name="ce134">
            <text:p><text:s/>907</text:p>
          </table:table-cell>
          <table:table-cell office:value-type="float" office:value="12.099786552828174" table:style-name="ce135">
            <text:p>12,1<text:s text:c="5"/></text:p>
          </table:table-cell>
          <table:table-cell office:value-type="float" office:value="275" table:style-name="ce120">
            <text:p>+ 275</text:p>
          </table:table-cell>
          <table:table-cell office:value-type="float" office:value="137.5" table:style-name="ce121">
            <text:p>+137,5<text:s text:c="3"/></text:p>
          </table:table-cell>
          <table:table-cell office:value-type="float" office:value="-432" table:style-name="ce120">
            <text:p><text:s/>- 432</text:p>
          </table:table-cell>
          <table:table-cell office:value-type="float" office:value="-47.629547960308713" table:style-name="ce121">
            <text:p>-47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6">
            <text:p>Transportes e armazenagem</text:p>
          </table:table-cell>
          <table:table-cell office:value-type="float" office:value="45" table:style-name="ce116">
            <text:p><text:s/>45</text:p>
          </table:table-cell>
          <table:table-cell office:value-type="float" office:value="1.0496850944716585" table:style-name="ce152">
            <text:p>1,0<text:s text:c="5"/></text:p>
          </table:table-cell>
          <table:table-cell office:value-type="float" office:value="17" table:style-name="ce134">
            <text:p><text:s/>17</text:p>
          </table:table-cell>
          <table:table-cell office:value-type="float" office:value="0.76130765785938204" table:style-name="ce154">
            <text:p>0,8<text:s text:c="5"/></text:p>
          </table:table-cell>
          <table:table-cell office:value-type="float" office:value="180" table:style-name="ce134">
            <text:p><text:s/>180</text:p>
          </table:table-cell>
          <table:table-cell office:value-type="float" office:value="2.4012806830309499" table:style-name="ce154">
            <text:p>2,4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164.70588235294116" table:style-name="ce121">
            <text:p>+164,7<text:s text:c="3"/></text:p>
          </table:table-cell>
          <table:table-cell office:value-type="float" office:value="-135" table:style-name="ce120">
            <text:p><text:s/>- 135</text:p>
          </table:table-cell>
          <table:table-cell office:value-type="float" office:value="-75" table:style-name="ce121">
            <text:p>-75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6">
            <text:p>Alojamento, restauração e similares</text:p>
          </table:table-cell>
          <table:table-cell office:value-type="float" office:value="101" table:style-name="ce116">
            <text:p><text:s/>101</text:p>
          </table:table-cell>
          <table:table-cell office:value-type="float" office:value="2.3559598787030556" table:style-name="ce133">
            <text:p>2,4<text:s text:c="5"/></text:p>
          </table:table-cell>
          <table:table-cell office:value-type="float" office:value="32" table:style-name="ce134">
            <text:p><text:s/>32</text:p>
          </table:table-cell>
          <table:table-cell office:value-type="float" office:value="1.4330497089117777" table:style-name="ce135">
            <text:p>1,4<text:s text:c="5"/></text:p>
          </table:table-cell>
          <table:table-cell office:value-type="float" office:value="947" table:style-name="ce134">
            <text:p><text:s/>947</text:p>
          </table:table-cell>
          <table:table-cell office:value-type="float" office:value="12.63340448239061" table:style-name="ce135">
            <text:p>12,6<text:s text:c="5"/></text:p>
          </table:table-cell>
          <table:table-cell office:value-type="float" office:value="69" table:style-name="ce120">
            <text:p>+ 69</text:p>
          </table:table-cell>
          <table:table-cell office:value-type="float" office:value="215.625" table:style-name="ce121">
            <text:p>+215,6<text:s text:c="3"/></text:p>
          </table:table-cell>
          <table:table-cell office:value-type="float" office:value="-846" table:style-name="ce120">
            <text:p><text:s/>- 846</text:p>
          </table:table-cell>
          <table:table-cell office:value-type="float" office:value="-89.334741288278778" table:style-name="ce121">
            <text:p>-89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94" table:style-name="ce116">
            <text:p><text:s/>94</text:p>
          </table:table-cell>
          <table:table-cell office:value-type="float" office:value="2.1926755306741312" table:style-name="ce133">
            <text:p>2,2<text:s text:c="5"/></text:p>
          </table:table-cell>
          <table:table-cell office:value-type="float" office:value="90" table:style-name="ce134">
            <text:p><text:s/>90</text:p>
          </table:table-cell>
          <table:table-cell office:value-type="float" office:value="4.030452306314376" table:style-name="ce135">
            <text:p>4,0<text:s text:c="5"/></text:p>
          </table:table-cell>
          <table:table-cell office:value-type="float" office:value="122" table:style-name="ce134">
            <text:p><text:s/>122</text:p>
          </table:table-cell>
          <table:table-cell office:value-type="float" office:value="1.6275346851654215" table:style-name="ce135">
            <text:p>1,6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4.4444444444444446" table:style-name="ce121">
            <text:p>+4,4<text:s text:c="3"/></text:p>
          </table:table-cell>
          <table:table-cell office:value-type="float" office:value="-28" table:style-name="ce120">
            <text:p><text:s/>- 28</text:p>
          </table:table-cell>
          <table:table-cell office:value-type="float" office:value="-22.950819672131146" table:style-name="ce121">
            <text:p>-23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financeiras e de seguros</text:p>
          </table:table-cell>
          <table:table-cell office:value-type="float" office:value="16" table:style-name="ce116">
            <text:p><text:s/>16</text:p>
          </table:table-cell>
          <table:table-cell office:value-type="float" office:value="0.37322136692325636" table:style-name="ce133">
            <text:p>0,4<text:s text:c="5"/></text:p>
          </table:table-cell>
          <table:table-cell office:value-type="float" office:value="13" table:style-name="ce134">
            <text:p><text:s/>13</text:p>
          </table:table-cell>
          <table:table-cell office:value-type="float" office:value="0.58217644424540982" table:style-name="ce135">
            <text:p>0,6<text:s text:c="5"/></text:p>
          </table:table-cell>
          <table:table-cell office:value-type="float" office:value="36" table:style-name="ce134">
            <text:p><text:s/>36</text:p>
          </table:table-cell>
          <table:table-cell office:value-type="float" office:value="0.48025613660618999" table:style-name="ce135">
            <text:p>0,5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23.076923076923077" table:style-name="ce121">
            <text:p>+23,1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55.555555555555557" table:style-name="ce121">
            <text:p>-55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550" table:style-name="ce116">
            <text:p>1 550</text:p>
          </table:table-cell>
          <table:table-cell office:value-type="float" office:value="36.155819920690455" table:style-name="ce133">
            <text:p>36,2<text:s text:c="5"/></text:p>
          </table:table-cell>
          <table:table-cell office:value-type="float" office:value="785" table:style-name="ce134">
            <text:p><text:s/>785</text:p>
          </table:table-cell>
          <table:table-cell office:value-type="float" office:value="35.154500671742049" table:style-name="ce135">
            <text:p>35,2<text:s text:c="5"/></text:p>
          </table:table-cell>
          <table:table-cell office:value-type="float" office:value="1929" table:style-name="ce134">
            <text:p>1 929</text:p>
          </table:table-cell>
          <table:table-cell office:value-type="float" office:value="25.733724653148343" table:style-name="ce135">
            <text:p>25,7<text:s text:c="5"/></text:p>
          </table:table-cell>
          <table:table-cell office:value-type="float" office:value="765" table:style-name="ce120">
            <text:p>+ 765</text:p>
          </table:table-cell>
          <table:table-cell office:value-type="float" office:value="97.452229299363054" table:style-name="ce121">
            <text:p>+97,5<text:s text:c="3"/></text:p>
          </table:table-cell>
          <table:table-cell office:value-type="float" office:value="-379" table:style-name="ce120">
            <text:p><text:s/>- 379</text:p>
          </table:table-cell>
          <table:table-cell office:value-type="float" office:value="-19.64748574390876" table:style-name="ce121">
            <text:p>-19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190" table:style-name="ce116">
            <text:p><text:s/>190</text:p>
          </table:table-cell>
          <table:table-cell office:value-type="float" office:value="4.4320037322136692" table:style-name="ce133">
            <text:p>4,4<text:s text:c="5"/></text:p>
          </table:table-cell>
          <table:table-cell office:value-type="float" office:value="133" table:style-name="ce134">
            <text:p><text:s/>133</text:p>
          </table:table-cell>
          <table:table-cell office:value-type="float" office:value="5.9561128526645764" table:style-name="ce135">
            <text:p>6,0<text:s text:c="5"/></text:p>
          </table:table-cell>
          <table:table-cell office:value-type="float" office:value="295" table:style-name="ce134">
            <text:p><text:s/>295</text:p>
          </table:table-cell>
          <table:table-cell office:value-type="float" office:value="3.9354322305229457" table:style-name="ce135">
            <text:p>3,9<text:s text:c="5"/></text:p>
          </table:table-cell>
          <table:table-cell office:value-type="float" office:value="57" table:style-name="ce120">
            <text:p>+ 57</text:p>
          </table:table-cell>
          <table:table-cell office:value-type="float" office:value="42.857142857142854" table:style-name="ce121">
            <text:p>+42,9<text:s text:c="3"/></text:p>
          </table:table-cell>
          <table:table-cell office:value-type="float" office:value="-105" table:style-name="ce120">
            <text:p><text:s/>- 105</text:p>
          </table:table-cell>
          <table:table-cell office:value-type="float" office:value="-35.593220338983052" table:style-name="ce121">
            <text:p>-35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349" table:style-name="ce116">
            <text:p><text:s/>349</text:p>
          </table:table-cell>
          <table:table-cell office:value-type="float" office:value="8.1408910660135287" table:style-name="ce133">
            <text:p>8,1<text:s text:c="5"/></text:p>
          </table:table-cell>
          <table:table-cell office:value-type="float" office:value="263" table:style-name="ce134">
            <text:p><text:s/>263</text:p>
          </table:table-cell>
          <table:table-cell office:value-type="float" office:value="11.777877295118675" table:style-name="ce135">
            <text:p>11,8<text:s text:c="5"/></text:p>
          </table:table-cell>
          <table:table-cell office:value-type="float" office:value="704" table:style-name="ce134">
            <text:p><text:s/>704</text:p>
          </table:table-cell>
          <table:table-cell office:value-type="float" office:value="9.3916755602988253" table:style-name="ce135">
            <text:p>9,4<text:s text:c="5"/></text:p>
          </table:table-cell>
          <table:table-cell office:value-type="float" office:value="86" table:style-name="ce120">
            <text:p>+ 86</text:p>
          </table:table-cell>
          <table:table-cell office:value-type="float" office:value="32.699619771863119" table:style-name="ce121">
            <text:p>+32,7<text:s text:c="3"/></text:p>
          </table:table-cell>
          <table:table-cell office:value-type="float" office:value="-355" table:style-name="ce120">
            <text:p><text:s/>- 355</text:p>
          </table:table-cell>
          <table:table-cell office:value-type="float" office:value="-50.426136363636367" table:style-name="ce121">
            <text:p>-50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Outras atividades de serviços</text:p>
          </table:table-cell>
          <table:table-cell office:value-type="float" office:value="91" table:style-name="ce116">
            <text:p><text:s/>91</text:p>
          </table:table-cell>
          <table:table-cell office:value-type="float" office:value="2.1226965243760207" table:style-name="ce133">
            <text:p>2,1<text:s text:c="5"/></text:p>
          </table:table-cell>
          <table:table-cell office:value-type="float" office:value="52" table:style-name="ce134">
            <text:p><text:s/>52</text:p>
          </table:table-cell>
          <table:table-cell office:value-type="float" office:value="2.3287057769816393" table:style-name="ce135">
            <text:p>2,3<text:s text:c="5"/></text:p>
          </table:table-cell>
          <table:table-cell office:value-type="float" office:value="193" table:style-name="ce134">
            <text:p><text:s/>193</text:p>
          </table:table-cell>
          <table:table-cell office:value-type="float" office:value="2.5747065101387405" table:style-name="ce135">
            <text:p>2,6<text:s text:c="5"/></text:p>
          </table:table-cell>
          <table:table-cell office:value-type="float" office:value="39" table:style-name="ce120">
            <text:p>+ 39</text:p>
          </table:table-cell>
          <table:table-cell office:value-type="float" office:value="75" table:style-name="ce121">
            <text:p>+75,0<text:s text:c="3"/></text:p>
          </table:table-cell>
          <table:table-cell office:value-type="float" office:value="-102" table:style-name="ce120">
            <text:p><text:s/>- 102</text:p>
          </table:table-cell>
          <table:table-cell office:value-type="float" office:value="-52.849740932642483" table:style-name="ce121">
            <text:p>-52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253">
            <text:p>+0,0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253">
            <text:p>+0,0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Emília Josué;Ana Paula Brito</meta:initial-creator>
    <dc:creator>João Alface</dc:creator>
    <meta:creation-date>2014-01-15T09:56:08Z</meta:creation-date>
    <dc:date>2020-06-09T16:45:02Z</dc:date>
    <meta:print-date>2020-06-09T16:40:16Z</meta:print-date>
  </office:meta>
</office:document-meta>
</file>